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2F000036B100002473864CE381.svm"/>
  <manifest:file-entry manifest:media-type="" manifest:full-path="Pictures/2000013200003715000024EB61E2956A.svm"/>
  <manifest:file-entry manifest:media-type="" manifest:full-path="Pictures/200000070000D9E700001D064D591DCD.svm"/>
  <manifest:file-entry manifest:media-type="" manifest:full-path="Pictures/200000F50000367F00002491A37718A3.svm"/>
  <manifest:file-entry manifest:media-type="" manifest:full-path="Pictures/2000018F000054570000112B981CA680.svm"/>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ymbol1" svg:font-family="Symbol" style:font-adornments="Normal" style:font-family-generic="roman" style:font-pitch="variable" style:font-charset="x-symbol"/>
    <style:font-face style:name="StarSymbol1" svg:font-family="Star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Futura Lt BT" svg:font-family="'Futura Lt BT', 'Century Gothic'" style:font-family-generic="swiss" style:font-pitch="variable"/>
  </office:font-face-decls>
  <office:automatic-styles>
    <style:style style:name="Table1" style:family="table">
      <style:table-properties style:width="13.981cm" table:align="left" style:writing-mode="lr-tb"/>
    </style:style>
    <style:style style:name="Table1.A" style:family="table-column">
      <style:table-column-properties style:column-width="1.667cm"/>
    </style:style>
    <style:style style:name="Table1.B" style:family="table-column">
      <style:table-column-properties style:column-width="1.773cm"/>
    </style:style>
    <style:style style:name="Table1.C" style:family="table-column">
      <style:table-column-properties style:column-width="1.349cm"/>
    </style:style>
    <style:style style:name="Table1.D" style:family="table-column">
      <style:table-column-properties style:column-width="9.192cm"/>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4" style:family="table">
      <style:table-properties style:width="14cm" table:align="margins" style:writing-mode="lr-tb"/>
    </style:style>
    <style:style style:name="Table4.A" style:family="table-column">
      <style:table-column-properties style:column-width="3.064cm" style:rel-column-width="14342*"/>
    </style:style>
    <style:style style:name="Table4.B" style:family="table-column">
      <style:table-column-properties style:column-width="8.885cm" style:rel-column-width="41589*"/>
    </style:style>
    <style:style style:name="Table4.C" style:family="table-column">
      <style:table-column-properties style:column-width="2.051cm" style:rel-column-width="9604*"/>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3" style:family="table">
      <style:table-properties style:width="14cm" table:align="margins" style:writing-mode="lr-tb"/>
    </style:style>
    <style:style style:name="Table3.A" style:family="table-column">
      <style:table-column-properties style:column-width="1.002cm" style:rel-column-width="4689*"/>
    </style:style>
    <style:style style:name="Table3.B" style:family="table-column">
      <style:table-column-properties style:column-width="12.998cm" style:rel-column-width="60846*"/>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color="#ff0000" fo:font-weight="bold" style:font-weight-asian="bold" style:font-weight-complex="bold"/>
    </style:style>
    <style:style style:name="P2" style:family="paragraph" style:parent-style-name="Text_20_body">
      <style:paragraph-properties fo:margin-top="0cm" fo:margin-bottom="0.499cm"/>
    </style:style>
    <style:style style:name="P3" style:family="paragraph" style:parent-style-name="Text_20_body">
      <style:paragraph-properties fo:margin-top="0cm" fo:margin-bottom="0.499cm"/>
      <style:text-properties fo:language="de" fo:country="DE"/>
    </style:style>
    <style:style style:name="P4" style:family="paragraph" style:parent-style-name="Text_20_body">
      <style:paragraph-properties fo:margin-top="0cm" fo:margin-bottom="0.499cm" fo:text-align="justify" style:justify-single-word="false" fo:orphans="2" fo:widows="2">
        <style:tab-stops>
          <style:tab-stop style:position="3cm" style:type="right"/>
          <style:tab-stop style:position="3.501cm" style:type="right"/>
        </style:tab-stops>
      </style:paragraph-properties>
      <style:text-properties fo:language="de" fo:country="DE"/>
    </style:style>
    <style:style style:name="P5" style:family="paragraph" style:parent-style-name="Text_20_body">
      <style:paragraph-properties fo:margin-top="0cm" fo:margin-bottom="0.499cm" fo:text-align="justify" style:justify-single-word="false" fo:orphans="2" fo:widows="2">
        <style:tab-stops>
          <style:tab-stop style:position="3cm" style:type="right"/>
          <style:tab-stop style:position="3.501cm" style:type="right"/>
        </style:tab-stops>
      </style:paragraph-properties>
      <style:text-properties style:use-window-font-color="true" style:font-name="Arial" fo:font-size="16pt" fo:language="it" fo:country="IT" fo:font-weight="bold" style:font-name-asian="Times New Roman" style:font-size-asian="10pt" style:font-name-complex="Times New Roman" style:font-size-complex="10pt" style:language-complex="he" style:country-complex="IL"/>
    </style:style>
    <style:style style:name="P6" style:family="paragraph" style:parent-style-name="Text_20_body">
      <style:paragraph-properties fo:margin-top="0cm" fo:margin-bottom="0.499cm" fo:text-align="justify" style:justify-single-word="false" fo:orphans="2" fo:widows="2">
        <style:tab-stops>
          <style:tab-stop style:position="3cm" style:type="right"/>
          <style:tab-stop style:position="3.501cm" style:type="right"/>
        </style:tab-stops>
      </style:paragraph-properties>
      <style:text-properties style:use-window-font-color="true" style:font-name="Arial" fo:font-size="10pt" fo:language="de" fo:country="DE" fo:font-style="italic" style:font-name-asian="Times New Roman" style:font-size-asian="10pt" style:font-style-asian="italic" style:font-name-complex="Times New Roman" style:font-size-complex="10pt" style:language-complex="he" style:country-complex="IL" style:font-style-complex="italic"/>
    </style:style>
    <style:style style:name="P7" style:family="paragraph" style:parent-style-name="Text_20_body">
      <style:paragraph-properties fo:margin-top="0cm" fo:margin-bottom="0.499cm" fo:text-align="justify" style:justify-single-word="false" fo:orphans="2" fo:widows="2">
        <style:tab-stops>
          <style:tab-stop style:position="3cm" style:type="right"/>
          <style:tab-stop style:position="3.501cm" style:type="right"/>
        </style:tab-stops>
      </style:paragraph-properties>
    </style:style>
    <style:style style:name="P8" style:family="paragraph" style:parent-style-name="Text_20_body">
      <style:paragraph-properties fo:margin-top="0cm" fo:margin-bottom="0.499cm"/>
      <style:text-properties fo:language="fr" fo:country="FR"/>
    </style:style>
    <style:style style:name="P9" style:family="paragraph" style:parent-style-name="Standard">
      <style:paragraph-properties fo:margin-left="0cm" fo:margin-right="0cm" fo:line-height="150%" fo:text-align="center" style:justify-single-word="false" fo:text-indent="0cm" style:auto-text-indent="false" style:text-autospace="none" style:vertical-align="auto"/>
      <style:text-properties style:font-name="Arial" fo:font-size="20pt" fo:language="en" fo:country="GB" fo:font-weight="bold" style:font-name-asian="Arial" style:font-size-asian="20pt" style:language-asian="de" style:country-asian="DE" style:font-weight-asian="bold" style:font-name-complex="Arial" style:font-size-complex="20pt" style:font-weight-complex="bold"/>
    </style:style>
    <style:style style:name="P10" style:family="paragraph" style:parent-style-name="Standard">
      <style:paragraph-properties fo:margin-left="0cm" fo:margin-right="0cm" fo:text-align="center" style:justify-single-word="false" fo:text-indent="0cm" style:auto-text-indent="false" style:text-autospace="none" style:vertical-align="auto"/>
      <style:text-properties style:font-name="Arial" fo:font-size="12pt" fo:language="en" fo:country="US" fo:font-style="normal" style:text-underline-style="solid" style:text-underline-width="auto" style:text-underline-color="font-color" style:font-name-asian="Arial" style:font-size-asian="12pt" style:language-asian="de" style:country-asian="DE" style:font-style-asian="normal" style:font-name-complex="Arial" style:font-size-complex="12pt" style:font-style-complex="normal"/>
    </style:style>
    <style:style style:name="P11" style:family="paragraph" style:parent-style-name="Text_20_body">
      <style:paragraph-properties fo:margin-left="0cm" fo:margin-right="0cm" fo:text-indent="0cm" style:auto-text-indent="false"/>
    </style:style>
    <style:style style:name="P12" style:family="paragraph" style:parent-style-name="Text_20_body">
      <style:paragraph-properties fo:margin-left="0cm" fo:margin-right="0cm" fo:text-indent="0cm" style:auto-text-indent="false"/>
      <style:text-properties fo:background-color="transparent"/>
    </style:style>
    <style:style style:name="P13" style:family="paragraph" style:parent-style-name="Text_20_body">
      <style:paragraph-properties fo:margin-left="0cm" fo:margin-right="0cm" fo:text-indent="0cm" style:auto-text-indent="false"/>
      <style:text-properties fo:font-weight="normal" fo:background-color="transparent" style:font-weight-asian="normal" style:font-weight-complex="normal"/>
    </style:style>
    <style:style style:name="P14" style:family="paragraph" style:parent-style-name="Text_20_body">
      <style:paragraph-properties fo:margin-left="0cm" fo:margin-right="0cm" fo:text-indent="0cm" style:auto-text-indent="false"/>
      <style:text-properties fo:font-style="normal" fo:font-weight="normal" fo:background-color="transparent" style:font-style-asian="normal" style:font-weight-asian="normal" style:font-style-complex="normal" style:font-weight-complex="normal"/>
    </style:style>
    <style:style style:name="P15" style:family="paragraph" style:parent-style-name="Text_20_body">
      <style:paragraph-properties fo:margin-left="0cm" fo:margin-right="0cm" fo:text-indent="0cm" style:auto-text-indent="false"/>
      <style:text-properties fo:font-weight="bold" fo:background-color="transparent" style:font-weight-asian="bold" style:font-weight-complex="bold"/>
    </style:style>
    <style:style style:name="P16" style:family="paragraph" style:parent-style-name="Text_20_body">
      <style:text-properties fo:background-color="#00ffff"/>
    </style:style>
    <style:style style:name="P17" style:family="paragraph" style:parent-style-name="Text_20_body">
      <style:text-properties fo:font-size="9pt" style:font-size-asian="9pt" style:font-size-complex="9pt"/>
    </style:style>
    <style:style style:name="P18" style:family="paragraph" style:parent-style-name="Text_20_body">
      <style:text-properties fo:font-size="9pt" fo:font-style="italic" style:font-size-asian="9pt" style:font-style-asian="italic" style:font-size-complex="9pt" style:font-style-complex="italic"/>
    </style:style>
    <style:style style:name="P19" style:family="paragraph" style:parent-style-name="Text_20_body">
      <style:paragraph-properties fo:text-align="start" style:justify-single-word="false"/>
    </style:style>
    <style:style style:name="P20" style:family="paragraph" style:parent-style-name="Text_20_body">
      <style:text-properties fo:language="en" fo:country="GB"/>
    </style:style>
    <style:style style:name="P21" style:family="paragraph" style:parent-style-name="Text_20_body">
      <style:text-properties fo:language="en" fo:country="GB" fo:font-style="italic" style:font-style-asian="italic" style:font-style-complex="italic"/>
    </style:style>
    <style:style style:name="P22" style:family="paragraph" style:parent-style-name="Text_20_body">
      <style:text-properties fo:language="en" fo:country="GB" fo:font-style="normal" style:font-style-asian="normal" style:font-style-complex="normal"/>
    </style:style>
    <style:style style:name="P23" style:family="paragraph" style:parent-style-name="Text_20_body">
      <style:text-properties fo:language="en" fo:country="GB" fo:background-color="#ffff00"/>
    </style:style>
    <style:style style:name="P24" style:family="paragraph" style:parent-style-name="Text_20_body">
      <style:text-properties fo:language="en" fo:country="GB" fo:font-weight="bold" style:font-weight-asian="bold" style:font-weight-complex="bold"/>
    </style:style>
    <style:style style:name="P25" style:family="paragraph" style:parent-style-name="Text_20_body">
      <style:text-properties fo:font-style="italic" style:font-style-asian="italic" style:font-style-complex="italic"/>
    </style:style>
    <style:style style:name="P26" style:family="paragraph" style:parent-style-name="Text_20_body">
      <style:paragraph-properties fo:text-align="start" style:justify-single-word="false"/>
      <style:text-properties fo:font-style="italic" style:font-style-asian="italic" style:font-style-complex="italic"/>
    </style:style>
    <style:style style:name="P27" style:family="paragraph" style:parent-style-name="Text_20_body">
      <style:paragraph-properties fo:text-align="start" style:justify-single-word="false"/>
      <style:text-properties fo:font-style="italic" fo:font-weight="bold" style:font-style-asian="italic" style:font-weight-asian="bold" style:font-style-complex="italic" style:font-weight-complex="bold"/>
    </style:style>
    <style:style style:name="P28" style:family="paragraph" style:parent-style-name="Text_20_body">
      <style:text-properties fo:font-style="italic" fo:background-color="transparent" style:font-style-asian="italic" style:font-style-complex="italic"/>
    </style:style>
    <style:style style:name="P29" style:family="paragraph" style:parent-style-name="Text_20_body">
      <style:text-properties fo:font-style="italic" fo:background-color="#ffff00" style:font-style-asian="italic" style:font-style-complex="italic"/>
    </style:style>
    <style:style style:name="P30" style:family="paragraph" style:parent-style-name="Text_20_body">
      <style:text-properties fo:background-color="#ffff00"/>
    </style:style>
    <style:style style:name="P31" style:family="paragraph" style:parent-style-name="Text_20_body">
      <style:paragraph-properties fo:text-align="start" style:justify-single-word="false"/>
      <style:text-properties fo:background-color="#ffff00"/>
    </style:style>
    <style:style style:name="P32" style:family="paragraph" style:parent-style-name="Text_20_body">
      <style:text-properties fo:font-weight="bold" style:font-weight-asian="bold" style:font-weight-complex="bold"/>
    </style:style>
    <style:style style:name="P33" style:family="paragraph" style:parent-style-name="Text_20_body">
      <style:paragraph-properties fo:text-align="start" style:justify-single-word="false"/>
      <style:text-properties fo:font-weight="bold" style:font-weight-asian="bold" style:font-weight-complex="bold"/>
    </style:style>
    <style:style style:name="P34" style:family="paragraph" style:parent-style-name="Text_20_body">
      <style:text-properties fo:font-weight="bold" fo:background-color="#ffff00" style:font-weight-asian="bold" style:font-weight-complex="bold"/>
    </style:style>
    <style:style style:name="P35" style:family="paragraph" style:parent-style-name="Text_20_body">
      <style:text-properties fo:font-weight="bold" fo:background-color="transparent" style:font-weight-asian="bold" style:font-weight-complex="bold"/>
    </style:style>
    <style:style style:name="P36" style:family="paragraph" style:parent-style-name="Text_20_body">
      <style:text-properties fo:font-weight="normal" style:font-weight-asian="normal" style:font-weight-complex="normal"/>
    </style:style>
    <style:style style:name="P37" style:family="paragraph" style:parent-style-name="Text_20_body">
      <style:paragraph-properties fo:text-align="start" style:justify-single-word="false"/>
      <style:text-properties fo:font-weight="normal" style:font-weight-asian="normal" style:font-weight-complex="normal"/>
    </style:style>
    <style:style style:name="P38" style:family="paragraph" style:parent-style-name="Text_20_body">
      <style:text-properties fo:font-weight="normal" fo:background-color="transparent" style:font-weight-asian="normal" style:font-weight-complex="normal"/>
    </style:style>
    <style:style style:name="P39" style:family="paragraph" style:parent-style-name="Text_20_body">
      <style:text-properties fo:font-weight="normal" fo:background-color="#ffff00" style:font-weight-asian="normal" style:font-weight-complex="normal"/>
    </style:style>
    <style:style style:name="P40"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41" style:family="paragraph" style:parent-style-name="Text_20_body">
      <style:paragraph-properties fo:text-align="start" style:justify-single-word="false"/>
      <style:text-properties fo:font-style="normal" fo:font-weight="bold" style:font-style-asian="normal" style:font-weight-asian="bold" style:font-style-complex="normal" style:font-weight-complex="bold"/>
    </style:style>
    <style:style style:name="P42" style:family="paragraph" style:parent-style-name="Text_20_body">
      <style:paragraph-properties fo:text-align="start" style:justify-single-word="false"/>
      <style:text-properties fo:font-style="normal" style:font-style-asian="normal" style:font-style-complex="normal"/>
    </style:style>
    <style:style style:name="P43" style:family="paragraph" style:parent-style-name="Text_20_body">
      <style:text-properties fo:font-style="normal" fo:background-color="transparent" style:font-style-asian="normal" style:font-style-complex="normal"/>
    </style:style>
    <style:style style:name="P44" style:family="paragraph" style:parent-style-name="Text_20_body">
      <style:text-properties fo:color="#944794" fo:font-size="9pt" fo:font-weight="bold" style:font-size-asian="9pt" style:font-weight-asian="bold" style:font-size-complex="9pt" style:font-weight-complex="bold"/>
    </style:style>
    <style:style style:name="P45" style:family="paragraph" style:parent-style-name="Text_20_body">
      <style:text-properties style:use-window-font-color="true" fo:font-size="9pt" fo:font-style="italic" fo:font-weight="normal" style:font-size-asian="9pt" style:font-style-asian="italic" style:font-weight-asian="normal" style:font-size-complex="9pt" style:font-style-complex="italic" style:font-weight-complex="normal"/>
    </style:style>
    <style:style style:name="P46" style:family="paragraph" style:parent-style-name="Text_20_body">
      <style:text-properties fo:background-color="transparent"/>
    </style:style>
    <style:style style:name="P47" style:family="paragraph" style:parent-style-name="Text_20_body">
      <style:paragraph-properties fo:break-before="page"/>
    </style:style>
    <style:style style:name="P48" style:family="paragraph" style:parent-style-name="Heading_20_1">
      <style:paragraph-properties fo:break-before="page"/>
    </style:style>
    <style:style style:name="P49" style:family="paragraph" style:parent-style-name="Standard">
      <style:paragraph-properties fo:text-align="center" style:justify-single-word="false"/>
      <style:text-properties style:font-name="Arial" fo:font-size="10pt" fo:language="en" fo:country="GB" fo:font-weight="bold" style:font-name-asian="Arial" style:font-size-asian="10pt" style:language-asian="de" style:country-asian="DE" style:font-weight-asian="bold" style:font-name-complex="Arial" style:font-size-complex="10pt" style:font-weight-complex="bold"/>
    </style:style>
    <style:style style:name="P50" style:family="paragraph" style:parent-style-name="Standard">
      <style:text-properties fo:language="en" fo:country="GB"/>
    </style:style>
    <style:style style:name="P51" style:family="paragraph" style:parent-style-name="Standard">
      <style:text-properties fo:font-weight="normal" fo:background-color="transparent" style:font-weight-asian="normal" style:font-weight-complex="normal"/>
    </style:style>
    <style:style style:name="P52" style:family="paragraph" style:parent-style-name="Text_20_body">
      <style:paragraph-properties fo:margin-top="0cm" fo:margin-bottom="0cm" fo:text-align="center" style:justify-single-word="false"/>
      <style:text-properties fo:background-color="transparent"/>
    </style:style>
    <style:style style:name="P53" style:family="paragraph" style:parent-style-name="Heading_20_3">
      <style:text-properties fo:language="en" fo:country="GB"/>
    </style:style>
    <style:style style:name="P54" style:family="paragraph" style:parent-style-name="Quotations">
      <style:paragraph-properties fo:margin-left="0cm" fo:margin-right="1cm" fo:text-align="start" style:justify-single-word="false" fo:text-indent="0cm" style:auto-text-indent="false"/>
      <style:text-properties fo:font-size="10pt" fo:font-style="normal" style:font-size-asian="10pt" style:font-style-asian="normal" style:font-size-complex="10pt" style:font-style-complex="normal"/>
    </style:style>
    <style:style style:name="P55" style:family="paragraph" style:parent-style-name="Quotations">
      <style:paragraph-properties fo:margin-left="0cm" fo:margin-right="1cm" fo:text-align="start" style:justify-single-word="false" fo:text-indent="0cm" style:auto-text-indent="false"/>
    </style:style>
    <style:style style:name="P56" style:family="paragraph" style:parent-style-name="Contents_20_1">
      <style:paragraph-properties>
        <style:tab-stops>
          <style:tab-stop style:position="1cm"/>
          <style:tab-stop style:position="14cm" style:type="right" style:leader-style="dotted" style:leader-text="."/>
        </style:tab-stops>
      </style:paragraph-properties>
    </style:style>
    <style:style style:name="P57" style:family="paragraph" style:parent-style-name="Contents_20_2">
      <style:paragraph-properties>
        <style:tab-stops>
          <style:tab-stop style:position="2cm"/>
          <style:tab-stop style:position="15cm" style:type="right" style:leader-style="dotted" style:leader-text="."/>
        </style:tab-stops>
      </style:paragraph-properties>
    </style:style>
    <style:style style:name="P58" style:family="paragraph" style:parent-style-name="Contents_20_3">
      <style:paragraph-properties>
        <style:tab-stops>
          <style:tab-stop style:position="2cm"/>
          <style:tab-stop style:position="14.501cm" style:type="right" style:leader-style="dotted" style:leader-text="."/>
        </style:tab-stops>
      </style:paragraph-properties>
    </style:style>
    <style:style style:name="P59" style:family="paragraph" style:parent-style-name="Text_20_body" style:master-page-name="First_20_Page">
      <style:paragraph-properties style:page-number="auto"/>
    </style:style>
    <style:style style:name="P60" style:family="paragraph" style:parent-style-name="Text_20_body">
      <style:text-properties fo:font-size="9pt" style:font-size-asian="9pt" style:font-size-complex="9pt"/>
    </style:style>
    <style:style style:name="P61" style:family="paragraph" style:parent-style-name="Text_20_body" style:list-style-name="L1">
      <style:text-properties fo:font-size="9pt" style:font-size-asian="9pt" style:font-size-complex="9pt"/>
    </style:style>
    <style:style style:name="P62" style:family="paragraph" style:parent-style-name="Text_20_body" style:list-style-name="L1">
      <style:text-properties fo:font-size="9pt" style:font-size-asian="9pt" style:font-size-complex="9pt"/>
    </style:style>
    <style:style style:name="P63" style:family="paragraph" style:parent-style-name="Text_20_body" style:list-style-name="L4">
      <style:text-properties fo:font-weight="normal" fo:background-color="transparent" style:font-weight-asian="normal" style:font-weight-complex="normal"/>
    </style:style>
    <style:style style:name="P64" style:family="paragraph" style:parent-style-name="Text_20_body" style:list-style-name="L4">
      <style:text-properties fo:font-weight="normal" fo:background-color="transparent" style:font-weight-asian="normal" style:font-weight-complex="normal"/>
    </style:style>
    <style:style style:name="P65" style:family="paragraph" style:parent-style-name="Text_20_body">
      <style:paragraph-properties fo:text-align="start" style:justify-single-word="false"/>
      <style:text-properties fo:font-weight="normal" style:font-weight-asian="normal" style:font-weight-complex="normal"/>
    </style:style>
    <style:style style:name="P66" style:family="paragraph" style:parent-style-name="Text_20_body" style:list-style-name="L5"/>
    <style:style style:name="P67" style:family="paragraph" style:parent-style-name="Text_20_body" style:list-style-name="L5"/>
    <style:style style:name="P68" style:family="paragraph" style:parent-style-name="Text_20_body" style:list-style-name="L5"/>
    <style:style style:name="P69" style:family="paragraph" style:parent-style-name="Text_20_body">
      <style:paragraph-properties fo:text-align="start" style:justify-single-word="false"/>
      <style:text-properties fo:font-weight="bold" style:font-weight-asian="bold" style:font-weight-complex="bold"/>
    </style:style>
    <style:style style:name="P70" style:family="paragraph" style:parent-style-name="Text_20_body">
      <style:paragraph-properties fo:text-align="start" style:justify-single-word="false"/>
    </style:style>
    <style:style style:name="P71" style:family="paragraph" style:parent-style-name="Text_20_body">
      <style:paragraph-properties fo:text-align="justify" style:justify-single-word="false"/>
    </style:style>
    <style:style style:name="P72" style:family="paragraph" style:parent-style-name="Text_20_body" style:list-style-name="L2">
      <style:paragraph-properties fo:margin-left="0cm" fo:margin-right="0cm" fo:text-indent="0cm" style:auto-text-indent="false"/>
      <style:text-properties fo:background-color="transparent"/>
    </style:style>
    <style:style style:name="P73" style:family="paragraph" style:parent-style-name="Text_20_body" style:list-style-name="L2">
      <style:paragraph-properties fo:margin-left="0cm" fo:margin-right="0cm" fo:text-indent="0cm" style:auto-text-indent="false"/>
      <style:text-properties fo:background-color="transparent"/>
    </style:style>
    <style:style style:name="P74" style:family="paragraph" style:parent-style-name="Text_20_body" style:list-style-name="L2">
      <style:paragraph-properties fo:margin-left="0cm" fo:margin-right="0cm" fo:text-indent="0cm" style:auto-text-indent="false"/>
      <style:text-properties fo:background-color="transparent"/>
    </style:style>
    <style:style style:name="P75" style:family="paragraph" style:parent-style-name="Text_20_body" style:list-style-name="L3">
      <style:paragraph-properties fo:margin-left="0cm" fo:margin-right="0cm" fo:text-indent="0cm" style:auto-text-indent="false"/>
      <style:text-properties fo:font-weight="normal" fo:background-color="transparent" style:font-weight-asian="normal" style:font-weight-complex="normal"/>
    </style:style>
    <style:style style:name="P76" style:family="paragraph" style:parent-style-name="Text_20_body" style:list-style-name="L3">
      <style:paragraph-properties fo:margin-left="0cm" fo:margin-right="0cm" fo:text-indent="0cm" style:auto-text-indent="false"/>
      <style:text-properties fo:font-weight="normal" fo:background-color="transparent" style:font-weight-asian="normal" style:font-weight-complex="normal"/>
    </style:style>
    <style:style style:name="P77" style:family="paragraph" style:parent-style-name="Text_20_body" style:list-style-name="L3">
      <style:paragraph-properties fo:margin-left="0cm" fo:margin-right="0cm" fo:text-indent="0cm" style:auto-text-indent="false"/>
      <style:text-properties fo:font-weight="normal" fo:background-color="transparent" style:font-weight-asian="normal" style:font-weight-complex="normal"/>
    </style:style>
    <style:style style:name="P78" style:family="paragraph" style:parent-style-name="Text_20_body" style:list-style-name="L3">
      <style:paragraph-properties fo:margin-left="0cm" fo:margin-right="0cm" fo:text-indent="0cm" style:auto-text-indent="false"/>
      <style:text-properties fo:font-weight="normal" fo:background-color="transparent" style:font-weight-asian="normal" style:font-weight-complex="normal"/>
    </style:style>
    <style:style style:name="T1" style:family="text">
      <style:text-properties style:use-window-font-color="true" style:font-name="Arial" fo:font-size="10pt" fo:font-style="normal" style:font-name-asian="Times New Roman" style:font-size-asian="10pt" style:font-style-asian="normal" style:font-name-complex="Times New Roman" style:font-size-complex="10pt" style:language-complex="he" style:country-complex="IL" style:font-style-complex="normal"/>
    </style:style>
    <style:style style:name="T2" style:family="text">
      <style:text-properties style:use-window-font-color="true" style:font-name="Arial" fo:font-size="10pt" style:font-name-asian="Times New Roman" style:font-size-asian="10pt" style:font-name-complex="Times New Roman" style:font-size-complex="10pt" style:language-complex="he" style:country-complex="IL" style:font-style-complex="normal"/>
    </style:style>
    <style:style style:name="T3" style:family="text">
      <style:text-properties fo:language="en" fo:country="GB"/>
    </style:style>
    <style:style style:name="T4" style:family="text">
      <style:text-properties fo:language="en" fo:country="GB" style:text-underline-style="solid" style:text-underline-width="auto" style:text-underline-color="font-color"/>
    </style:style>
    <style:style style:name="T5" style:family="text">
      <style:text-properties fo:background-color="#ffff00"/>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fo:background-color="transparent" style:font-weight-asian="bold" style:font-weight-complex="bold"/>
    </style:style>
    <style:style style:name="T9" style:family="text">
      <style:text-properties fo:font-size="24pt" style:font-size-asian="24pt" style:font-size-complex="24pt"/>
    </style:style>
    <style:style style:name="T10" style:family="text">
      <style:text-properties fo:font-weight="normal" fo:background-color="transparent" style:font-weight-asian="normal" style:font-weight-complex="normal"/>
    </style:style>
    <style:style style:name="T11" style:family="text">
      <style:text-properties fo:font-weight="normal" style:font-weight-asian="normal" style:font-weight-complex="normal"/>
    </style:style>
    <style:style style:name="T12" style:family="text">
      <style:text-properties style:font-name="Symbol1" fo:background-color="transparent"/>
    </style:style>
    <style:style style:name="T13" style:family="text">
      <style:text-properties style:text-position="super 58%"/>
    </style:style>
    <style:style style:name="T14" style:family="text">
      <style:text-properties fo:font-style="italic" style:font-style-asian="italic" style:font-style-complex="italic"/>
    </style:style>
    <style:style style:name="T15" style:family="text">
      <style:text-properties fo:font-style="normal" style:font-style-asian="normal"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la"/>
        <text:sequence-decl text:display-outline-level="0" text:name="Figura"/>
        <text:sequence-decl text:display-outline-level="0" text:name="Figure"/>
      </text:sequence-decls>
      <text:p text:style-name="P59"><draw:frame draw:style-name="fr1" draw:name="graphics3" text:anchor-type="paragraph" svg:width="14cm" svg:height="1.864cm" draw:z-index="0"><draw:image xlink:href="Pictures/200000070000D9E700001D064D591DCD.svm" xlink:type="simple" xlink:show="embed" xlink:actuate="onLoad"/></draw:frame></text:p>
      <text:p text:style-name="P49"><text:span text:style-name="T9"><text:s text:c="15"/></text:span><text:span text:style-name="T9">EIE 07 210 EINSTEIN</text:span></text:p>
      <text:p text:style-name="P9"/>
      <text:p text:style-name="P10">EINSTEIN</text:p>
      <text:p text:style-name="P10">Expert-system for an INtelligent Supply of Thermal Energy in INdustry</text:p>
      <text:p text:style-name="Text_20_body"/>
      <text:p text:style-name="Text_20_body"/>
      <text:p text:style-name="Text_20_body"/>
      <text:p text:style-name="P2"/>
      <text:p text:style-name="Heading"><text:tab/><text:tab/> <text:s/>EINSTEIN – Tool Developers Manual</text:p>
      <text:p text:style-name="P5"/>
      <text:p text:style-name="P5">Draft Version 0.09</text:p>
      <text:p text:style-name="P7"/>
      <text:p text:style-name="P7"/>
      <text:p text:style-name="P2"/>
      <text:p text:style-name="P2"/>
      <text:p text:style-name="P2"/>
      <text:p text:style-name="P2">Project No.: EIE 07/210 </text:p>
      <text:p text:style-name="P8">Internal document</text:p>
      <text:p text:style-name="P3">Contributors: <text:s/>Hans Schweiger, Stoyan Danov, Claudia Vannoni, Enrico Facci</text:p>
      <text:p text:style-name="P4"><text:span text:style-name="T1">Date: 11</text:span><text:span text:style-name="T2">/02/2008</text:span><text:bookmark-start text:name="DDE_LINK"/></text:p>
      <text:p text:style-name="P6"/>
      <text:p text:style-name="P6"/>
      <text:p text:style-name="P6"><text:bookmark-end text:name="DDE_LINK"/></text:p>
      <text:table-of-content text:style-name="Sect1" text:protected="true" text:name="Table of Contents2">
        <text:table-of-content-source text:outline-level="3">
          <text:index-title-template text:style-name="Contents_20_Heading">Index</text:index-title-template>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2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2cm" style:leader-char=" "/>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2_Head">
            <text:p text:style-name="Contents_20_Heading"><text:soft-page-break/>Index</text:p>
          </text:index-title>
          <text:p text:style-name="P56">1<text:tab/>Structure of documentation – overview<text:tab/>5</text:p>
          <text:p text:style-name="P56">2<text:tab/>Basic nomenclature, definitions and naming conventions<text:tab/>6</text:p>
          <text:p text:style-name="P57">2.1<text:tab/>Variable and function names<text:tab/>6</text:p>
          <text:p text:style-name="P58">2.1.1<text:tab/>Names of variables, classes and functions<text:tab/>6</text:p>
          <text:p text:style-name="P58">2.1.2<text:tab/>Indexes<text:tab/>6</text:p>
          <text:p text:style-name="P56">3<text:tab/>Software structure<text:tab/>7</text:p>
          <text:p text:style-name="P57">3.1<text:tab/>Main functions<text:tab/>7</text:p>
          <text:p text:style-name="P57">3.2<text:tab/>Version control<text:tab/>7</text:p>
          <text:p text:style-name="P57">3.3<text:tab/>Project and alternative proposal management<text:tab/>7</text:p>
          <text:p text:style-name="P58">3.3.1<text:tab/>Processing status<text:tab/>8</text:p>
          <text:p text:style-name="P57">3.4<text:tab/>Module structure and error codes<text:tab/>8</text:p>
          <text:p text:style-name="P58">3.4.1<text:tab/>Access to variables in the data base<text:tab/>8</text:p>
          <text:p text:style-name="P58">3.4.2<text:tab/>How to find a specific equipment, process ... etc. in the DB<text:tab/>9</text:p>
          <text:p text:style-name="P58">3.4.3<text:tab/>Error codes<text:tab/>10</text:p>
          <text:p text:style-name="P57">3.5<text:tab/>Data format for communication between modules<text:tab/>10</text:p>
          <text:p text:style-name="P58">3.5.1<text:tab/>Heat demand and heat availability curves<text:tab/>10</text:p>
          <text:p text:style-name="P57">3.6<text:tab/>GUI Text and translations<text:tab/>12</text:p>
          <text:p text:style-name="P56">4<text:tab/>How-to's<text:tab/>14</text:p>
          <text:p text:style-name="P57">4.1<text:tab/>Basic set-up for working with EINSTEIN developers version<text:tab/>14</text:p>
          <text:p text:style-name="P57">4.2<text:tab/>Installation of basic software<text:tab/>14</text:p>
          <text:p text:style-name="P58">4.2.1<text:tab/>Python<text:tab/>14</text:p>
          <text:p text:style-name="P58">4.2.2<text:tab/>MySQL<text:tab/>14</text:p>
          <text:p text:style-name="P57">4.3<text:tab/>How to install Einstein Python files<text:tab/>14</text:p>
          <text:p text:style-name="P57">4.4<text:tab/>How to install Einstein MySQL data base<text:tab/>14</text:p>
          <text:p text:style-name="P58">4.4.1<text:tab/>How to install Einstein MySQL data base<text:tab/>14</text:p>
          <text:p text:style-name="P58">4.4.2<text:tab/>How to fill database with basic data set<text:tab/>15</text:p>
          <text:p text:style-name="P58">4.4.3<text:tab/>How to check data manually from MySQL query browser<text:tab/>15</text:p>
          <text:p text:style-name="P57">4.5<text:tab/>Access to MySQL data base from Python modules<text:tab/>15</text:p>
          <text:p text:style-name="P57">4.6<text:tab/>SQL commands for modifying the existing data base<text:tab/>15</text:p>
          <text:p text:style-name="P57">4.7<text:tab/>How to import data from files into MySQL:<text:tab/>16</text:p>
          <text:p text:style-name="P57">4.8<text:tab/>How to export /import) the whole database (including data): sqldump<text:tab/>16</text:p>
          <text:p text:style-name="P58">4.8.1<text:tab/>Dump a database<text:tab/>16</text:p>
          <text:p text:style-name="P58"><text:soft-page-break/>4.8.2<text:tab/>Restore database from dump<text:tab/>16</text:p>
          <text:p text:style-name="P56">5<text:tab/>Other stuff to be revised XXX<text:tab/>18</text:p>
          <text:p text:style-name="P58">5.1.1<text:tab/>Mail Heiko 09/11/2007: first steps with Python and MySQL<text:tab/>18</text:p>
          <text:p text:style-name="P57">5.2<text:tab/>Old information not actually for use, based on table.py<text:tab/>20</text:p>
          <text:p text:style-name="P58">5.2.1<text:tab/>Mail Heiko 16/11/200: access to data bases andQid<text:tab/>22</text:p>
          <text:p text:style-name="P57">5.3<text:tab/>New pSQL commands (03.12.2007)<text:tab/>23</text:p>
          <text:p text:style-name="P58">5.3.1<text:tab/>New example, 03.12.2007<text:tab/>23</text:p>
          <text:p text:style-name="P58">5.3.2<text:tab/>New example 2, 15.12.2007<text:tab/>24</text:p>
          <text:p text:style-name="P58">5.3.3<text:tab/>More examples, 15.12.2007<text:tab/>27</text:p>
        </text:index-body>
      </text:table-of-content>
      <text:p text:style-name="Text_20_body"/>
      <text:p text:style-name="P47">VERSIONS:</text:p>
      <text:p text:style-name="Text_20_body"/>
      <text:p text:style-name="Text_20_body"/>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7">V0.01</text:p>
            </table:table-cell>
            <table:table-cell table:style-name="Table1.A1" office:value-type="string">
              <text:p text:style-name="P17">19/11/07</text:p>
            </table:table-cell>
            <table:table-cell table:style-name="Table1.A1" office:value-type="string">
              <text:p text:style-name="P17">HS</text:p>
            </table:table-cell>
            <table:table-cell table:style-name="Table1.D1" office:value-type="string">
              <text:p text:style-name="P17">Adaptation from ICAEN Tool Developers manual V0.05</text:p>
            </table:table-cell>
          </table:table-row>
        </table:table-header-rows>
        <table:table-row>
          <table:table-cell table:style-name="Table1.A2" office:value-type="string">
            <text:p text:style-name="P17">V0.05.1</text:p>
          </table:table-cell>
          <table:table-cell table:style-name="Table1.A2" office:value-type="string">
            <text:p text:style-name="P17">08/01/08</text:p>
          </table:table-cell>
          <table:table-cell table:style-name="Table1.A2" office:value-type="string">
            <text:p text:style-name="P17">SD</text:p>
          </table:table-cell>
          <table:table-cell table:style-name="Table1.D2" office:value-type="string">
            <text:p text:style-name="P17"/>
          </table:table-cell>
        </table:table-row>
        <table:table-row>
          <table:table-cell table:style-name="Table1.A2" office:value-type="string">
            <text:p text:style-name="P17">V0.06</text:p>
          </table:table-cell>
          <table:table-cell table:style-name="Table1.A2" office:value-type="string">
            <text:p text:style-name="P17">23/01/08</text:p>
          </table:table-cell>
          <table:table-cell table:style-name="Table1.A2" office:value-type="string">
            <text:p text:style-name="P17">HS</text:p>
          </table:table-cell>
          <table:table-cell table:style-name="Table1.D2" office:value-type="string">
            <text:p text:style-name="P17"/>
          </table:table-cell>
        </table:table-row>
        <table:table-row>
          <table:table-cell table:style-name="Table1.A2" office:value-type="string">
            <text:p text:style-name="P17">V0.08</text:p>
          </table:table-cell>
          <table:table-cell table:style-name="Table1.A2" office:value-type="string">
            <text:p text:style-name="P17">11/02/08</text:p>
          </table:table-cell>
          <table:table-cell table:style-name="Table1.A2" office:value-type="string">
            <text:p text:style-name="P17">HS, SD, EF</text:p>
          </table:table-cell>
          <table:table-cell table:style-name="Table1.D2" office:value-type="string">
            <text:p text:style-name="P17">New chapter 2.5: communication between modules (based on mail SD and example excel file EF)</text:p>
          </table:table-cell>
        </table:table-row>
        <table:table-row>
          <table:table-cell table:style-name="Table1.A2" office:value-type="string">
            <text:p text:style-name="P17">V0.09</text:p>
          </table:table-cell>
          <table:table-cell table:style-name="Table1.A2" office:value-type="string">
            <text:p text:style-name="P17">21/02/08</text:p>
          </table:table-cell>
          <table:table-cell table:style-name="Table1.A2" office:value-type="string">
            <text:p text:style-name="P17">HS</text:p>
          </table:table-cell>
          <table:table-cell table:style-name="Table1.D2" office:value-type="string">
            <text:p text:style-name="P17">Included list of EINSTEIN documentation (New Chap.1)</text:p>
          </table:table-cell>
        </table:table-row>
        <table:table-row>
          <table:table-cell table:style-name="Table1.A2" office:value-type="string">
            <text:p text:style-name="P17">V0.10</text:p>
          </table:table-cell>
          <table:table-cell table:style-name="Table1.A2" office:value-type="string">
            <text:p text:style-name="P17">12/03/08</text:p>
          </table:table-cell>
          <table:table-cell table:style-name="Table1.A2" office:value-type="string">
            <text:p text:style-name="P17">HS</text:p>
          </table:table-cell>
          <table:table-cell table:style-name="Table1.D2" office:value-type="string">
            <text:p text:style-name="P17">Included instructions Heiko on how to modify data base (Chap. 4)</text:p>
          </table:table-cell>
        </table:table-row>
        <table:table-row>
          <table:table-cell table:style-name="Table1.A2" office:value-type="string">
            <text:p text:style-name="P17">V0.12</text:p>
          </table:table-cell>
          <table:table-cell table:style-name="Table1.A2" office:value-type="string">
            <text:p text:style-name="P17">In work</text:p>
          </table:table-cell>
          <table:table-cell table:style-name="Table1.A2" office:value-type="string">
            <text:p text:style-name="P17">HS</text:p>
          </table:table-cell>
          <table:table-cell table:style-name="Table1.D2" office:value-type="string">
            <text:p text:style-name="P17">Installation package -&gt; matplotlib included</text:p>
          </table:table-cell>
        </table:table-row>
        <table:table-row>
          <table:table-cell table:style-name="Table1.A2" office:value-type="string">
            <text:p text:style-name="P17">V0.13</text:p>
          </table:table-cell>
          <table:table-cell table:style-name="Table1.A2" office:value-type="string">
            <text:p text:style-name="P17">18/04/08</text:p>
          </table:table-cell>
          <table:table-cell table:style-name="Table1.A2" office:value-type="string">
            <text:p text:style-name="P17">SD</text:p>
          </table:table-cell>
          <table:table-cell table:style-name="Table1.D2" office:value-type="string">
            <text:p text:style-name="P17">Included instructions on how to dump a database and restore it from dump</text:p>
          </table:table-cell>
        </table:table-row>
      </table:table>
      <text:p text:style-name="Text_20_body"/>
      <text:p text:style-name="Text_20_body"/>
      <text:p text:style-name="Text_20_body"/>
      <text:p text:style-name="Text_20_body"/>
      <text:p text:style-name="Text_20_body"/>
      <text:p text:style-name="P16"/>
      <text:h text:style-name="P48" text:outline-level="1">Structure of documentation – overview</text:h>
      <text:p text:style-name="Text_20_body"/>
      <text:p text:style-name="Text_20_body">The documentation on the EINSTEIN Tool is structured as follows:</text:p>
      <text:p text:style-name="Text_20_body"/>
      <table:table table:name="Table4" table:style-name="Table4">
        <table:table-column table:style-name="Table4.A"/>
        <table:table-column table:style-name="Table4.B"/>
        <table:table-column table:style-name="Table4.C"/>
        <table:table-row>
          <table:table-cell table:style-name="Table4.A1" office:value-type="string">
            <text:p text:style-name="P44">Document</text:p>
          </table:table-cell>
          <table:table-cell table:style-name="Table4.A1" office:value-type="string">
            <text:p text:style-name="P44">Description</text:p>
          </table:table-cell>
          <table:table-cell table:style-name="Table4.C1" office:value-type="string">
            <text:p text:style-name="P44">State/</text:p>
            <text:p text:style-name="P44">version</text:p>
          </table:table-cell>
        </table:table-row>
        <table:table-row>
          <table:table-cell table:style-name="Table4.A2" table:number-columns-spanned="2" office:value-type="string">
            <text:p text:style-name="P45">General framework: theory, concepts, definitions</text:p>
          </table:table-cell>
          <table:covered-table-cell/>
          <table:table-cell table:style-name="Table4.C2" office:value-type="string">
            <text:p text:style-name="P45"/>
          </table:table-cell>
        </table:table-row>
        <table:table-row>
          <table:table-cell table:style-name="Table4.A2" office:value-type="string">
            <text:p text:style-name="P17">Audit methodology</text:p>
          </table:table-cell>
          <table:table-cell table:style-name="Table4.A2" office:value-type="string">
            <text:p text:style-name="P17">General structure of the auditing methodology</text:p>
          </table:table-cell>
          <table:table-cell table:style-name="Table4.C2" office:value-type="string">
            <text:p text:style-name="P17"/>
          </table:table-cell>
        </table:table-row>
        <table:table-row>
          <table:table-cell table:style-name="Table4.A2" office:value-type="string">
            <text:p text:style-name="P17">Theoretical concepts</text:p>
          </table:table-cell>
          <table:table-cell table:style-name="Table4.A2" office:value-type="string">
            <text:p text:style-name="P17">Theoretical and mathematical background</text:p>
          </table:table-cell>
          <table:table-cell table:style-name="Table4.C2" office:value-type="string">
            <text:p text:style-name="P17"/>
          </table:table-cell>
        </table:table-row>
        <table:table-row>
          <table:table-cell table:style-name="Table4.A2" table:number-columns-spanned="2" office:value-type="string">
            <text:p text:style-name="P18">Data structure</text:p>
          </table:table-cell>
          <table:covered-table-cell/>
          <table:table-cell table:style-name="Table4.C2" office:value-type="string">
            <text:p text:style-name="P18"/>
          </table:table-cell>
        </table:table-row>
        <table:table-row>
          <table:table-cell table:style-name="Table4.A2" office:value-type="string">
            <text:p text:style-name="P17">DB and Questionnaire</text:p>
          </table:table-cell>
          <table:table-cell table:style-name="Table4.A2" office:value-type="string">
            <text:p text:style-name="P17">Definition and nomenclature of parameters used</text:p>
            <text:p text:style-name="P17">Questionnaire for data acquisiton</text:p>
          </table:table-cell>
          <table:table-cell table:style-name="Table4.C2" office:value-type="string">
            <text:p text:style-name="P17"/>
          </table:table-cell>
        </table:table-row>
        <table:table-row>
          <table:table-cell table:style-name="Table4.A2" table:number-columns-spanned="2" office:value-type="string">
            <text:p text:style-name="P18">Graphical user interface (GUI)</text:p>
          </table:table-cell>
          <table:covered-table-cell/>
          <table:table-cell table:style-name="Table4.C2" office:value-type="string">
            <text:p text:style-name="P18"/>
          </table:table-cell>
        </table:table-row>
        <table:table-row>
          <table:table-cell table:style-name="Table4.A2" office:value-type="string">
            <text:p text:style-name="P17">GUI Structure</text:p>
          </table:table-cell>
          <table:table-cell table:style-name="Table4.A2" office:value-type="string">
            <text:p text:style-name="P17">Definition of the user interface (windows, functionalities, ...)</text:p>
          </table:table-cell>
          <table:table-cell table:style-name="Table4.C2" office:value-type="string">
            <text:p text:style-name="P17"/>
          </table:table-cell>
        </table:table-row>
        <table:table-row>
          <table:table-cell table:style-name="Table4.A2" table:number-columns-spanned="2" office:value-type="string">
            <text:p text:style-name="P18">Python code and modules</text:p>
          </table:table-cell>
          <table:covered-table-cell/>
          <table:table-cell table:style-name="Table4.C2" office:value-type="string">
            <text:p text:style-name="P18"/>
          </table:table-cell>
        </table:table-row>
        <table:table-row>
          <table:table-cell table:style-name="Table4.A2" office:value-type="string">
            <text:p text:style-name="P17">Developers manual</text:p>
            <text:p text:style-name="P17">(this document)</text:p>
          </table:table-cell>
          <table:table-cell table:style-name="Table4.A2" office:value-type="string">
            <text:p text:style-name="P17">Everything necessary to know for development:</text:p>
            <text:list text:style-name="L1">
              <text:list-item>
                <text:p text:style-name="P61">programming conventions</text:p>
              </text:list-item>
              <text:list-item>
                <text:p text:style-name="P61">...</text:p>
              </text:list-item>
            </text:list>
          </table:table-cell>
          <table:table-cell table:style-name="Table4.C2" office:value-type="string">
            <text:p text:style-name="P17"/>
          </table:table-cell>
        </table:table-row>
        <table:table-row>
          <table:table-cell table:style-name="Table4.A2" office:value-type="string">
            <text:p text:style-name="P17">Module specifications</text:p>
          </table:table-cell>
          <table:table-cell table:style-name="Table4.A2" office:value-type="string">
            <text:p text:style-name="P17">Documents describing the specific modules:</text:p>
            <text:p text:style-name="P17">Input/Output/Parameter – list</text:p>
            <text:p text:style-name="P17">Flow chart and code structure</text:p>
            <text:p text:style-name="P17">Mathematical description</text:p>
            <text:p text:style-name="P17">Other necessary information</text:p>
          </table:table-cell>
          <table:table-cell table:style-name="Table4.C2" office:value-type="string">
            <text:p text:style-name="P17"/>
          </table:table-cell>
        </table:table-row>
        <table:table-row>
          <table:table-cell table:style-name="Table4.A2" table:number-columns-spanned="2" office:value-type="string">
            <text:p text:style-name="P18">User manuals</text:p>
          </table:table-cell>
          <table:covered-table-cell/>
          <table:table-cell table:style-name="Table4.C2" office:value-type="string">
            <text:p text:style-name="P18"/>
          </table:table-cell>
        </table:table-row>
        <table:table-row>
          <table:table-cell table:style-name="Table4.A2" office:value-type="string">
            <text:p text:style-name="P17">User manual</text:p>
          </table:table-cell>
          <table:table-cell table:style-name="Table4.A2" office:value-type="string">
            <text:p text:style-name="P17">Manual for the EINSTEIN tool users</text:p>
          </table:table-cell>
          <table:table-cell table:style-name="Table4.C2" office:value-type="string">
            <text:p text:style-name="P17">Not yet existing</text:p>
          </table:table-cell>
        </table:table-row>
      </table:table>
      <text:p text:style-name="Text_20_body"/>
      <text:p text:style-name="Text_20_body"/>
      <text:h text:style-name="P48" text:outline-level="1">Basic nomenclature, definitions and naming conventions</text:h>
      <text:p text:style-name="Standard"/>
      <text:p text:style-name="P30"/>
      <text:p text:style-name="P30"/>
      <text:h text:style-name="Heading_20_2" text:outline-level="2">Variable and function names</text:h>
      <text:p text:style-name="Text_20_body"/>
      <text:h text:style-name="P53" text:outline-level="3">Names of variables, classes and functions</text:h>
      <text:p text:style-name="P50"/>
      <text:p text:style-name="P21">Variable Names: </text:p>
      <text:p text:style-name="P20"/>
      <text:p text:style-name="P20">Names should be self-explaining</text:p>
      <text:p text:style-name="Text_20_body"><text:span text:style-name="T3">First letter of each word capitalised in composed names, e.g. HProcDay for “</text:span><text:span text:style-name="T4">H</text:span><text:span text:style-name="T3">ours of </text:span><text:span text:style-name="T4">Proc</text:span><text:span text:style-name="T3">ess per </text:span><text:span text:style-name="T4">Day</text:span><text:span text:style-name="T3">”.</text:span></text:p>
      <text:p text:style-name="P20"/>
      <text:p text:style-name="P23">Xxx check whether first letter upper or lower case ... xxx</text:p>
      <text:p text:style-name="P20"/>
      <text:p text:style-name="P24">The reference document for the list of variable names is the document “EINSTEIN Parameters and Questionnaire”</text:p>
      <text:p text:style-name="P20"/>
      <text:p text:style-name="P21">Function Names: </text:p>
      <text:p text:style-name="P20"/>
      <text:p text:style-name="P20">first letter lower-case. first letter of following words in composed names capitalised, e.g. “energyStatistics”</text:p>
      <text:p text:style-name="P20"/>
      <text:p text:style-name="P23">xxx to be checked xxx</text:p>
      <text:p text:style-name="P20"/>
      <text:p text:style-name="P21">Classes: </text:p>
      <text:p text:style-name="P22">Same as variable names. First letter should be capitalised.</text:p>
      <text:p text:style-name="P22">Names for instances of classes = same as variables; </text:p>
      <text:p text:style-name="P22"/>
      <text:p text:style-name="P21">Constants: </text:p>
      <text:p text:style-name="P22">UPPERCASE names.</text:p>
      <text:p text:style-name="P20"/>
      <text:p text:style-name="P20"/>
      <text:h text:style-name="P53" text:outline-level="3">Indexes</text:h>
      <text:p text:style-name="P20"/>
      <text:p text:style-name="P20">i: index for fuels (from 0 to NFuels – 1)</text:p>
      <text:p text:style-name="P20">j: index for equipments (From 0 to NEquipment – 1)</text:p>
      <text:p text:style-name="P20">k: index for processes (from 0 to NProcess – 1)</text:p>
      <text:p text:style-name="P20">m: index for pipe-branches (From 0 to NBranch – 1)</text:p>
      <text:p text:style-name="P20">n: index for heat exchangers</text:p>
      <text:p text:style-name="P20"/>
      <text:p text:style-name="P20"/>
      <text:p text:style-name="P20"/>
      <text:p text:style-name="P20"/>
      <text:p text:style-name="P52"/>
      <text:p text:style-name="Text_20_body"/>
      <text:h text:style-name="P48" text:outline-level="1">Software structure</text:h>
      <text:p text:style-name="Text_20_body"/>
      <text:h text:style-name="Heading_20_2" text:outline-level="2">Main functions</text:h>
      <text:p text:style-name="Text_20_body"/>
      <text:p text:style-name="Text_20_body">See list of functions in the document “EINSTEIN Tool Version Control”.</text:p>
      <text:p text:style-name="Text_20_body"/>
      <text:p text:style-name="Text_20_body"/>
      <text:h text:style-name="Heading_20_2" text:outline-level="2">Version control</text:h>
      <text:p text:style-name="P11"/>
      <text:p text:style-name="P12">Versions of python files should be consecutively numbered (p.ej. einstein_v001.py for version 0.01 of einstein.py). The working directory should contain a copy of the most recent version, without version number in the file extension (e.g. einstein.py).</text:p>
      <text:p text:style-name="P12"/>
      <text:p text:style-name="P12">New versions should be exchanged frecuently with the other developers, so that everybody has always the latest </text:p>
      <text:p text:style-name="P12"/>
      <text:p text:style-name="P12">In the header of each file the version, date and name of last revisor should be indicated. </text:p>
      <text:p text:style-name="P12"/>
      <text:p text:style-name="P12">The technical content of the changes should be documented in this manual, not in the source code.</text:p>
      <text:p text:style-name="P12"/>
      <text:p text:style-name="P12"/>
      <text:p text:style-name="P12">If new files or methods are added, these should be documented in the list of methods (Document EINSTEIN Tool Version Control).</text:p>
      <text:p text:style-name="P12"/>
      <text:p text:style-name="P12"/>
      <text:h text:style-name="Heading_20_2" text:outline-level="2">Project and alternative proposal management</text:h>
      <text:p text:style-name="P12"/>
      <text:p text:style-name="P12">The functions corresponding to managment of projects and alternative proposals are contained within the file <text:span text:style-name="T14">project.py</text:span>.</text:p>
      <text:p text:style-name="P12"/>
      <text:p text:style-name="P12">General data structure:</text:p>
      <text:p text:style-name="P12"/>
      <text:list text:style-name="L2">
        <text:list-item>
          <text:p text:style-name="P72">Projects:</text:p>
        </text:list-item>
      </text:list>
      <text:p text:style-name="P12"/>
      <text:p text:style-name="P12">The full data set describing one industry (case study) is organised as a <text:span text:style-name="T14">project. </text:span><text:span text:style-name="T15">The information of projects is stored within the different SQL data tables (see sheet data structure in “EINSTEIN Parameter List”, but linked</text:span> with a unique identifier <text:span text:style-name="T7">ProjectID. </text:span></text:p>
      <text:p text:style-name="P15"/>
      <text:list text:style-name="L2" text:continue-numbering="true">
        <text:list-item>
          <text:p text:style-name="P72">Questionnaires:</text:p>
        </text:list-item>
      </text:list>
      <text:p text:style-name="P12"/>
      <text:p text:style-name="P13"><text:span text:style-name="T14">Questionnaires</text:span> are a <text:span text:style-name="T14">subset</text:span> <text:s/>of the data describing a project, i.e. the information that can be entered by the user via the questionnaire (the “q-tables in SQL”).</text:p>
      <text:p text:style-name="P13"/>
      <text:list text:style-name="L2" text:continue-numbering="true">
        <text:list-item>
          <text:p text:style-name="P72">Alternative proposals:</text:p>
        </text:list-item>
      </text:list>
      <text:p text:style-name="P12"/>
      <text:p text:style-name="P14">Each project can be composed by several alternative proposals. An alternative proposal is a full copy of the data set describing the original state of the industry, identified by the <text:span text:style-name="T7">AlternativeProposalNo</text:span>, which is a consecutive numbering of the proposals existing in a project.</text:p>
      <text:p text:style-name="P14">The present state and the alternative proposals are represented in the same format and in the same data tables being:</text:p>
      <text:p text:style-name="P14"/>
      <text:p text:style-name="P14">AlternativeProposalNo = -1: raw data of the present state, such as delivered by the industry</text:p>
      <text:p text:style-name="P14"><text:soft-page-break/>AlternativeProposalNo = 0: cross-checked, completed (by estimates) fully consistent data set for the present state of the industry, that is used as base (reference) case for the further processing.</text:p>
      <text:p text:style-name="P14">AlternativeProposalNo = 1 ... NoOfAlternatives: Modifications to the system and processes proposed by the auditor.</text:p>
      <text:p text:style-name="P13"/>
      <text:p text:style-name="P13"/>
      <text:p text:style-name="P13">SQL Tables containing general project information (1 Talbe per project)</text:p>
      <text:p text:style-name="P13"/>
      <text:p text:style-name="P13">a) Basic project tables</text:p>
      <text:list text:style-name="L3">
        <text:list-item>
          <text:p text:style-name="P75">questionnaire</text:p>
        </text:list-item>
        <text:list-item>
          <text:p text:style-name="P75">sproject</text:p>
        </text:list-item>
        <text:list-item>
          <text:p text:style-name="P75">salternatives(-1): empty alternative table for the original state</text:p>
        </text:list-item>
        <text:list-item>
          <text:p text:style-name="P75">salternatives(0): empty alternative table for the checked state</text:p>
        </text:list-item>
      </text:list>
      <text:p text:style-name="P13"/>
      <text:p text:style-name="P13">b) </text:p>
      <text:p text:style-name="P13"/>
      <text:h text:style-name="Heading_20_3" text:outline-level="3">Processing status</text:h>
      <text:p text:style-name="Text_20_body"/>
      <text:p text:style-name="Text_20_body">The processing status indicates in which stage of processing a given project and a given alternative proposal is actually. Depending on the processing status, several functions may be blocked (e.g. before consistency checking, it has to be assured that data are loaded into the questionnaire; before doing some calculations, data have to be checked for consistency; etc. ).</text:p>
      <text:p text:style-name="Text_20_body"/>
      <text:p text:style-name="Text_20_body">Although at the moment only yes/no status properties are used, status variables have integer instead of boolean type, in order for allowing for differentiated handling in future versions.</text:p>
      <text:p text:style-name="Text_20_body"/>
      <text:p text:style-name="Text_20_body"/>
      <text:p text:style-name="P12"/>
      <text:p text:style-name="P12"/>
      <text:h text:style-name="Heading_20_2" text:outline-level="2">Module structure and error codes</text:h>
      <text:p text:style-name="Standard"/>
      <text:h text:style-name="Heading_20_3" text:outline-level="3">Access to variables in the data base</text:h>
      <text:p text:style-name="Standard"/>
      <text:p text:style-name="P25">a) direct acces by queries in MySQL</text:p>
      <text:p text:style-name="Text_20_body"/>
      <text:p text:style-name="Text_20_body">The access to any variable in the data base can be realised by a query of the type:</text:p>
      <text:p text:style-name="Text_20_body"/>
      <text:p text:style-name="Text_20_body">x = <text:span text:style-name="T7">DB.cgeneraldata.Questionnaire_id[Qid][0].FECel</text:span></text:p>
      <text:p text:style-name="P32"/>
      <text:p text:style-name="P36">where </text:p>
      <text:p text:style-name="P36"/>
      <text:p text:style-name="P36">Qid: number of the industry</text:p>
      <text:p text:style-name="P36">0: indicates first entry</text:p>
      <text:p text:style-name="P36"/>
      <text:p text:style-name="P36">this can be abbreviated by defining</text:p>
      <text:p text:style-name="P36"/>
      <text:p text:style-name="P36">CGeneralData = <text:span text:style-name="T7">DB.cgeneraldata.Questionnaire_id[Qid][0] </text:span></text:p>
      <text:p text:style-name="P34"/>
      <text:p text:style-name="P34">XXX STOYAN -&gt; CHECK XXX</text:p>
      <text:p text:style-name="P34"/>
      <text:p text:style-name="P38">so that the variables can be accessed simply by specifying the data block and the variable name, for example:</text:p>
      <text:p text:style-name="P38"/>
      <text:p text:style-name="P38">x = <text:span text:style-name="T7">CGeneralData.FECel</text:span> </text:p>
      <text:p text:style-name="P38"><text:soft-page-break/></text:p>
      <text:p text:style-name="Text_20_body">By this way “global” variables (the ones in the DB) can be distinguished easily from local variables by the fact, that the first one have the data block in the variable name.</text:p>
      <text:p text:style-name="Text_20_body"/>
      <text:p text:style-name="Text_20_body">Assignment of variables can be made by this way in both directions, both reading from and writing into the database:</text:p>
      <text:p text:style-name="Text_20_body"/>
      <text:p text:style-name="Text_20_body">x = <text:span text:style-name="T8">CGeneralData.FECel</text:span><text:span text:style-name="T10"> <text:s text:c="4"/>&lt;-&gt; <text:s text:c="2"/></text:span><text:span text:style-name="T8">CGeneralData.FECel</text:span><text:span text:style-name="T10"> <text:s/>= x</text:span></text:p>
      <text:p text:style-name="P38"/>
      <text:p text:style-name="P38">In the case of writing into the data base, before leaving the module the command </text:p>
      <text:p text:style-name="P38"/>
      <text:p text:style-name="P35">sql.commit() </text:p>
      <text:p text:style-name="P38"/>
      <text:p text:style-name="P38">has to be activated in order to take over the updated values.</text:p>
      <text:p text:style-name="P38"/>
      <text:h text:style-name="Heading_20_3" text:outline-level="3">How to find a specific equipment, process ... etc. in the DB</text:h>
      <text:p text:style-name="Standard"/>
      <text:p text:style-name="P30">XXX STOYAN PLEASE CHECK !!!</text:p>
      <text:p text:style-name="P51"/>
      <text:p text:style-name="P38">Equipments, processes, etc. in the SQL are referenced with IDENTITIES. These are non-correlative numbers (somthing like a “name”), which is different for each equipment.</text:p>
      <text:p text:style-name="P38"/>
      <text:p text:style-name="P38">If we want to find data for equipment no. 5 in alternative no. 2 for the project no. 237, then there are the following ways:</text:p>
      <text:p text:style-name="P38"/>
      <text:list text:style-name="L4">
        <text:list-item>
          <text:p text:style-name="P63">look for the equipment_id in some list of equipments that has been created before.</text:p>
        </text:list-item>
        <text:list-item>
          <text:p text:style-name="P63">Search all equipments for project no. 237/alterantive no. 2 and take the 5<text:span text:style-name="T13">th</text:span> ...</text:p>
        </text:list-item>
      </text:list>
      <text:p text:style-name="P38"/>
      <text:p text:style-name="P39">----&gt; Stoyan, cual es la mejor de las siguientes opciones ??? haz un ejemplo de referencia !!!</text:p>
      <text:p text:style-name="P39"/>
      <text:p text:style-name="P38">Opción a: podríamos mantener (en interfaces) una tabla de los equipos, algo tipo</text:p>
      <text:p text:style-name="P38"/>
      <text:p text:style-name="P38">Eq. 1 -&gt; Id = 3844</text:p>
      <text:p text:style-name="P38">Eq. 2 -&gt; Id = 3857</text:p>
      <text:p text:style-name="P38">Eq. 3 -&gt; Id = 3899</text:p>
      <text:p text:style-name="P38">Eq. 4 -&gt; Id = 3777</text:p>
      <text:p text:style-name="P38"/>
      <text:p text:style-name="P38">En plan </text:p>
      <text:p text:style-name="P38"/>
      <text:p text:style-name="P38">EquipmentIds = []</text:p>
      <text:p text:style-name="P38">EquipmentIds.append -&gt; query con PId, ANo, ...</text:p>
      <text:p text:style-name="P38">¿ tiene sentido ?</text:p>
      <text:p text:style-name="P38"/>
      <text:p text:style-name="P38">Opción b: </text:p>
      <text:p text:style-name="P38"/>
      <text:p text:style-name="P38">Hacer la query cada vez para que regrese la lista, y seleccionar el no.5 como el quinto de la lista de resultado ???</text:p>
      <text:p text:style-name="P38"/>
      <text:p text:style-name="P38">Opción c:</text:p>
      <text:p text:style-name="P38"/>
      <text:p text:style-name="P38">Volver a la solución propuesta inicialmente de objetos en python, p.ej. Definir una clase “equipment” con una función “addFromDB(NoEquipo), y entonces hacer una lista de equipos:</text:p>
      <text:p text:style-name="P38"/>
      <text:p text:style-name="P38">equipment = []<text:tab/><text:tab/>#lista de todos los equipments</text:p>
      <text:p text:style-name="P38"/>
      <text:p text:style-name="P38"><text:soft-page-break/>for i = 1 to NEquip:</text:p>
      <text:p text:style-name="P38"><text:tab/><text:tab/>ListaEquipments.append(Equipment.addFromDB(i))</text:p>
      <text:p text:style-name="P30"/>
      <text:p text:style-name="Text_20_body"/>
      <text:h text:style-name="Heading_20_3" text:outline-level="3">Error codes</text:h>
      <text:p text:style-name="Text_20_body"/>
      <text:p text:style-name="Text_20_body">The EINSTEIN modules should return a value indicating to the GUI which action to be taken.</text:p>
      <text:p text:style-name="Text_20_body"/>
      <text:p text:style-name="Text_20_body">-&gt; ErrorHandling to be defined !!!</text:p>
      <text:p text:style-name="Text_20_body"/>
      <text:p text:style-name="Text_20_body">Table xxx Return values of modules</text:p>
      <text:p text:style-name="Text_20_body"/>
      <table:table table:name="Table3" table:style-name="Table3">
        <table:table-column table:style-name="Table3.A"/>
        <table:table-column table:style-name="Table3.B"/>
        <table:table-row>
          <table:table-cell table:style-name="Table3.A1" office:value-type="string">
            <text:p text:style-name="Text_20_body">1</text:p>
          </table:table-cell>
          <table:table-cell table:style-name="Table3.B1" office:value-type="string">
            <text:p text:style-name="Text_20_body">Normal execution of the module without error</text:p>
          </table:table-cell>
        </table:table-row>
        <table:table-row>
          <table:table-cell table:style-name="Table3.A2" office:value-type="string">
            <text:p text:style-name="Text_20_body"/>
          </table:table-cell>
          <table:table-cell table:style-name="Table3.B2" office:value-type="string">
            <text:p text:style-name="Text_20_body"/>
          </table:table-cell>
        </table:table-row>
        <table:table-row>
          <table:table-cell table:style-name="Table3.A2" office:value-type="string">
            <text:p text:style-name="Text_20_body"/>
          </table:table-cell>
          <table:table-cell table:style-name="Table3.B2" office:value-type="string">
            <text:p text:style-name="Text_20_body"/>
          </table:table-cell>
        </table:table-row>
        <table:table-row>
          <table:table-cell table:style-name="Table3.A2" office:value-type="string">
            <text:p text:style-name="Text_20_body"/>
          </table:table-cell>
          <table:table-cell table:style-name="Table3.B2" office:value-type="string">
            <text:p text:style-name="Text_20_body"/>
          </table:table-cell>
        </table:table-row>
      </table:table>
      <text:p text:style-name="Text_20_body"/>
      <text:p text:style-name="P30">Xxxx maybe we could define some global constants such as MODULE_OK, MODULE_ERR, ... ???</text:p>
      <text:p text:style-name="Text_20_body"/>
      <text:h text:style-name="Heading_20_2" text:outline-level="2">Data format for communication between modules</text:h>
      <text:p text:style-name="Text_20_body"/>
      <text:p text:style-name="Text_20_body">Internal communication in between the modules can be realised via the class Interfaces.</text:p>
      <text:p text:style-name="Text_20_body"/>
      <text:p text:style-name="Text_20_body">All intermediate processing results that should not be lost, if a fatal error occurs somewhere in the program, should be passed via SQL Table, e.g.:</text:p>
      <text:p text:style-name="Text_20_body"/>
      <text:list text:style-name="L5">
        <text:list-item>
          <text:p text:style-name="P66">results that are difficult or costly (in calculation time) to be recalculated)</text:p>
        </text:list-item>
        <text:list-item>
          <text:p text:style-name="P66">intermediate results that require a lot of user-interaction (decision taking, mouse clicking) and should not be lost</text:p>
        </text:list-item>
        <text:list-item>
          <text:p text:style-name="P66">intermediate results that are concluded and can already be stored for definitive backup in the DB.</text:p>
        </text:list-item>
      </text:list>
      <text:p text:style-name="Text_20_body"/>
      <text:h text:style-name="Heading_20_3" text:outline-level="3">Heat demand and heat availability curves</text:h>
      <text:p text:style-name="Text_20_body"/>
      <text:p text:style-name="Text_20_body">Each component module of the heat supply system will receive as an input the heat demand and heat availablability curve (detailed temperature and time-dependent heat demand QD(T,t) curves and heat availability (waste heat) QA(T,t) curves).</text:p>
      <text:p text:style-name="Text_20_body"/>
      <text:p text:style-name="Text_20_body">Modified values of this arrays will be returned to the core for further processing. </text:p>
      <text:p text:style-name="Text_20_body"/>
      <text:p text:style-name="P46">QD(T,t) / QA(T,t) is given in energy units (energy per time interval), so that the annual integral can be calculated by a simple sum. QD/QA should give cumulative values in temperature.</text:p>
      <text:p text:style-name="Text_20_body"/>
      <text:p text:style-name="Text_20_body">Additionally, the annually integrated QDa(T) and QAa(T) [MWh-ºC] should be given. </text:p>
      <text:p text:style-name="Text_20_body"><draw:frame draw:style-name="fr4" draw:name="Object1" text:anchor-type="as-char" svg:width="4.438cm" svg:height="1.155cm" draw:z-index="1"><draw:object xlink:href="./Object 1" xlink:type="simple" xlink:show="embed" xlink:actuate="onLoad"/><draw:image xlink:href="./ObjectReplacements/Object 1" xlink:type="simple" xlink:show="embed" xlink:actuate="onLoad"/></draw:frame></text:p>
      <text:p text:style-name="Text_20_body"/>
      <text:p text:style-name="Text_20_body">The temperature curves should be represented in the form of a list (python concept) of discrete values given in pre-determined temperature steps, e.g. : </text:p>
      <text:p text:style-name="Text_20_body"/>
      <text:p text:style-name="Text_20_body">Predetermined temperatures (temperature list)[ºC]:</text:p>
      <text:p text:style-name="Text_20_body"/>
      <text:p text:style-name="Text_20_body"><text:soft-page-break/>T = [0, 5, 10, 15, 20,...., 395, 400], step in <text:span text:style-name="T12">D</text:span>T=5 K, including a value for 0 ºC.</text:p>
      <text:p text:style-name="Text_20_body">An additional value (at the position for NT+1) should be included for the TOTAL heat demand (including the fraction for T &gt; 400 ºC).</text:p>
      <text:p text:style-name="Text_20_body"><text:s/><text:line-break/>Temperature-dependent heat demand curve [kWh] : </text:p>
      <text:p text:style-name="Text_20_body">QDa(T) = [0, 0, 100, 200, 400, 500,...., 500, 500] </text:p>
      <text:p text:style-name="Text_20_body"><text:s/></text:p>
      <text:p text:style-name="Text_20_body">Note: accumulated values in T should be given resulting in monotonous curves (ascending with T for QD, descending with T for QA), so that the total demand is given by</text:p>
      <text:p text:style-name="Text_20_body"/>
      <text:p text:style-name="Text_20_body">QDa_tot =QDa[NT+1]</text:p>
      <text:p text:style-name="Text_20_body"/>
      <text:p text:style-name="Text_20_body">whereas the total availability is</text:p>
      <text:p text:style-name="Text_20_body"/>
      <text:p text:style-name="Text_20_body">QAa_tot = QAa[0]</text:p>
      <text:p text:style-name="Text_20_body"/>
      <text:p text:style-name="P46">Table 1. Numerical example of a heat demand matrix QDh(T,t)</text:p>
      <text:p text:style-name="P30"><draw:frame draw:style-name="fr2" draw:name="graphics1" text:anchor-type="paragraph" svg:width="14cm" svg:height="2.849cm" draw:z-index="2"><draw:image xlink:href="Pictures/2000018F000054570000112B981CA680.svm" xlink:type="simple" xlink:show="embed" xlink:actuate="onLoad"/></draw:frame></text:p>
      <text:p text:style-name="P30"/>
      <text:p text:style-name="P28"><draw:frame draw:style-name="fr3" draw:name="graphics2" text:anchor-type="paragraph" svg:width="9.999cm" svg:height="6.68cm" draw:z-index="3"><draw:image xlink:href="Pictures/2000013200003715000024EB61E2956A.svm" xlink:type="simple" xlink:show="embed" xlink:actuate="onLoad"/></draw:frame></text:p>
      <text:p text:style-name="P28"><draw:frame draw:style-name="fr3" draw:name="graphics4" text:anchor-type="paragraph" svg:width="9.999cm" svg:height="6.65cm" draw:z-index="4"><draw:image xlink:href="Pictures/2000012F000036B100002473864CE381.svm" xlink:type="simple" xlink:show="embed" xlink:actuate="onLoad"/></draw:frame><text:soft-page-break/></text:p>
      <text:p text:style-name="P28"><draw:frame draw:style-name="fr3" draw:name="graphics5" text:anchor-type="paragraph" svg:width="9.999cm" svg:height="6.699cm" draw:z-index="5"><draw:image xlink:href="Pictures/200000F50000367F00002491A37718A3.svm" xlink:type="simple" xlink:show="embed" xlink:actuate="onLoad"/></draw:frame></text:p>
      <text:p text:style-name="P28"/>
      <text:p text:style-name="P28">Figure 1a – c. Graphical representation of the numerical data from table 1 (rows and columns marked in yellow)</text:p>
      <text:p text:style-name="P28"/>
      <text:p text:style-name="P28"/>
      <text:h text:style-name="Heading_20_2" text:outline-level="2">GUI Text and translations</text:h>
      <text:p text:style-name="P43"/>
      <text:p text:style-name="P29">xxx to be checked xxx</text:p>
      <text:p text:style-name="P28"/>
      <text:p text:style-name="P43">Tools used:</text:p>
      <text:p text:style-name="P28"><text:s/><text:line-break/><text:a xlink:type="simple" xlink:href="http://translationproject.org/html/welcome.html">http://translationproject.org/html/welcome.html</text:a> <text:line-break/><text:line-break/><text:a xlink:type="simple" xlink:href="http://www.gnu.org/software/gettext/manual/gettext.html">http://www.gnu.org/software/gettext/manual/gettext.html</text:a> <text:line-break/></text:p>
      <text:p text:style-name="P43">el módulo gettext usado por python es una implementación del gettext de GNU. <text:line-break/><text:line-break/><text:line-break/>1. Los textos a ser localizados se escriben de una forma especial: _('texto a localizar'). Lo puedes ver en panelQ1.py</text:p>
      <text:p text:style-name="P43"><text:s/><text:line-break/>2. Se ejecuta un programa (que forma parte de la distribución de Python) que lee todos <text:soft-page-break/>los ficheros del proyecto, y genera un fichero de salida, llamado por defecto messages.pot. Este programa se llama pygettext.py y deberías tenerlo, si quieres probar. <text:line-break/><text:line-break/>3. Se hacen copias idénticas de ese message.pot para cada uno de los idiomas. A las copias se les ponen nombres como de.po, en.po, es.po etc. Cada uno de estos ficheros contiene el texto en inglés original, y el espacio vacío para la traducción. Tienes ejemplos de todo esto en la carpeta locale.</text:p>
      <text:p text:style-name="P28"><text:span text:style-name="T15"><text:s/><text:line-break/><text:line-break/>4. Los traductores hacen las respectivas traducciones usando herramientas disponibles para Windows, Unix, etc. Como son ficheros de texto, también se pueden editar con el Notepad, si hiciera falta, pero es mejor usar herramientas especializadas. Yo he usado el gtranslator, que funciona en Unix bajo Gnome, pero hay otros para Windows, p.ej. poedit (</text:span><text:a xlink:type="simple" xlink:href="http://www.poedit.net/"><text:span text:style-name="T15">http://www.poedit.net/</text:span></text:a><text:span text:style-name="T15"> ) que funciona bajo Unix y Windows (escrito usando wxWidgets) <text:line-break/><text:line-break/>5. Al terminar, los traductores nos mandan los ficheros. Se procesan con otro programa python y se obtienen ficheros binarios de.mo, en.mo, etc. Éstos se instalan sin más en la estructura de directorios en locale.</text:span></text:p>
      <text:p text:style-name="P43"><text:s/><text:line-break/><text:line-break/>6. Durante la ejecución, el texto original en inglés sirve de clave para un diccionario, donde se va a buscar el texto traducido. Pero eso es automático, ni el programador ni mucho menos el usuario se enteran de nada.</text:p>
      <text:p text:style-name="P43"><text:s/><text:line-break/></text:p>
      <text:h text:style-name="P48" text:outline-level="1">How-to's</text:h>
      <text:p text:style-name="Text_20_body"/>
      <text:h text:style-name="Heading_20_2" text:outline-level="2">Basic set-up for working with EINSTEIN developers version</text:h>
      <text:p text:style-name="Standard"/>
      <text:p text:style-name="Text_20_body">Step 0: Install basic software: MySQL + Python</text:p>
      <text:p text:style-name="Text_20_body"/>
      <text:p text:style-name="Text_20_body">Step 1: Install Einstein Python files</text:p>
      <text:p text:style-name="Text_20_body"/>
      <text:p text:style-name="Text_20_body">Step 2: Install SQL data base and fill with data</text:p>
      <text:p text:style-name="Text_20_body"/>
      <text:h text:style-name="Heading_20_2" text:outline-level="2">Installation of basic software</text:h>
      <text:p text:style-name="Text_20_body"/>
      <text:h text:style-name="Heading_20_3" text:outline-level="3">Python</text:h>
      <text:p text:style-name="Text_20_body"/>
      <text:p text:style-name="Text_20_body">a) python</text:p>
      <text:p text:style-name="Text_20_body"><text:s/><text:line-break/><text:a xlink:type="simple" xlink:href="http://www.python.org/ftp/python/2.5.1/python-2.5.1.msi">http://www.python.org/ftp/python/2.5.1/python-2.5.1.msi</text:a> <text:line-break/></text:p>
      <text:p text:style-name="Text_20_body">b) python mysql connector MySQL-python-1.2.2.win32-py2.5.exe</text:p>
      <text:p text:style-name="Text_20_body"/>
      <text:p text:style-name="Text_20_body">http://sourceforge.net/projects/mysql-python/</text:p>
      <text:p text:style-name="Text_20_body"><text:line-break/>c) python graphics library MatPlotLib</text:p>
      <text:p text:style-name="Text_20_body"/>
      <text:p text:style-name="P46">http://sourceforge.net/projects/matplotlib/</text:p>
      <text:p text:style-name="Text_20_body"/>
      <text:p text:style-name="Text_20_body">d) numpy library</text:p>
      <text:p text:style-name="Text_20_body"/>
      <text:p text:style-name="P46">http://sourceforge.net/projects/numpy/</text:p>
      <text:p text:style-name="Text_20_body"/>
      <text:h text:style-name="Heading_20_3" text:outline-level="3">MySQL</text:h>
      <text:p text:style-name="Text_20_body"/>
      <text:p text:style-name="Text_20_body">a) mysql</text:p>
      <text:p text:style-name="Text_20_body"><text:s/><text:line-break/><text:a xlink:type="simple" xlink:href="http://dev.mysql.com/get/Downloads/MySQL-5.0/mysql-5.0.45-win32.zip/from/pick#mirrors">http://dev.mysql.com/get/Downloads/MySQL-5.0/mysql-5.0.45-win32.zip/from/pick#mirrors</text:a> <text:line-break/><text:line-break/><text:line-break/>b) optional: complementary mysql gui-tools (allow for handling data in the database independently of the Einstein tool).</text:p>
      <text:p text:style-name="Text_20_body"><text:s/><text:line-break/><text:a xlink:type="simple" xlink:href="http://dev.mysql.com/downloads/gui-tools/5.0.html">http://dev.mysql.com/downloads/gui-tools/5.0.html</text:a> <text:s/><text:line-break/><text:line-break/></text:p>
      <text:h text:style-name="Heading_20_2" text:outline-level="2">How to install Einstein Python files</text:h>
      <text:p text:style-name="Standard"/>
      <text:p text:style-name="Text_20_body">Create the folder “einstein” within C:\Python25</text:p>
      <text:p text:style-name="Standard"/>
      <text:p text:style-name="Text_20_body">Copy the current version of the einstein Python files into the “einstein” folder.</text:p>
      <text:p text:style-name="Text_20_body"/>
      <text:h text:style-name="Heading_20_2" text:outline-level="2">How to install Einstein MySQL data base</text:h>
      <text:p text:style-name="Standard"/>
      <text:h text:style-name="Heading_20_3" text:outline-level="3">How to install Einstein MySQL data base</text:h>
      <text:p text:style-name="Standard"/>
      <text:p text:style-name="P25">a) From MySQL Administrator</text:p>
      <text:p text:style-name="Text_20_body"><text:soft-page-break/></text:p>
      <text:p text:style-name="Text_20_body">Open MySQL Administrator </text:p>
      <text:p text:style-name="Text_20_body">Select “Tools/MySQL Command Line Client” (Enter password)</text:p>
      <text:p text:style-name="Text_20_body"/>
      <text:p text:style-name="P19">#import the einstein database<text:line-break/><text:span text:style-name="T7">source &lt;path&gt;\einsteinDB_v000.txt </text:span><text:line-break/></text:p>
      <text:p text:style-name="Text_20_body"/>
      <text:p text:style-name="P25">b) From Windows Command line:</text:p>
      <text:p text:style-name="P19"/>
      <text:p text:style-name="P19">#connect to the mysqlserver <text:line-break/><text:span text:style-name="T7">mysql -h localhost -u root -p</text:span> <text:line-break/><text:line-break/><text:line-break/>#import the einstein database<text:line-break/><text:span text:style-name="T7">source &lt;path&gt;\einsteinDB_v000.txt </text:span><text:line-break/></text:p>
      <text:p text:style-name="P19"/>
      <text:h text:style-name="Heading_20_3" text:outline-level="3">How to fill database with basic data set</text:h>
      <text:p text:style-name="Standard"/>
      <text:p text:style-name="P42">Go to the folder tmp_dev (within the Pyhton code)</text:p>
      <text:p text:style-name="P42">Execute one after the other the different files “datafill___.py” (by just double clicking on the files).</text:p>
      <text:p text:style-name="P26"/>
      <text:h text:style-name="Heading_20_3" text:outline-level="3">How to check data manually from MySQL query browser</text:h>
      <text:p text:style-name="Standard"/>
      <text:p text:style-name="P26">Open <text:span text:style-name="T7">MySQL Query Browser</text:span></text:p>
      <text:p text:style-name="P27"/>
      <text:p text:style-name="P40">Select data base and table</text:p>
      <text:p text:style-name="P40"/>
      <text:p text:style-name="P40">Execute query, e.g.:</text:p>
      <text:p text:style-name="P41">SELECT * FROM qprocessdata q;</text:p>
      <text:p text:style-name="Text_20_body"/>
      <text:h text:style-name="Heading_20_2" text:outline-level="2">Access to MySQL data base from Python modules</text:h>
      <text:p text:style-name="Text_20_body"/>
      <text:p text:style-name="Text_20_body">Xxx</text:p>
      <text:p text:style-name="Text_20_body"/>
      <text:p text:style-name="Text_20_body"/>
      <text:h text:style-name="Heading_20_2" text:outline-level="2">SQL commands for modifying the existing data base</text:h>
      <text:p text:style-name="Text_20_body"/>
      <text:p text:style-name="Text_20_body">-- select database</text:p>
      <text:p text:style-name="Text_20_body">USE einstein;</text:p>
      <text:p text:style-name="Text_20_body"/>
      <text:p text:style-name="Text_20_body">-- to create a new table (same command)</text:p>
      <text:p text:style-name="Text_20_body">CREATE TABLE newtable (</text:p>
      <text:p text:style-name="Text_20_body"><text:s/>newtable_ID INTEGER UNSIGNED NOT NULL AUTO_INCREMENT COMMENT 'The ID',</text:p>
      <text:p text:style-name="Text_20_body"><text:s/>IndexNo INTEGER UNSIGNED NOT NULL DEFAULT 0 COMMENT 'index number',</text:p>
      <text:p text:style-name="Text_20_body"><text:s/>PRIMARY KEY (newtable_ID)</text:p>
      <text:p text:style-name="Text_20_body">)</text:p>
      <text:p text:style-name="Text_20_body">COMMENT = 'a new table';</text:p>
      <text:p text:style-name="Text_20_body"/>
      <text:p text:style-name="Text_20_body"/>
      <text:p text:style-name="Text_20_body"/>
      <text:p text:style-name="Text_20_body">-- to add a column to an existing table</text:p>
      <text:p text:style-name="Text_20_body">ALTER TABLE newtable ADD COLUMN newCol VARCHAR(45) NOT NULL COMMENT 'some text' AFTER IndexNo;</text:p>
      <text:p text:style-name="Text_20_body"><text:soft-page-break/>-- AFTER defines the position of the column in this case after IndexNo</text:p>
      <text:p text:style-name="Text_20_body"/>
      <text:p text:style-name="Text_20_body"/>
      <text:p text:style-name="Text_20_body"/>
      <text:p text:style-name="Text_20_body">-- to modify the properties of an existing column in an existing table</text:p>
      <text:p text:style-name="Text_20_body">ALTER TABLE newtable MODIFY COLUMN newCol INTEGER UNSIGNED NOT NULL COMMENT 'some text';</text:p>
      <text:p text:style-name="Text_20_body">-- in this case changes the newCol data type VARCHAR(45) into INTEGER UNSIGNED</text:p>
      <text:p text:style-name="Text_20_body"/>
      <text:p text:style-name="Text_20_body"/>
      <text:p text:style-name="Text_20_body">-- to rename a column</text:p>
      <text:p text:style-name="Text_20_body">ALTER TABLE newtable CHANGE COLUMN newCol newColumn INTEGER UNSIGNED NOT NULL COMMENT 'some text';</text:p>
      <text:p text:style-name="Text_20_body"/>
      <text:p text:style-name="Text_20_body"/>
      <text:p text:style-name="Text_20_body"/>
      <text:p text:style-name="Text_20_body">-- to rename a table</text:p>
      <text:p text:style-name="Text_20_body">ALTER TABLE newtable RENAME TO znewtable;</text:p>
      <text:p text:style-name="Text_20_body"/>
      <text:p text:style-name="Text_20_body"/>
      <text:h text:style-name="Heading_20_2" text:outline-level="2">How to import data from files into MySQL:</text:h>
      <text:p text:style-name="Text_20_body"/>
      <text:p text:style-name="Text_20_body">--&gt;</text:p>
      <text:p text:style-name="Text_20_body"><text:a xlink:type="simple" xlink:href="http://dev.mysql.com/doc/refman/5.0/en/load-data.html">http://dev.mysql.com/doc/refman/5.0/en/load-data.html</text:a></text:p>
      <text:p text:style-name="Text_20_body"/>
      <text:p text:style-name="Text_20_body"/>
      <text:h text:style-name="Heading_20_2" text:outline-level="2">How to export /import) the whole database (including data): sqldump</text:h>
      <text:p text:style-name="Text_20_body"/>
      <text:p text:style-name="Text_20_body"/>
      <text:h text:style-name="Heading_20_3" text:outline-level="3">Dump a database</text:h>
      <text:p text:style-name="Text_20_body"/>
      <text:p text:style-name="P71">In order to do a DUMP of the SQL database the following should be executed in the <text:s/>command window (black ) (cmd):</text:p>
      <text:p text:style-name="P71"><text:s/><text:line-break/><text:line-break/>Execute:<text:line-break/><text:line-break/><text:span text:style-name="T7">&gt; mysqldump --opt --user=root einstein &gt;database.sql </text:span></text:p>
      <text:p text:style-name="P19"/>
      <text:p text:style-name="P19">(optional --password=yourpassword should be put if the database is passwd protected)</text:p>
      <text:p text:style-name="P19"/>
      <text:p text:style-name="P19">This command creates a dump of database <text:span text:style-name="T7">einstein</text:span> and puts it in <text:span text:style-name="T7">database.sql</text:span><text:span text:style-name="T11"> (name is arbitrary), in the C:\.</text:span><text:line-break/><text:line-break/>This works if the MySQL directory is included in the PATH at your computer. Otherwise go to your MySQL directory, e.g.: </text:p>
      <text:p text:style-name="P19"/>
      <text:p text:style-name="P19">C:\Archivos de programa\MySQL\MySQL Server 5.0\bin <text:line-break/></text:p>
      <text:p text:style-name="P19">and execute the <text:span text:style-name="T7">mysqldump</text:span> command there.</text:p>
      <text:p text:style-name="P19"/>
      <text:h text:style-name="Heading_20_3" text:outline-level="3">Restore database from dump</text:h>
      <text:p text:style-name="P19"/>
      <text:p text:style-name="P19">Open the command window (cmd).</text:p>
      <text:p text:style-name="P19">Execute:</text:p>
      <text:p text:style-name="P19"/>
      <text:p text:style-name="P33">mysql --user=root </text:p>
      <text:p text:style-name="P37"><text:soft-page-break/>(---&gt; cursor changes to mysql&gt;)</text:p>
      <text:p text:style-name="P33"><text:span text:style-name="T11"/></text:p>
      <text:p text:style-name="P33"><text:span text:style-name="T11">mysql&gt; </text:span>create database einstein;</text:p>
      <text:p text:style-name="P33"><text:span text:style-name="T11">mysql&gt; </text:span>use einstein;</text:p>
      <text:p text:style-name="P33"><text:span text:style-name="T11">mysql&gt; </text:span>source C:\dumpdatabase.sql </text:p>
      <text:p text:style-name="P19"/>
      <text:p text:style-name="P19">This creates the database <text:span text:style-name="T7">einstein</text:span> from <text:span text:style-name="T7">dumpdatabase.sql</text:span>.</text:p>
      <text:p text:style-name="P19"/>
      <text:p text:style-name="P19">You can check if database created:</text:p>
      <text:p text:style-name="P19"/>
      <text:p text:style-name="P33"><text:span text:style-name="T11">mysql&gt; </text:span>show databases; -&gt; <text:span text:style-name="T11">shows the existing databases</text:span></text:p>
      <text:p text:style-name="P33"/>
      <text:h text:style-name="P48" text:outline-level="1">Other stuff to be revised XXX</text:h>
      <text:p text:style-name="Standard"/>
      <text:h text:style-name="Heading_20_3" text:outline-level="3">Mail Heiko 09/11/2007: first steps with Python and MySQL</text:h>
      <text:p text:style-name="P19"><text:line-break/><text:span text:style-name="T5">xxxStoyan: si hay algo util aqui para el developers manual y – en este caso – ordenarlo e limpiarlo. El resto o borrarlo o guardarlo en un documento a parte ... </text:span></text:p>
      <text:p text:style-name="P31"/>
      <text:p text:style-name="P19">Attached you find the mysql database to import and the python table.py script this <text:line-break/>will access the database and return the data's as a dictionary object with its format {key:value, key:value, ......} <text:line-break/>where key is the column name and value its value <text:line-break/>and here is the how to: <text:line-break/><text:line-break/>The following software will be needed : <text:line-break/><text:line-break/>#python <text:line-break/><text:a xlink:type="simple" xlink:href="http://www.python.org/ftp/python/2.5.1/python-2.5.1.msi">http://www.python.org/ftp/python/2.5.1/python-2.5.1.msi</text:a> <text:line-break/><text:line-break/><text:line-break/>#mysql <text:line-break/><text:a xlink:type="simple" xlink:href="http://dev.mysql.com/get/Downloads/MySQL-5.0/mysql-5.0.45-win32.zip/from/pick#mirrors">http://dev.mysql.com/get/Downloads/MySQL-5.0/mysql-5.0.45-win32.zip/from/pick#mirrors</text:a> <text:line-break/><text:line-break/><text:line-break/>#optional mysql gui-tools <text:line-break/><text:a xlink:type="simple" xlink:href="http://dev.mysql.com/downloads/gui-tools/5.0.html">http://dev.mysql.com/downloads/gui-tools/5.0.html</text:a> <text:line-break/>it`s a easy way to store some data into the database with the query tool <text:line-break/><text:line-break/><text:line-break/>#the python mysql connector MySQL-python-1.2.2.win32-py2.5.exe <text:line-break/><text:a xlink:type="simple" xlink:href="http://sourceforge.net/project/showfiles.php?group_id=22307&amp;package_id=15775">http://sourceforge.net/project/showfiles.php?group_id=22307&amp;package_id=15775</text:a> <text:line-break/><text:line-break/>In Windows / Start - Execute - put “cmd” - accept -&gt; Dos window opens</text:p>
      <text:p text:style-name="P19"/>
      <text:p text:style-name="P37">In the comand window execute:</text:p>
      <text:p text:style-name="P19"><text:line-break/>#connect to the mysqlserver <text:line-break/><text:line-break/><text:span text:style-name="T7">mysql -h localhost -u root -p</text:span> <text:line-break/><text:line-break/><text:line-break/>#import the einstein database<text:line-break/><text:line-break/><text:span text:style-name="T7">source &lt;path&gt;\einstein_SQL.txt </text:span><text:line-break/><text:line-break/>See existing databases and delete databases</text:p>
      <text:p text:style-name="P37">In the comand window execute:</text:p>
      <text:p text:style-name="P37"/>
      <text:p text:style-name="P37">C:\Documents and settings&gt; <text:span text:style-name="T7">cd Administrator </text:span>#enter</text:p>
      <text:p text:style-name="P37">C:\Documents and settings\Administrator&gt; <text:span text:style-name="T7">mysql -u root -p</text:span></text:p>
      <text:p text:style-name="P37">enter passwd:******</text:p>
      <text:p text:style-name="P37"/>
      <text:p text:style-name="P37"/>
      <text:p text:style-name="P37"># in this mode the comands end with ;</text:p>
      <text:p text:style-name="P37"/>
      <text:p text:style-name="P37">mysql&gt; <text:span text:style-name="T7">show databases;</text:span></text:p>
      <text:p text:style-name="P37"><text:soft-page-break/>+--------------------+<text:line-break/>| Database           |<text:line-break/>+--------------------+<text:line-break/>| information_schema |<text:line-break/>| einstein           |<text:line-break/>| mysql              |<text:line-break/>| new_einstein       |<text:line-break/>| test               |<text:line-break/>+--------------------+<text:line-break/>5 rows in set (0.06 sec) </text:p>
      <text:p text:style-name="P19"/>
      <text:p text:style-name="P19">mysql&gt; <text:span text:style-name="T6">drop database einstein;</text:span><text:line-break/>Query OK, 14 rows affected (1.00 sec)<text:line-break/></text:p>
      <text:p text:style-name="P19"/>
      <text:p text:style-name="P33">To restart the server:</text:p>
      <text:p text:style-name="P19">to restart: you should have a little icon in you system tray (bottom right beside the clock) there is a icon called "MySQL System Tray Monitor" <text:line-break/>right click it than you see the menu -choose "shutdown Instance" and than "start instance" </text:p>
      <text:p text:style-name="P19"/>
      <text:p text:style-name="P19"/>
      <text:p text:style-name="P19">Mail Heiko 13.11.2007</text:p>
      <text:p text:style-name="P19">Query Browser commands</text:p>
      <text:p text:style-name="P19"/>
      <text:p text:style-name="P19">Here some SQL examples: <text:line-break/>#the basic query functions are <text:line-break/><text:line-break/><text:line-break/>SELECT &lt;(tablename.)columns&gt; FROM &lt;table(s)&gt; (WHERE &lt;condition&gt;) <text:line-break/><text:line-break/>INSERT INTO &lt;table&gt; (&lt;columns&gt;) VALUES (&lt;values&gt;) <text:line-break/><text:line-break/>UPDATE &lt;table&gt; SET (&lt;(tablename.)column&gt;=&lt;value&gt;) WHERE &lt;condition&gt; <text:line-break/><text:line-break/>DELETE &lt;(tablename.)columns&gt; FROM &lt;table(s)&gt; WHERE &lt;condition&gt; <text:line-break/><text:line-break/><text:line-break/>#this selects the whole table Questionnaire, the * is a placeholder for each column in the table. <text:line-break/>SELECT * FROM Questionnaire <text:line-break/><text:line-break/>#to select a distinct row in the table Questionnaire <text:line-break/>SELECT * FROM Questionnaire WHERE Questionnaire_ID=2 <text:line-break/><text:line-break/>#to select a distinct row and distinct columns in the table Questionnaire <text:line-break/>SELECT Name, City, Email, Fax FROM Questionnaire WHERE Questionnaire_ID=2 <text:line-break/><text:line-break/>#to select two tables <text:line-break/>SELECT Questionnaire.Name, Questionnaire.City, NACECode.NACE, NACECode. NACESub FROM Questionnaire, NACECode WHERE Questionnaire.Questionnaire_ID=2 AND NACECode.Questionnaire_id = Questionnaire_ID <text:line-break/><text:line-break/><text:line-break/>#some example to get the total of fuel consumption by one query <text:line-break/><text:line-break/>SELECT SUM(MFUEL) AS totalMFUEL FROM QFuel WHERE Questionnaire_id=2 <text:line-break/><text:line-break/>#or to get the average value <text:line-break/><text:soft-page-break/><text:line-break/>SELECT AVG(MFUEL) AS averageMFUEL FROM QFuel WHERE Questionnaire_id=2 <text:line-break/><text:line-break/><text:line-break/>You can simply use the MySQL Query Browser to the some query strings, if you use the Query Browser <text:line-break/>or the MySQL command shell you need to put a semicolon at the end of each command string. <text:line-break/><text:line-break/><text:line-break/># to get a distinct value from a table in python <text:line-break/>import MySQLdb, table <text:line-break/>db = MySQLdb.connect(user="root", passwd="&lt;pass&gt;", db="einstein") <text:line-break/>Generationhc = table.Table(db, "QGenerationhc") <text:line-break/>Generationhc.search("Questionnaire_id=%s" % Qid) <text:line-break/><text:line-break/><text:line-break/>print Generationhc[0]['EQUIPMENT'] #this will give you the first equipments name <text:line-break/><text:line-break/>print Generationhc[1]['EQUIPMENT'] #and this the second… <text:line-break/><text:line-break/># Generationhc[n][columnname] this gives you the n-th value of &lt;columnname&gt; <text:line-break/></text:p>
      <text:p text:style-name="P19">SummaryStoyan</text:p>
      <text:p text:style-name="P19"/>
      <text:p text:style-name="P19">Example:</text:p>
      <text:p text:style-name="P19"/>
      <text:p text:style-name="P19">SELECT * FROM new_einstein.dbfuel #selects all entries in the dbfuel table </text:p>
      <text:p text:style-name="P19"/>
      <text:p text:style-name="P19">DELETE FROM new_einstein.dbfuel WHERE DBFuel_ID = 45 # deletes the entry with <text:s text:c="10"/>#ID=45</text:p>
      <text:p text:style-name="P19"/>
      <text:h text:style-name="Heading_20_2" text:outline-level="2">Old information not actually for use, based on table.py</text:h>
      <text:p text:style-name="P19"><text:line-break/>Now you can test the database connection with the Python GUI <text:line-break/>copy the table.py file into the Python directory to import the script <text:line-break/><text:line-break/>you can type the code lines direct into the python shell: <text:line-break/><text:line-break/>#import the mysqlconnector and the table script <text:line-break/>import MySQLdb, table <text:line-break/><text:line-break/>#connect to the database <text:line-break/>db = MySQLdb.connect(user="root", passwd="", db="einstein") <text:line-break/>#select the questionnare table trough the table class <text:line-break/>s = table.Table(db, "Questionnaire") <text:line-break/>#or more tables <text:line-break/>s = table.Table(db, "Questionnaire, NACECode") <text:line-break/><text:line-break/><text:line-break/>#To insert a new record {'&lt;columnName&gt;':'&lt;Value&gt;', ......} <text:line-break/>s.insert ({'NAME':'test3', 'CITY':'Berlin', 'description':'nop'}) <text:line-break/><text:line-break/><text:line-break/>#to iterate trough the data <text:line-break/>for i in s: print i['Questionnaire_ID'], i['NAME'], i['CITY'] <text:line-break/><text:line-break/><text:line-break/><text:soft-page-break/>#some examples to add search parameter <text:line-break/>s.search("Name='test2'") <text:line-break/>s.search("Name='test2' AND CITY='Berlin'") <text:line-break/>s.search("Name='test2' OR Name='test1'") <text:line-break/>s.search("PRODCOST &gt; 2000") <text:line-break/>s.search("PRODCOST &gt; 2000") <text:line-break/><text:line-break/>#to connect 2 tables (Questionaire and NACECode) <text:line-break/>s.search("Questionnaire.NACECode_id=NACECode_ID") <text:line-break/>#then you can access Questionnaire data and the Nacecode <text:line-break/><text:line-break/>#to sort the data <text:line-break/>s.sort("NAME ASC") or s.sort("NAME DESC") <text:line-break/><text:line-break/><text:line-break/>#to update an existing record set first the id of the record to change <text:line-break/>s.search("Questionnaire_ID=1") <text:line-break/>#to alter some columns <text:line-break/>s.update ({'NAME:'Heiko', 'CITY':'Berlin'}) <text:line-break/><text:line-break/><text:line-break/><text:line-break/>An example to calculate sum the annual consumption of fuels 1 to 4 <text:line-break/>(cells in [MWh/year (LCV)] <text:line-break/><text:line-break/>&lt;&lt;&lt;&lt; <text:line-break/><text:line-break/>def annual_consumption_fuels(Qid): <text:s text:c="4"/>#define the function with one parameter the Questionnaire_ID <text:line-break/><text:line-break/> <text:s text:c="2"/>s = table.Table(db, "QFuel") <text:s text:c="28"/>#select the table <text:line-break/> <text:s text:c="2"/>s.search("Questionnaire_id=%s" % Qid) <text:s text:c="9"/>#select the right Questionnaire_id in the QFuel <text:line-break/><text:line-break/> <text:s text:c="2"/>total = 0 <text:line-break/> <text:s text:c="9"/>for i in s: <text:s text:c="32"/>#start the iteration trough the results <text:line-break/> <text:s text:c="17"/>total += i['MFUEL'] <text:s text:c="6"/>#add MFUEL on each iteration to total <text:line-break/><text:line-break/><text:line-break/> #i`m not sure where to put the total result, so i store it into the internal data table <text:line-break/><text:line-break/> <text:s text:c="2"/>s = table.Table(db, "InternalData") <text:line-break/> <text:s text:c="2"/>s.search("Questionnaire_id=%s" % Qid) <text:line-break/> <text:s text:c="2"/>s.update(['FUEL_INT':total]) <text:s text:c="6"/>#there have to be already a record stored in InternalData table with the Questionnare ID Qid <text:line-break/><text:line-break/>&gt;&gt;&gt;&gt; <text:line-break/><text:line-break/>#to use the function you just call <text:line-break/><text:line-break/>annual_consumption_fuels(4) <text:line-break/>#and the total amount is stored in the InternalData.FUEL_INT field <text:line-break/>#you can collect all the functions in a script called functions.py and then copy it into the python directory <text:line-break/>#to use it in the python shell by typing <text:line-break/><text:line-break/>import functions <text:line-break/><text:line-break/><text:soft-page-break/>#so you can use all the functions within the functions.py <text:line-break/>#very easy and quick for testing <text:line-break/><text:line-break/></text:p>
      <text:p text:style-name="Text_20_body"/>
      <text:h text:style-name="Heading_20_3" text:outline-level="3">Mail Heiko 16/11/200: access to data bases andQid</text:h>
      <text:p text:style-name="P19"><text:line-break/>#here an example on how to relate all Q(Tables) to an entry in the Questionnaire table import MySQLdb, table </text:p>
      <text:p text:style-name="P19">db = MySQLdb.connect(user="root", passwd="lux", db="einstein")<text:line-break/>s = table.Table(db, "Questionnaire")<text:line-break/><text:line-break/>#first store some data from one industry in the Questionnaire<text:line-break/>#before storing some data in the other Q(tables) witch will be related to the industry<text:line-break/>s.insert ({'NAME':'test3', 'CITY':'Berlin', 'description':'nop'})<text:line-break/>Query: insert into Questionnaire (CITY, NAME, description) values (%s,%s,%s) (('Berlin', 'test3', 'nop'))<text:line-break/><text:span text:style-name="T6">lastQuestionnaire_ID = db.insert_id() <text:s text:c="2"/>#remember the ID given by the mysql server<text:line-break/>print (lastQuestionnaire_ID)<text:line-break/><text:line-break/>11 <text:s text:c="6"/>#in my case it´s the ID 11<text:line-break/><text:line-break/>db.commit() <text:s text:c="2"/>#apply the insert command tho the mysql server </text:span><text:line-break/><text:line-break/>#now we can store some building information from the industry related to the previously stored questionnaire information <text:line-break/>buildings = table.Table(db, "QBuildings")<text:line-break/>buildings.insert ({'Questionnaire_id':<text:span text:style-name="T6">lastQuestionnaire_ID</text:span>, 'BuildingName':'Office', 'UsefulSurface':'250', 'DaysInUse':'365'})<text:line-break/>Query: insert into QBuildings (DaysInUse, Questionnaire_id, UsefulSurface, BuildingName) values (%s,%s,%s,%s) (('365', <text:span text:style-name="T6">11L</text:span>, '250', 'Office'))<text:line-break/>buildings.insert ({'Questionnaire_id':<text:span text:style-name="T6">lastQuestionnaire_ID</text:span>, 'BuildingName':'Storage', 'UsefulSurface':'5000', 'DaysInUse':'365'})<text:line-break/>Query: insert into QBuildings (DaysInUse, Questionnaire_id, UsefulSurface, BuildingName) values (%s,%s,%s,%s) (('365', <text:span text:style-name="T6">11L</text:span>, '5000', 'Storage'))<text:line-break/>buildings.insert ({'Questionnaire_id':<text:span text:style-name="T6">lastQuestionnaire_ID</text:span>, 'BuildingName':'Garage', 'UsefulSurface':'500', 'DaysInUse':'155'})<text:line-break/>Query: insert into QBuildings (DaysInUse, Questionnaire_id, UsefulSurface, BuildingName) values (%s,%s,%s,%s) (('155', <text:span text:style-name="T6">11L</text:span>, '500', 'Garage'))<text:line-break/><text:line-break/><text:span text:style-name="T6">db.commit()</text:span><text:line-break/><text:line-break/>#same principle to all the Q(tables) <text:line-break/>product = table.Table(db, "QProduct")<text:line-break/>product.insert ({'Questionnaire_id':<text:span text:style-name="T6">lastQuestionnaire_ID</text:span>, 'PRODUCT':'Cheese', 'PRODUCTcode':'Et65250'})<text:line-break/>Query: insert into QProduct (Questionnaire_id, PRODUCT, PRODUCTcode) values (%s,%s,%s) ((<text:span text:style-name="T6">11L</text:span>, 'Cheese', 'Et65250'))<text:line-break/>product.insert ({'Questionnaire_id':<text:span text:style-name="T6">lastQuestionnaire_ID</text:span>, 'PRODUCT':'Butter', 'PRODUCTcode':'Bf65793'})<text:line-break/>Query: insert into QProduct (Questionnaire_id, PRODUCT, PRODUCTcode) values (%s,%s,%s) ((<text:span text:style-name="T6">11L</text:span>, 'Butter', 'Bf65793'))<text:line-break/><text:line-break/><text:span text:style-name="T6">db.commit()<text:line-break/><text:line-break/><text:line-break/></text:span>#now you can try something like this<text:line-break/><text:soft-page-break/>import pprint <text:s text:c="14"/>#import the pprint function witch gives you a formated printout <text:line-break/>result = table.Table(db, "Questionnaire, QBuildings, QProduct") <text:s text:c="3"/>#combine some tables<text:line-break/>result.search("QBuildings.Questionnaire_id=Questionnaire.Questionnaire_ID AND QProduct.Questionnaire_id=Questionnaire.Questionnaire_ID AND Questionnaire.Questionnaire_ID=%s" % lastQuestionnaire_ID) <text:s/>#combine tables by Questionnaire_ID<text:line-break/>pprint.pprint(i) #this will list you all the parameters of the combined tables<text:line-break/><text:line-break/>since this is the part of the frontend you just need it for testing<text:line-break/>later i will pass the db and the Questionnaire_ID '<text:span text:style-name="T6">lastQuestionnaire_ID' </text:span>to your function<text:line-break/><text:line-break/>like:<text:line-break/>someFunctionInYourModule(dbConnector, lastQuestionnaire_ID<text:span text:style-name="T6">) #this is a call from the frontend, so it does not matter how i call my parameters<text:line-break/><text:line-break/>e.g.<text:line-break/><text:line-break/></text:span>def annual_consumption_fuels(db, Qid): <text:s text:c="2"/>#<text:span text:style-name="T6">it only matters how you catch them</text:span> <text:s/><text:line-break/><text:line-break/> <text:s text:c="2"/>s = table.Table(db, "QFuel") <text:line-break/> <text:s text:c="2"/>s.search("Questionnaire_id=%s" % Qid)<text:line-break/><text:line-break/> <text:s text:c="2"/>total = 0 <text:line-break/> <text:s text:c="12"/>for i in s:<text:line-break/> <text:s text:c="19"/>total += i['MFUEL']<text:line-break/><text:line-break/><text:line-break/>hope that helps a bit</text:p>
      <text:p text:style-name="P19"/>
      <text:p text:style-name="P19"/>
      <text:h text:style-name="Heading_20_2" text:outline-level="2">New pSQL commands (03.12.2007)</text:h>
      <text:p text:style-name="P19"/>
      <text:h text:style-name="Heading_20_3" text:outline-level="3">New example, 03.12.2007</text:h>
      <text:p text:style-name="P19"/>
      <text:p text:style-name="P33">import pSQL, MySQLdb</text:p>
      <text:p text:style-name="P33">db = MySQLdb.connect(user="root", passwd="lux", db="einstein")</text:p>
      <text:p text:style-name="P33">einsteinDB = <text:s/>pSQL.pSQL(db, "einstein")</text:p>
      <text:p text:style-name="P19"/>
      <text:p text:style-name="P19"/>
      <text:p text:style-name="P19">""" Start the audit with Industry A with some data"""</text:p>
      <text:p text:style-name="P33">lastQid = einsteinDB.questionnaire.insert({"Name":"Industry A", "City":"Berlin"})</text:p>
      <text:p text:style-name="P33">db.commit()</text:p>
      <text:p text:style-name="P19"/>
      <text:p text:style-name="P19"/>
      <text:p text:style-name="P19">""" Now adding two buildings to the Industry A"""</text:p>
      <text:p text:style-name="P33">einsteinDB.qbuildings.insert({"Questionnaire_id":lastQid, "BuildName":"House 1", "BuildAnnualHeating":11})</text:p>
      <text:p text:style-name="P33">einsteinDB.qbuildings.insert({"Questionnaire_id":lastQid, "BuildName":"House 2", "BuildAnnualHeating":22})</text:p>
      <text:p text:style-name="P33">db.commit()</text:p>
      <text:p text:style-name="P19"/>
      <text:p text:style-name="P19">""" Now there are two rows in the qbuildings table with the same Questionnaire_id=lastQid """</text:p>
      <text:p text:style-name="P33">buildingscount = len(einsteinDB.qbuildings.Questionnaire_id[lastQid])</text:p>
      <text:p text:style-name="P19"/>
      <text:p text:style-name="P19">""" Calculating the total annual heating for the two buildings """</text:p>
      <text:p text:style-name="P33">total = 0</text:p>
      <text:p text:style-name="P33"><text:soft-page-break/>for row in einsteinDB.qbuildings.Questionnaire_id[lastQid]:</text:p>
      <text:p text:style-name="P33"><text:tab/>total += row.BuildAnnualHeating</text:p>
      <text:p text:style-name="P19"/>
      <text:p text:style-name="P19">""" since the result is a list of dictionaries [{"a":"1", "b":"2"}, {...} , ...] we can use here [0] to get the first entry in the list of dict. because there is only one row with the lastQid """</text:p>
      <text:p text:style-name="P19"><text:span text:style-name="T7">activeQuestionnaire = einsteinDB.questionnaire.Questionnaire_ID[lastQid][0]</text:span> <text:s/>#first industry in the DB</text:p>
      <text:p text:style-name="P33">print "The industry %s has %s Buildings with a total amount of %sMW/h annual heating" % (activeQuestionnaire.Name, buildingscount, total)</text:p>
      <text:p text:style-name="P19"/>
      <text:p text:style-name="P19"/>
      <text:p text:style-name="P19">""" here we can direct apply some changes to the existing (insert -&gt; commit) record """</text:p>
      <text:p text:style-name="P33">activeQuestionnaire.Fax = "49301234567"</text:p>
      <text:p text:style-name="P33">activeQuestionnaire.NEmployees = 223</text:p>
      <text:p text:style-name="P33">activeQuestionnaire.SurfAreaRoof = 2390</text:p>
      <text:p text:style-name="P33">db.commit()</text:p>
      <text:p text:style-name="P33"/>
      <text:p text:style-name="P19"/>
      <text:p text:style-name="P19">""" to store some internal data for the audit of Industry A just create a record with some data - to insert only the lastQid will be also ok"""</text:p>
      <text:p text:style-name="P33">einsteinDB.internaldata.insert({"Questionnaire_id":lastQid, "UPHtot":456})</text:p>
      <text:p text:style-name="P33">db.commit()</text:p>
      <text:p text:style-name="P19"/>
      <text:p text:style-name="P19">""" Now you can read and write to the internaldata row """</text:p>
      <text:p text:style-name="P33">activeInternalData = einsteinDB.internaldata.Questionnaire_id[lastQid][0]</text:p>
      <text:p text:style-name="P19"/>
      <text:p text:style-name="P33">print activeInternalData.UPHtot</text:p>
      <text:p text:style-name="P33"/>
      <text:p text:style-name="P33">activeInternalData.UPHtot = 123</text:p>
      <text:p text:style-name="P33">db.commit()</text:p>
      <text:p text:style-name="P19"/>
      <text:p text:style-name="P19"/>
      <text:h text:style-name="Heading_20_3" text:outline-level="3">New example 2, 15.12.2007</text:h>
      <text:p text:style-name="P19"/>
      <text:p text:style-name="P19">import pSQL, MySQLdb</text:p>
      <text:p text:style-name="P19">sql = MySQLdb.connect(user="root", passwd="lux", db="new_einstein")</text:p>
      <text:p text:style-name="P19">einsteinDB = <text:s/>pSQL.pSQL(sql, "einstein")</text:p>
      <text:p text:style-name="P19"/>
      <text:p text:style-name="P19"/>
      <text:p text:style-name="P19">""" This is done by the GUI """</text:p>
      <text:p text:style-name="P19">""" Start the audit with Industry A with some data"""</text:p>
      <text:p text:style-name="P19">lastQid = einsteinDB.questionnaire.insert({"Name":"Industry A", "City":"Berlin"})</text:p>
      <text:p text:style-name="P19">sql.commit()</text:p>
      <text:p text:style-name="P19"/>
      <text:p text:style-name="P19"/>
      <text:p text:style-name="P19">""" Now adding two buildings to the Industry A"""</text:p>
      <text:p text:style-name="P19">einsteinDB.qbuildings.insert({"Questionnaire_id":lastQid, "BuildName":"House 1", "BuildAnnualHeating":11})</text:p>
      <text:p text:style-name="P19">einsteinDB.qbuildings.insert({"Questionnaire_id":lastQid, "BuildName":"House 2", "BuildAnnualHeating":22})</text:p>
      <text:p text:style-name="P19">sql.commit()</text:p>
      <text:p text:style-name="P19"/>
      <text:p text:style-name="P19">"""</text:p>
      <text:p text:style-name="P19">################################################################################################</text:p>
      <text:p text:style-name="P19">After the auditor has given all the data into the Questionnaire the GUI will call</text:p>
      <text:p text:style-name="P19">the function in your main module</text:p>
      <text:p text:style-name="P19"><text:soft-page-break/>your main module is to import by the GUI</text:p>
      <text:p text:style-name="P19">and then the GUI can access your first function <text:s/>like this</text:p>
      <text:p text:style-name="P19"/>
      <text:p text:style-name="P19">returnValue = mainmodul.yourFirstStepOfCalculation(sql, einsteinDB, lastQid)</text:p>
      <text:p text:style-name="P19">if returnValue &lt;&gt; "OK":</text:p>
      <text:p text:style-name="P19"><text:s text:c="8"/>print "There was an error: " + returnValue</text:p>
      <text:p text:style-name="P19"/>
      <text:p text:style-name="P19">this yourFirstStepOfCalculation(sql, einsteinDB, lastQid) function must have a return value because</text:p>
      <text:p text:style-name="P19">first reason the GUI waits for the return value to continue the programm</text:p>
      <text:p text:style-name="P19">second reason the GUI can handle the errors if there is one</text:p>
      <text:p text:style-name="P19"/>
      <text:p text:style-name="P19">at this point the user can do something eg change some data the the next</text:p>
      <text:p text:style-name="P19">function in your main module will be called</text:p>
      <text:p text:style-name="P19"/>
      <text:p text:style-name="P19">returnValue = mainmodul.yourSecondStepOfCalculation(sql, einsteinDB, lastQid)</text:p>
      <text:p text:style-name="P19">if returnValue &lt;&gt; "OK":</text:p>
      <text:p text:style-name="P19"><text:s text:c="8"/>print "There was an error: " + returnValue <text:s text:c="5"/></text:p>
      <text:p text:style-name="P19"/>
      <text:p text:style-name="P19">##############################################################################################################################################</text:p>
      <text:p text:style-name="P19">""" </text:p>
      <text:p text:style-name="P19"/>
      <text:p text:style-name="P19"/>
      <text:p text:style-name="P19"/>
      <text:p text:style-name="P19"/>
      <text:p text:style-name="P19"/>
      <text:p text:style-name="P19"/>
      <text:p text:style-name="P19"/>
      <text:p text:style-name="P19"/>
      <text:p text:style-name="P19"/>
      <text:p text:style-name="P19">""" Let´s look into your mainmodule</text:p>
      <text:p text:style-name="P19"/>
      <text:p text:style-name="P19">import allYouNeed</text:p>
      <text:p text:style-name="P19"/>
      <text:p text:style-name="P19">#here should be only all the functions the Gui can access</text:p>
      <text:p text:style-name="P19"/>
      <text:p text:style-name="P19">def yourFirstStepOfCalculation(sql, DB, Qid): &lt;-- i just collect the parameters in shorter variables</text:p>
      <text:p text:style-name="P19"/>
      <text:p text:style-name="P19"><text:s text:c="8"/>here you can call the functions in your sub module</text:p>
      <text:p text:style-name="P19"><text:s text:c="8"/>subModul.doA()</text:p>
      <text:p text:style-name="P19"><text:s text:c="8"/>subModul.doB()</text:p>
      <text:p text:style-name="P19"><text:s text:c="8"/>subModul2.doC()</text:p>
      <text:p text:style-name="P19"/>
      <text:p text:style-name="P19"><text:s text:c="8"/>if "everything is fine":</text:p>
      <text:p text:style-name="P19"><text:s text:c="16"/>return "OK"</text:p>
      <text:p text:style-name="P19"><text:s text:c="8"/>else</text:p>
      <text:p text:style-name="P19"><text:s text:c="16"/>return "Error"</text:p>
      <text:p text:style-name="P19">...</text:p>
      <text:p text:style-name="P19">..</text:p>
      <text:p text:style-name="P19">.</text:p>
      <text:p text:style-name="P19"/>
      <text:p text:style-name="P19"/>
      <text:p text:style-name="P19">#to read the data from the db:</text:p>
      <text:p text:style-name="P19">qData = DB.questionnaire.Questionnaire_ID[Qid][0] <text:s/>&lt;-- this is only one result (not a list of results) so we direct select the first [0] </text:p>
      <text:p text:style-name="P19"><text:soft-page-break/>qBuildings = DB.qbuildings.Questionnaire_id[Qid] <text:s text:c="2"/>&lt;-- this could be a list of results (dictionaries)</text:p>
      <text:p text:style-name="P19">qprocessdata = DB.qprocessdata.Questionnaire_id[Qid]</text:p>
      <text:p text:style-name="P19">qNaceCode = DB.dbnacecode.DBNaceCode_ID[qData.DBNaceCode_id]</text:p>
      <text:p text:style-name="P19"/>
      <text:p text:style-name="P19">#to look if a presetup is selected</text:p>
      <text:p text:style-name="P19"/>
      <text:p text:style-name="P19">if qData.PSetUpData_id &lt;&gt; 0: <text:s/>&lt;-- PSetUpData_id will be zero when not selected</text:p>
      <text:p text:style-name="P19"><text:s text:c="8"/>#there is a selected PSetUpData_id</text:p>
      <text:p text:style-name="P19"><text:s text:c="8"/>PSetUpData = DB.psetupdata.PSetUpData_ID[qData.PSetUpData_id]</text:p>
      <text:p text:style-name="P19">else</text:p>
      <text:p text:style-name="P19"><text:s text:c="8"/>PSetUpData = [] <text:s/>&lt;-- empty</text:p>
      <text:p text:style-name="P19"/>
      <text:p text:style-name="P19"/>
      <text:p text:style-name="P19">#to access the column-values:</text:p>
      <text:p text:style-name="P19">print qData.Name</text:p>
      <text:p text:style-name="P19">print qData.City</text:p>
      <text:p text:style-name="P19">print qData.DBNaceCode_id</text:p>
      <text:p text:style-name="P19">print qNaceCode.CodeNACE</text:p>
      <text:p text:style-name="P19">print PSetUpData.CO2ConvEl</text:p>
      <text:p text:style-name="P19"/>
      <text:p text:style-name="P19">print "Number of buildings: %s" % len(qBuildings)</text:p>
      <text:p text:style-name="P19"/>
      <text:p text:style-name="P19">print qBuildings[0].BuildName &lt;-- the name of the first building as dictionary</text:p>
      <text:p text:style-name="P19">print qBuildings[1].BuildName &lt;-- the name of the second building as dictionary</text:p>
      <text:p text:style-name="P19"/>
      <text:p text:style-name="P19">#so qBuildings is a list of dictionaies</text:p>
      <text:p text:style-name="P19"># and qBildingOne = qBuildings[0] is the first building in a dictionary</text:p>
      <text:p text:style-name="P19"/>
      <text:p text:style-name="P19"/>
      <text:p text:style-name="P19"/>
      <text:p text:style-name="P19">#now to store the calculated data into the database you start with storing of the Qid to "initialize"</text:p>
      <text:p text:style-name="P19"/>
      <text:p text:style-name="P19">DB.ebenchmarkgeneraldata.insert({"Questionnaire_id":Qid))</text:p>
      <text:p text:style-name="P19">sql.commit()</text:p>
      <text:p text:style-name="P19">#now we have a new (empty except for the Questionnaire_id) row in the ebenchmarkgeneraldata table</text:p>
      <text:p text:style-name="P19">#connect to the data</text:p>
      <text:p text:style-name="P19">ebgd = DB.ebenchmarkgeneraldata.Questionnaire_id[Qid][0] &lt;-- if we´re sure to have only one result of rows we can appent the [0] to select the first an only result</text:p>
      <text:p text:style-name="P19"># store some data in it</text:p>
      <text:p text:style-name="P19"/>
      <text:p text:style-name="P19">ebgd.PE_INT_BML = 47589</text:p>
      <text:p text:style-name="P19">edgd.FUEL_INT_BML = 134781</text:p>
      <text:p text:style-name="P19"/>
      <text:p text:style-name="P19">#if we done with the table we store the data finally in the DB</text:p>
      <text:p text:style-name="P19"/>
      <text:p text:style-name="P19">sql.commit()</text:p>
      <text:p text:style-name="P19"/>
      <text:p text:style-name="P19"># to read again</text:p>
      <text:p text:style-name="P19">print ebgd.PE_INT_BML</text:p>
      <text:p text:style-name="P19">print edgd.FUEL_INT_BML</text:p>
      <text:p text:style-name="P19"/>
      <text:p text:style-name="P19">"""</text:p>
      <text:p text:style-name="P19">###########################################</text:p>
      <text:p text:style-name="P19"/>
      <text:p text:style-name="P19"><text:soft-page-break/>""" Now there are two rows in the qbuildings table with the same Questionnaire_id=lastQid """</text:p>
      <text:p text:style-name="P19">buildingscount = len(einsteinDB.qbuildings.Questionnaire_id[lastQid])</text:p>
      <text:p text:style-name="P19"/>
      <text:p text:style-name="P19">""" Calculating the total annual heating for the two buildings """</text:p>
      <text:p text:style-name="P19">total = 0</text:p>
      <text:p text:style-name="P19">for row in einsteinDB.qbuildings.Questionnaire_id[lastQid]:</text:p>
      <text:p text:style-name="P19"><text:tab/>total += row.BuildAnnualHeating</text:p>
      <text:p text:style-name="P19"/>
      <text:p text:style-name="P19">""" since the result is a list of dictionaries [{"a":"1", "b":"2"}, {...} , ...] we can use here [0] to get the first</text:p>
      <text:p text:style-name="P19">entry in the list of dict. because there is only one row with the lastQid """</text:p>
      <text:p text:style-name="P19">activeQuestionnaire = einsteinDB.questionnaire.Questionnaire_ID[lastQid][0]</text:p>
      <text:p text:style-name="P19">print "The industry %s has %s Buildings with a total amount of %sMW/h annual heating" % (activeQuestionnaire.Name, buildingscount, total)</text:p>
      <text:p text:style-name="P19"/>
      <text:p text:style-name="P19"/>
      <text:p text:style-name="P19">""" here we can direct apply some changes to the existing (insert -&gt; commit) record """</text:p>
      <text:p text:style-name="P19">activeQuestionnaire.Fax = "49301234567"</text:p>
      <text:p text:style-name="P19">activeQuestionnaire.NEmployees = 223</text:p>
      <text:p text:style-name="P19">activeQuestionnaire.SurfAreaRoof = 2390</text:p>
      <text:p text:style-name="P19">db.commit()</text:p>
      <text:p text:style-name="P19"/>
      <text:p text:style-name="P19"/>
      <text:p text:style-name="P19">""" to store some internal data for the audit of Industry A just create a record with some data - to insert only the lastQid will be also ok"""</text:p>
      <text:p text:style-name="P19">einsteinDB.internaldata.insert({"Questionnaire_id":lastQid, "UPHtot":456})</text:p>
      <text:p text:style-name="P19">db.commit()</text:p>
      <text:p text:style-name="P19"/>
      <text:p text:style-name="P19"/>
      <text:p text:style-name="P19"/>
      <text:p text:style-name="P19"/>
      <text:p text:style-name="P19"/>
      <text:p text:style-name="P19"/>
      <text:p text:style-name="P19">""" Now you can read and write to the internaldata row """</text:p>
      <text:p text:style-name="P19">activeInternalData = einsteinDB.internaldata.Questionnaire_id[lastQid][0]</text:p>
      <text:p text:style-name="P19"/>
      <text:p text:style-name="P19">print activeInternalData.UPHtot</text:p>
      <text:p text:style-name="P19"/>
      <text:p text:style-name="P19">activeInternalData.UPHtot = 123</text:p>
      <text:p text:style-name="P19">db.commit()</text:p>
      <text:p text:style-name="P19"/>
      <text:p text:style-name="P19"/>
      <text:p text:style-name="P19"/>
      <text:h text:style-name="Heading_20_3" text:outline-level="3">More examples, 15.12.2007</text:h>
      <text:p text:style-name="P19"/>
      <text:p text:style-name="P54">To find all the boilers in the QGenerationHC table that use the same fuel (e.g. natural gas) in order to make some specific statistics. </text:p>
      <text:p text:style-name="P55">print db.dbfuel.FuelName["Gas"][0].DBFuel_ID <text:s/>&lt;-- this is a search for "Gas" in the DBFuel Table with the DBFuel_ID result and because the results are always a list even if there is only one result <text:s/>we have to use [0] to address the first result in the list <text:line-break/><text:line-break/>#now we use this part in the next query to get all the equipment that uses Gas <text:line-break/><text:line-break/><text:soft-page-break/>print db.qgenerationhc.Questionnaire_id[Qid].DBFuel_id[db.dbfuel.FuelName["Gas"][0].DBFuel_ID] <text:s text:c="2"/>&lt;-- first we choose all the entries with the Qid and then specify the wanted DBFuel_id by collecting the DBFuel_ID from the DBFuel Table withe the FuelName = "Gas" </text:p>
      <text:p text:style-name="Text_20_body">&gt; or</text:p>
      <text:p text:style-name="Text_20_body">&gt; ... <text:s/>To find all the processes heated with the same supply medium (SupplyMed)(e.g. steam)</text:p>
      <text:p text:style-name="Text_20_body">print db.qprocessdata.Questionnaire_id[Qid].SupplyMed["Steam"] <text:s text:c="8"/>&lt;-- this will return the list of "Steam" type meds with the right Qid</text:p>
      <text:p text:style-name="Text_20_body">print db.qprocessdata.Questionnaire_id[Qid].SupplyMed["S%"] <text:s text:c="13"/>&lt;-- this will return the list of meds types tat begins with "S" with the right Qid</text:p>
      <text:p text:style-name="Text_20_body"/>
      <text:p text:style-name="Text_20_body">you can even add more column "filters" .columnname[integer like Qid, double, float] or .columnname["string"].....and so on</text:p>
      <text:p text:style-name="Text_20_body">but this way is still working - same result but different approach</text:p>
      <text:p text:style-name="Text_20_body"/>
      <text:p text:style-name="Text_20_body">print db.qprocessdata.select({"Questionnaire_id": Qid, "SupplyMed": "Steam"})</text:p>
      <text:p text:style-name="Text_20_body"/>
      <text:p text:style-name="Text_20_body"/>
      <text:p text:style-name="Text_20_body">&gt; or</text:p>
      <text:p text:style-name="Text_20_body">&gt; ... To select from all of the processes some processes with process temperature (PT) or supply temperature (TSupply) in some narrow temperature range (e.g. between 120 and 150 ÂºC), and also separate from them those who are heated with e.g. steam.</text:p>
      <text:p text:style-name="Text_20_body">print db.qprocessdata.sql_select("Questionnaire_id = %s AND SupplyMed LIKE 'Steam' AND PT BETWEEN 120 AND 150" % Qid)</text:p>
      <text:p text:style-name="Text_20_body">the part in the quotation is a direct sql string witch extents the "SELECT FROM table WHERE" clause</text:p>
      <text:p text:style-name="Text_20_body"/>
      <text:p text:style-name="Text_20_body"/>
      <text:p text:style-name="P19"/>
      <text:p text:style-name="P19"/>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ymbol1" svg:font-family="Symbol" style:font-adornments="Normal" style:font-family-generic="roman" style:font-pitch="variable" style:font-charset="x-symbol"/>
    <style:font-face style:name="StarSymbol1" svg:font-family="Star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Futura Lt BT" svg:font-family="'Futura Lt BT', 'Century Gothic'" style:font-family-generic="swiss" style:font-pitch="variable"/>
  </office:font-face-decls>
  <office:styles>
    <draw:marker draw:name="Arrowheads_20_1" draw:display-name="Arrowheads 1" svg:viewBox="0 0 20 30" svg:d="m10 0-10 30h20z"/>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4.001cm" fo:margin-right="0cm" fo:orphans="2" fo:widows="2" fo:text-indent="0cm" style:auto-text-indent="false" style:text-autospace="none" style:punctuation-wrap="simple" style:vertical-align="baseline" style:writing-mode="lr-tb"/>
      <style:text-properties style:use-window-font-color="true" style:font-name="Arial" fo:font-size="11pt" fo:language="es" fo:country="ES" fo:font-style="italic" style:font-name-asian="Times New Roman" style:font-size-asian="11pt" style:font-style-asian="italic" style:font-name-complex="Times New Roman" style:font-size-complex="10pt" style:language-complex="ar" style:country-complex="SA"/>
    </style:style>
    <style:style style:name="Text_20_body" style:display-name="Text body" style:family="paragraph" style:class="text">
      <style:paragraph-properties fo:text-align="justify" style:justify-single-word="false" fo:orphans="2" fo:widows="2">
        <style:tab-stops>
          <style:tab-stop style:position="3cm" style:type="right"/>
          <style:tab-stop style:position="3.501cm" style:type="right"/>
        </style:tab-stops>
      </style:paragraph-properties>
      <style:text-properties style:use-window-font-color="true" style:font-name="Arial" fo:font-size="10pt" fo:language="it" fo:country="IT" style:font-name-asian="Times New Roman" style:font-size-asian="10pt" style:font-name-complex="Times New Roman" style:font-size-complex="10pt" style:language-complex="he" style:country-complex="IL"/>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Standard" style:class="text">
      <style:paragraph-properties fo:margin-left="1.27cm" fo:margin-right="0cm" fo:margin-top="0.176cm" fo:margin-bottom="0.176cm" fo:orphans="0" fo:widows="0" fo:text-indent="0cm" style:auto-text-indent="false" style:text-autospace="ideograph-alpha" style:punctuation-wrap="hanging" style:vertical-align="auto"/>
      <style:text-properties style:font-name="Arial"/>
    </style:style>
    <style:style style:name="Heading" style:family="paragraph" style:parent-style-name="Standard" style:next-style-name="Text_20_body" style:class="text">
      <style:paragraph-properties fo:margin-left="-3cm" fo:margin-right="0cm" fo:margin-top="0.423cm" fo:margin-bottom="0.212cm" fo:text-indent="0cm" style:auto-text-indent="false" fo:background-color="transparent" fo:keep-with-next="always">
        <style:tab-stops/>
        <style:background-image/>
      </style:paragraph-properties>
      <style:text-properties fo:color="#ff0000" style:font-name="Arial" fo:font-size="20pt" fo:font-style="normal" fo:font-weight="bold"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3cm" fo:margin-right="0cm" fo:text-indent="0cm" style:auto-text-indent="false" fo:background-color="#ffffff" style:shadow="none" fo:keep-with-next="always">
        <style:tab-stops>
          <style:tab-stop style:position="2cm"/>
        </style:tab-stops>
        <style:background-image/>
      </style:paragraph-properties>
      <style:text-properties fo:color="#ff0000" fo:font-size="20pt" fo:font-style="normal" fo:font-weight="bold" fo:background-color="transparent" style:font-size-asian="20pt" style:font-style-asian="normal" style:font-weight-asian="bold"/>
    </style:style>
    <style:style style:name="Heading_20_2" style:display-name="Heading 2" style:family="paragraph" style:parent-style-name="Standard" style:next-style-name="Standard" style:class="text" style:default-outline-level="2">
      <style:paragraph-properties fo:margin-left="-3cm" fo:margin-right="0cm" fo:text-indent="0cm" style:auto-text-indent="false" fo:background-color="#ffffff" fo:keep-with-next="always">
        <style:tab-stops>
          <style:tab-stop style:position="2cm"/>
        </style:tab-stops>
        <style:background-image/>
      </style:paragraph-properties>
      <style:text-properties fo:color="#ff0000" fo:font-size="12pt" fo:font-weight="bold" style:font-size-asian="12pt" style:font-weight-asian="bold" style:font-weight-complex="bold"/>
    </style:style>
    <style:style style:name="Heading_20_3" style:display-name="Heading 3" style:family="paragraph" style:parent-style-name="Standard" style:next-style-name="Standard" style:class="text" style:default-outline-level="3">
      <style:paragraph-properties fo:margin-left="0cm" fo:margin-right="0cm" fo:text-indent="0cm" style:auto-text-indent="false" fo:background-color="#ffffff" fo:keep-with-next="always">
        <style:tab-stops>
          <style:tab-stop style:position="6.001cm"/>
        </style:tab-stops>
        <style:background-image/>
      </style:paragraph-properties>
    </style:style>
    <style:style style:name="Heading_20_4" style:display-name="Heading 4" style:family="paragraph" style:parent-style-name="Standard" style:next-style-name="Standard" style:class="text" style:default-outline-level="4">
      <style:paragraph-properties fo:margin-left="0cm" fo:margin-right="0cm" fo:text-align="justify" style:justify-single-word="false" fo:keep-together="always" fo:text-indent="0cm" style:auto-text-indent="false" fo:background-color="transparent" fo:keep-with-next="always">
        <style:tab-stops>
          <style:tab-stop style:position="3cm" style:type="right"/>
          <style:tab-stop style:position="3.501cm" style:type="right"/>
        </style:tab-stops>
        <style:background-image/>
      </style:paragraph-properties>
      <style:text-properties style:font-name="Futura Lt BT" fo:font-size="10pt" fo:font-style="italic" style:font-size-asian="12pt" style:font-style-asian="normal" style:font-style-complex="italic"/>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weight="bold" style:font-size-asian="13pt"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style:font-name="Times New Roman"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style:font-name="Times New Roman" fo:font-size="12pt" style:font-size-asian="12pt" style:font-size-complex="12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style:font-name="Times New Roman" fo:font-size="12pt" fo:font-style="normal" style:font-size-asian="12pt" style:font-style-asian="normal" style:font-size-complex="12pt"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complex="Arial" style:font-size-complex="11pt"/>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style:tab-stops>
          <style:tab-stop style:position="11.501cm" style:type="center"/>
          <style:tab-stop style:position="19.001cm" style:type="right"/>
        </style:tab-stops>
      </style:paragraph-properties>
    </style:style>
    <style:style style:name="Footer" style:family="paragraph" style:parent-style-name="Standard" style:class="extra">
      <style:paragraph-properties fo:margin-left="0cm" fo:margin-right="0cm" fo:text-indent="0cm" style:auto-text-indent="false">
        <style:tab-stops>
          <style:tab-stop style:position="13cm" style:type="right"/>
          <style:tab-stop style:position="21.001cm" style:type="right"/>
        </style:tab-stops>
      </style:paragraph-properties>
      <style:text-properties fo:font-size="9pt" fo:font-style="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635cm" fo:margin-bottom="0cm" fo:text-indent="0cm" style:auto-text-indent="false">
        <style:tab-stops>
          <style:tab-stop style:position="1cm"/>
          <style:tab-stop style:position="3cm"/>
          <style:tab-stop style:position="14cm" style:type="right"/>
        </style:tab-stops>
      </style:paragraph-properties>
      <style:text-properties fo:text-transform="uppercase" fo:font-size="12pt" fo:font-style="normal" fo:font-weight="bold" style:font-size-asian="12pt" style:font-weight-asian="bold"/>
    </style:style>
    <style:style style:name="Contents_20_2" style:display-name="Contents 2" style:family="paragraph" style:parent-style-name="Standard" style:next-style-name="Standard" style:class="index">
      <style:paragraph-properties fo:margin-left="1cm" fo:margin-right="0cm" fo:margin-top="0.212cm" fo:margin-bottom="0.212cm" fo:text-align="start" style:justify-single-word="false" fo:text-indent="-1cm" style:auto-text-indent="false">
        <style:tab-stops>
          <style:tab-stop style:position="13cm"/>
        </style:tab-stops>
      </style:paragraph-properties>
      <style:text-properties fo:font-variant="normal" fo:text-transform="none" fo:font-size="10pt" fo:language="zxx" fo:country="none" fo:font-style="normal" fo:font-weight="bold" style:font-size-asian="10pt" style:language-asian="zxx" style:country-asian="none" style:font-weight-asian="bold" style:font-size-complex="12pt"/>
    </style:style>
    <style:style style:name="Contents_20_3" style:display-name="Contents 3" style:family="paragraph" style:parent-style-name="Standard" style:next-style-name="Standard" style:class="index">
      <style:paragraph-properties fo:margin-left="2.501cm" fo:margin-right="0cm" fo:text-align="start" style:justify-single-word="false" fo:text-indent="-1.501cm" style:auto-text-indent="false">
        <style:tab-stops>
          <style:tab-stop style:position="14cm" style:type="right"/>
        </style:tab-stops>
      </style:paragraph-properties>
      <style:text-properties fo:font-size="9pt" fo:language="zxx" fo:country="none" fo:font-style="normal" style:font-size-asian="9pt" style:language-asian="zxx" style:country-asian="none" style:font-style-asian="italic" style:font-size-complex="12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2.5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Sangría_20_2_20_de_20_t._20_independiente" style:display-name="Sangría 2 de t. independiente" style:family="paragraph" style:parent-style-name="Standard">
      <style:paragraph-properties fo:margin-left="1.27cm" fo:margin-right="0cm" fo:margin-top="0.212cm" fo:margin-bottom="0.212cm" fo:text-align="justify" style:justify-single-word="false" fo:text-indent="0cm" style:auto-text-indent="false"/>
      <style:text-properties style:font-name="Arial"/>
    </style:style>
    <style:style style:name="Sangría_20_3_20_de_20_t._20_independiente" style:display-name="Sangría 3 de t. independiente" style:family="paragraph" style:parent-style-name="Standard">
      <style:paragraph-properties fo:margin-left="3cm" fo:margin-right="0cm" fo:text-align="justify" style:justify-single-word="false" fo:text-indent="-3cm" style:auto-text-indent="false">
        <style:tab-stops>
          <style:tab-stop style:position="0cm" style:type="right"/>
          <style:tab-stop style:position="0.501cm" style:type="right"/>
        </style:tab-stops>
      </style:paragraph-properties>
      <style:text-properties style:font-name="Futura Lt BT" fo:font-size="12pt" style:font-size-asian="12pt"/>
    </style:style>
    <style:style style:name="Listing" style:family="paragraph">
      <style:paragraph-properties fo:margin-left="0cm" fo:margin-right="0cm" fo:text-align="justify" style:justify-single-word="false" fo:orphans="2" fo:widows="2" fo:text-indent="-4.001cm" style:auto-text-indent="false">
        <style:tab-stops>
          <style:tab-stop style:position="0cm"/>
        </style:tab-stops>
      </style:paragraph-properties>
      <style:text-properties style:use-window-font-color="true" style:font-name="Arial" fo:font-size="11pt" fo:language="it" fo:country="IT" style:font-name-asian="Times New Roman" style:font-size-asian="11pt" style:font-name-complex="Arial" style:font-size-complex="10pt" style:language-complex="he" style:country-complex="IL"/>
    </style:style>
    <style:style style:name="Listing_20_2" style:display-name="Listing 2" style:family="paragraph" style:parent-style-name="Standard">
      <style:paragraph-properties fo:margin-left="-1cm" fo:margin-right="0cm" fo:text-indent="0cm" style:auto-text-indent="false"/>
      <style:text-properties fo:language="zxx" fo:country="none" fo:font-style="normal" fo:font-weight="bold" style:font-style-asian="normal" style:font-weight-asian="bold" style:font-name-complex="Arial"/>
    </style:style>
    <style:style style:name="Texto_20_margen" style:display-name="Texto margen" style:family="paragraph">
      <style:paragraph-properties fo:margin-left="-4.001cm" fo:margin-right="14.002cm" fo:text-align="justify" style:justify-single-word="false" fo:orphans="2" fo:widows="2" fo:text-indent="0cm" style:auto-text-indent="false"/>
      <style:text-properties style:use-window-font-color="true" style:font-name="Arial" fo:font-size="11pt" fo:language="it" fo:country="IT" fo:font-style="italic" style:font-name-asian="Times New Roman" style:font-size-asian="11pt" style:font-style-asian="italic" style:font-name-complex="Times New Roman" style:font-size-complex="10pt" style:language-complex="he" style:country-complex="IL"/>
    </style:style>
    <style:style style:name="Texto_20_comentario" style:display-name="Texto comentario" style:family="paragraph" style:parent-style-name="Standard">
      <style:text-properties fo:font-size="10pt" style:font-size-asian="10pt"/>
    </style:style>
    <style:style style:name="Epígrafe" style:family="paragraph" style:parent-style-name="Standard" style:next-style-name="Standard">
      <style:paragraph-properties fo:margin-left="2.499cm" fo:margin-right="0cm" fo:margin-top="0.106cm" fo:margin-bottom="0.212cm" fo:line-height="125%" fo:text-align="center" style:justify-single-word="false" fo:text-indent="-1.499cm" style:auto-text-indent="false" fo:background-color="transparent" style:shadow="none">
        <style:tab-stops>
          <style:tab-stop style:position="2cm"/>
          <style:tab-stop style:position="2.499cm"/>
        </style:tab-stops>
        <style:background-image/>
      </style:paragraph-properties>
      <style:text-properties style:font-name="Times New Roman" fo:font-size="10pt" fo:language="de" fo:country="DE" fo:font-weight="normal" style:font-weight-asian="bold"/>
    </style:style>
    <style:style style:name="Texto_20_figuras" style:display-name="Texto figuras" style:family="paragraph" style:parent-style-name="Standard">
      <style:paragraph-properties fo:text-align="center" style:justify-single-word="false" fo:keep-together="always" fo:orphans="0" fo:widows="0" fo:hyphenation-ladder-count="no-limit"/>
      <style:text-properties fo:font-size="10pt" fo:font-style="italic" style:font-size-asian="10pt" style:font-style-asian="italic" fo:hyphenate="false" fo:hyphenation-remain-char-count="2" fo:hyphenation-push-char-count="2"/>
    </style:style>
    <style:style style:name="Figura" style:family="paragraph" style:parent-style-name="Caption"/>
    <style:style style:name="Tabla" style:family="paragraph" style:parent-style-name="Caption"/>
    <style:style style:name="normal2" style:family="paragraph" style:parent-style-name="Heading_20_1">
      <style:paragraph-properties fo:margin-left="0cm" fo:margin-right="0cm" fo:text-align="start" style:justify-single-word="false" fo:text-indent="0cm" style:auto-text-indent="false"/>
      <style:text-properties style:font-name="Arial" fo:font-size="9.5pt" fo:font-weight="normal" style:font-size-asian="9.5pt" style:font-weight-asian="normal"/>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WW8Num2z0" style:family="text">
      <style:text-properties style:font-name="Symbol"/>
    </style:style>
    <style:style style:name="WW8Num2z1" style:family="text">
      <style:text-properties style:font-name="Courier New1"/>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1"/>
    </style:style>
    <style:style style:name="WW8Num3z2" style:family="text">
      <style:text-properties style:font-name="Wingdings"/>
    </style:style>
    <style:style style:name="WW8Num5z0" style:family="text">
      <style:text-properties style:font-name="Symbol"/>
    </style:style>
    <style:style style:name="WW8Num5z1" style:family="text">
      <style:text-properties style:font-name="Courier New1"/>
    </style:style>
    <style:style style:name="WW8Num5z2" style:family="text">
      <style:text-properties style:font-name="Wingdings"/>
    </style:style>
    <style:style style:name="WW8Num6z0" style:family="text">
      <style:text-properties style:font-name="Symbol"/>
    </style:style>
    <style:style style:name="WW8Num6z2" style:family="text">
      <style:text-properties style:font-name="Wingdings"/>
    </style:style>
    <style:style style:name="WW8Num6z4" style:family="text">
      <style:text-properties style:font-name="Courier New1"/>
    </style:style>
    <style:style style:name="WW8Num9z0" style:family="text">
      <style:text-properties style:font-name="Symbol"/>
    </style:style>
    <style:style style:name="WW8Num10z0" style:family="text">
      <style:text-properties style:font-name="Symbol"/>
    </style:style>
    <style:style style:name="WW8Num10z1" style:family="text">
      <style:text-properties style:font-name="Courier New1"/>
    </style:style>
    <style:style style:name="WW8Num10z2" style:family="text">
      <style:text-properties style:font-name="Wingdings"/>
    </style:style>
    <style:style style:name="WW8Num14z0" style:family="text">
      <style:text-properties style:font-name="Symbol"/>
    </style:style>
    <style:style style:name="WW8Num14z1" style:family="text">
      <style:text-properties style:font-name="Courier New1"/>
    </style:style>
    <style:style style:name="WW8Num14z2" style:family="text">
      <style:text-properties style:font-name="Wingdings"/>
    </style:style>
    <style:style style:name="WW8Num17z0" style:family="text">
      <style:text-properties style:font-name="Symbol"/>
    </style:style>
    <style:style style:name="WW8Num17z1" style:family="text">
      <style:text-properties style:font-name="Courier New1"/>
    </style:style>
    <style:style style:name="WW8Num17z2" style:family="text">
      <style:text-properties style:font-name="Wingdings"/>
    </style:style>
    <style:style style:name="WW8Num20z0" style:family="text">
      <style:text-properties style:font-name="Symbol"/>
    </style:style>
    <style:style style:name="WW8Num20z1" style:family="text">
      <style:text-properties style:font-name="Courier New1"/>
    </style:style>
    <style:style style:name="WW8Num20z2" style:family="text">
      <style:text-properties style:font-name="Wingdings"/>
    </style:style>
    <style:style style:name="WW8Num22z0" style:family="text">
      <style:text-properties style:font-name="Symbol"/>
    </style:style>
    <style:style style:name="WW8Num22z1" style:family="text">
      <style:text-properties style:font-name="Courier New1"/>
    </style:style>
    <style:style style:name="WW8Num22z2" style:family="text">
      <style:text-properties style:font-name="Wingdings"/>
    </style:style>
    <style:style style:name="Fuente_20_de_20_párrafo_20_predeter." style:display-name="Fuente de párrafo predeter." style:family="text"/>
    <style:style style:name="Ref._20_de_20_comentario" style:display-name="Ref. de comentario" style:family="text" style:parent-style-name="Fuente_20_de_20_párrafo_20_predeter.">
      <style:text-properties fo:font-size="8pt" style:font-size-asian="8pt" style:font-size-complex="8pt"/>
    </style:style>
    <style:style style:name="WW8Num128z0" style:family="text">
      <style:text-properties style:font-name="Symbol"/>
    </style:style>
    <style:style style:name="WW8Num128z1" style:family="text">
      <style:text-properties style:font-name="Courier New1"/>
    </style:style>
    <style:style style:name="WW8Num128z2" style:family="text">
      <style:text-properties style:font-name="Wingdings"/>
    </style:style>
    <style:style style:name="WW8Num295z0" style:family="text">
      <style:text-properties style:font-name="Symbol"/>
    </style:style>
    <style:style style:name="WW8Num295z1" style:family="text">
      <style:text-properties style:font-name="Courier New1"/>
    </style:style>
    <style:style style:name="WW8Num295z2" style:family="text">
      <style:text-properties style:font-name="Wingdings"/>
    </style:style>
    <style:style style:name="WW8Num285z0" style:family="text">
      <style:text-properties style:font-name="Symbol"/>
    </style:style>
    <style:style style:name="WW8Num285z1" style:family="text">
      <style:text-properties style:font-name="Courier New1"/>
    </style:style>
    <style:style style:name="WW8Num285z2" style:family="text">
      <style:text-properties style:font-name="Wingdings"/>
    </style:style>
    <style:style style:name="WW8Num97z0" style:family="text">
      <style:text-properties style:font-name="Symbol"/>
    </style:style>
    <style:style style:name="WW8Num97z1" style:family="text">
      <style:text-properties style:font-name="Courier New1"/>
    </style:style>
    <style:style style:name="WW8Num97z2" style:family="text">
      <style:text-properties style:font-name="Wingdings"/>
    </style:style>
    <style:style style:name="WW8Num80z0" style:family="text">
      <style:text-properties style:font-name="Symbol"/>
    </style:style>
    <style:style style:name="WW8Num80z1" style:family="text">
      <style:text-properties style:font-name="Courier New1"/>
    </style:style>
    <style:style style:name="WW8Num80z2" style:family="text">
      <style:text-properties style:font-name="Wingdings"/>
    </style:style>
    <style:style style:name="WW8Num62z0" style:family="text">
      <style:text-properties style:font-name="Symbol"/>
    </style:style>
    <style:style style:name="WW8Num62z1" style:family="text">
      <style:text-properties style:font-name="Courier New1"/>
    </style:style>
    <style:style style:name="WW8Num62z2" style:family="text">
      <style:text-properties style:font-name="Wingdings"/>
    </style:style>
    <style:style style:name="WW8Num140z0" style:family="text">
      <style:text-properties style:font-name="Symbol"/>
    </style:style>
    <style:style style:name="WW8Num140z1" style:family="text">
      <style:text-properties style:font-name="Courier New1"/>
    </style:style>
    <style:style style:name="WW8Num140z2" style:family="text">
      <style:text-properties style:font-name="Wingdings"/>
    </style:style>
    <style:style style:name="WW8Num54z0" style:family="text">
      <style:text-properties style:font-name="Symbol"/>
    </style:style>
    <style:style style:name="WW8Num54z1" style:family="text">
      <style:text-properties style:font-name="Courier New1"/>
    </style:style>
    <style:style style:name="WW8Num54z2" style:family="text">
      <style:text-properties style:font-name="Wingdings"/>
    </style:style>
    <style:style style:name="WW8Num217z0" style:family="text">
      <style:text-properties style:font-name="Symbol"/>
    </style:style>
    <style:style style:name="WW8Num217z1" style:family="text">
      <style:text-properties style:font-name="Courier New1"/>
    </style:style>
    <style:style style:name="WW8Num217z2" style:family="text">
      <style:text-properties style:font-name="Wingdings"/>
    </style:style>
    <style:style style:name="WW8Num240z0" style:family="text">
      <style:text-properties style:font-name="Symbol"/>
    </style:style>
    <style:style style:name="WW8Num240z1" style:family="text">
      <style:text-properties style:font-name="Courier New1"/>
    </style:style>
    <style:style style:name="WW8Num240z2" style:family="text">
      <style:text-properties style:font-name="Wingdings"/>
    </style:style>
    <style:style style:name="WW8Num304z0" style:family="text">
      <style:text-properties style:font-name="Symbol"/>
    </style:style>
    <style:style style:name="WW8Num304z1" style:family="text">
      <style:text-properties style:font-name="Courier New1"/>
    </style:style>
    <style:style style:name="WW8Num304z2" style:family="text">
      <style:text-properties style:font-name="Wingdings"/>
    </style:style>
    <style:style style:name="WW8Num283z0" style:family="text">
      <style:text-properties style:font-name="Symbol"/>
    </style:style>
    <style:style style:name="WW8Num283z1" style:family="text">
      <style:text-properties style:font-name="Courier New1"/>
    </style:style>
    <style:style style:name="WW8Num283z2" style:family="text">
      <style:text-properties style:font-name="Wingdings"/>
    </style:style>
    <style:style style:name="WW8Num160z0" style:family="text">
      <style:text-properties style:font-name="Symbol"/>
    </style:style>
    <style:style style:name="WW8Num160z1" style:family="text">
      <style:text-properties style:font-name="Courier New1"/>
    </style:style>
    <style:style style:name="WW8Num160z2" style:family="text">
      <style:text-properties style:font-name="Wingdings"/>
    </style:style>
    <style:style style:name="WW8Num299z0" style:family="text">
      <style:text-properties style:font-name="Symbol"/>
    </style:style>
    <style:style style:name="WW8Num299z1" style:family="text">
      <style:text-properties style:font-name="Courier New1"/>
    </style:style>
    <style:style style:name="WW8Num299z2" style:family="text">
      <style:text-properties style:font-name="Wingdings"/>
    </style:style>
    <style:style style:name="WW8Num244z0" style:family="text">
      <style:text-properties style:font-name="Symbol"/>
    </style:style>
    <style:style style:name="WW8Num244z1" style:family="text">
      <style:text-properties style:font-name="Times New Roman" style:font-name-asian="Times New Roman" style:font-name-complex="Times New Roman"/>
    </style:style>
    <style:style style:name="WW8Num244z2" style:family="text">
      <style:text-properties style:font-name="Wingdings"/>
    </style:style>
    <style:style style:name="WW8Num244z4" style:family="text">
      <style:text-properties style:font-name="Courier New1"/>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1">
        <style:list-level-properties text:min-label-width="1cm"/>
      </text:outline-level-style>
      <text:outline-level-style text:level="2" style:num-format="1" text:display-levels="2">
        <style:list-level-properties text:min-label-width="1.251cm"/>
      </text:outline-level-style>
      <text:outline-level-style text:level="3" style:num-format="1" text:display-levels="3">
        <style:list-level-properties text:min-label-width="1.499cm"/>
      </text:outline-level-style>
      <text:outline-level-style text:level="4" style:num-format="1" text:display-levels="4">
        <style:list-level-properties text:min-label-width="1.75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2.54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5.08cm" text:min-label-width="0.635cm"/>
      </text:list-level-style-number>
      <text:list-level-style-number text:level="6" style:num-suffix="." style:num-format="1">
        <style:list-level-properties text:space-before="6.35cm" text:min-label-width="0.635cm"/>
      </text:list-level-style-number>
      <text:list-level-style-number text:level="7" style:num-suffix="." style:num-format="1">
        <style:list-level-properties text:space-before="7.62cm" text:min-label-width="0.635cm"/>
      </text:list-level-style-number>
      <text:list-level-style-number text:level="8" style:num-suffix="." style:num-format="1">
        <style:list-level-properties text:space-before="8.89cm" text:min-label-width="0.635cm"/>
      </text:list-level-style-number>
      <text:list-level-style-number text:level="9" style:num-format="1" text:start-value="0"/>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min-label-width="0.635cm"/>
        <style:text-properties style:font-name="Symbol"/>
      </text:list-level-style-bullet>
      <text:list-level-style-bullet text:level="2" text:style-name="WW8Num3z1" style:num-suffix="." text:bullet-char="o">
        <style:list-level-properties text:space-before="1.27cm" text:min-label-width="0.635cm"/>
        <style:text-properties style:font-name="Courier New"/>
      </text:list-level-style-bullet>
      <text:list-level-style-bullet text:level="3" text:style-name="WW8Num3z2" style:num-suffix="." text:bullet-char="">
        <style:list-level-properties text:space-before="2.54cm" text:min-label-width="0.635cm"/>
        <style:text-properties style:font-name="Wingdings"/>
      </text:list-level-style-bullet>
      <text:list-level-style-bullet text:level="4" text:style-name="WW8Num3z0" style:num-suffix="." text:bullet-char="">
        <style:list-level-properties text:space-before="3.81cm" text:min-label-width="0.635cm"/>
        <style:text-properties style:font-name="Symbol"/>
      </text:list-level-style-bullet>
      <text:list-level-style-bullet text:level="5" text:style-name="WW8Num3z1" style:num-suffix="." text:bullet-char="o">
        <style:list-level-properties text:space-before="5.08cm" text:min-label-width="0.635cm"/>
        <style:text-properties style:font-name="Courier New"/>
      </text:list-level-style-bullet>
      <text:list-level-style-bullet text:level="6" text:style-name="WW8Num3z2" style:num-suffix="." text:bullet-char="">
        <style:list-level-properties text:space-before="6.35cm" text:min-label-width="0.635cm"/>
        <style:text-properties style:font-name="Wingdings"/>
      </text:list-level-style-bullet>
      <text:list-level-style-bullet text:level="7" text:style-name="WW8Num3z0" style:num-suffix="." text:bullet-char="">
        <style:list-level-properties text:space-before="7.62cm" text:min-label-width="0.635cm"/>
        <style:text-properties style:font-name="Symbol"/>
      </text:list-level-style-bullet>
      <text:list-level-style-bullet text:level="8" text:style-name="WW8Num3z1" style:num-suffix="." text:bullet-char="o">
        <style:list-level-properties text:space-before="8.89cm" text:min-label-width="0.635cm"/>
        <style:text-properties style:font-name="Courier New"/>
      </text:list-level-style-bullet>
      <text:list-level-style-bullet text:level="9" text:style-name="WW8Num3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style:font-name="Courier New"/>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1" style:num-suffix="." text:bullet-char="o">
        <style:list-level-properties text:space-before="5.715cm" text:min-label-width="0.635cm"/>
        <style:text-properties style:font-name="Courier New"/>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1" style:num-suffix="." text:bullet-char="o">
        <style:list-level-properties text:space-before="9.525cm" text:min-label-width="0.635cm"/>
        <style:text-properties style:font-name="Courier New"/>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0" style:num-suffix="." text:bullet-char="">
        <style:list-level-properties text:space-before="4.445cm" text:min-label-width="0.635cm"/>
        <style:text-properties style:font-name="Symbol"/>
      </text:list-level-style-bullet>
      <text:list-level-style-bullet text:level="5" text:style-name="WW8Num6z4" style:num-suffix="." text:bullet-char="o">
        <style:list-level-properties text:space-before="5.715cm" text:min-label-width="0.635cm"/>
        <style:text-properties style:font-name="Courier New"/>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0" style:num-suffix="." text:bullet-char="">
        <style:list-level-properties text:space-before="8.255cm" text:min-label-width="0.635cm"/>
        <style:text-properties style:font-name="Symbol"/>
      </text:list-level-style-bullet>
      <text:list-level-style-bullet text:level="8" text:style-name="WW8Num6z4" style:num-suffix="." text:bullet-char="o">
        <style:list-level-properties text:space-before="9.525cm" text:min-label-width="0.635cm"/>
        <style:text-properties style:font-name="Courier New"/>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a" style:num-letter-sync="true">
        <style:list-level-properties text:space-before="0.63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a" style:num-letter-sync="true">
        <style:list-level-properties text:space-before="-0.00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0"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0"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a" style:num-letter-sync="true">
        <style:list-level-properties text:space-before="-0.00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bullet text:level="2" text:style-name="WW8Num14z1" style:num-suffix="." text:bullet-char="o">
        <style:list-level-properties text:space-before="1.27cm" text:min-label-width="0.635cm"/>
        <style:text-properties style:font-name="Courier New"/>
      </text:list-level-style-bullet>
      <text:list-level-style-bullet text:level="3" text:style-name="WW8Num14z2" style:num-suffix="." text:bullet-char="">
        <style:list-level-properties text:space-before="2.54cm" text:min-label-width="0.635cm"/>
        <style:text-properties style:font-name="Wingdings"/>
      </text:list-level-style-bullet>
      <text:list-level-style-bullet text:level="4" text:style-name="WW8Num14z0" style:num-suffix="." text:bullet-char="">
        <style:list-level-properties text:space-before="3.81cm" text:min-label-width="0.635cm"/>
        <style:text-properties style:font-name="Symbol"/>
      </text:list-level-style-bullet>
      <text:list-level-style-bullet text:level="5" text:style-name="WW8Num14z1" style:num-suffix="." text:bullet-char="o">
        <style:list-level-properties text:space-before="5.08cm" text:min-label-width="0.635cm"/>
        <style:text-properties style:font-name="Courier New"/>
      </text:list-level-style-bullet>
      <text:list-level-style-bullet text:level="6" text:style-name="WW8Num14z2" style:num-suffix="." text:bullet-char="">
        <style:list-level-properties text:space-before="6.35cm" text:min-label-width="0.635cm"/>
        <style:text-properties style:font-name="Wingdings"/>
      </text:list-level-style-bullet>
      <text:list-level-style-bullet text:level="7" text:style-name="WW8Num14z0" style:num-suffix="." text:bullet-char="">
        <style:list-level-properties text:space-before="7.62cm" text:min-label-width="0.635cm"/>
        <style:text-properties style:font-name="Symbol"/>
      </text:list-level-style-bullet>
      <text:list-level-style-bullet text:level="8" text:style-name="WW8Num14z1" style:num-suffix="." text:bullet-char="o">
        <style:list-level-properties text:space-before="8.89cm" text:min-label-width="0.635cm"/>
        <style:text-properties style:font-name="Courier New"/>
      </text:list-level-style-bullet>
      <text:list-level-style-bullet text:level="9" text:style-name="WW8Num1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number text:level="1" style:num-suffix=")" style:num-format="a" style:num-letter-sync="true">
        <style:list-level-properties text:space-before="-0.005cm" text:min-label-width="0.635cm"/>
      </text:list-level-style-number>
      <text:list-level-style-number text:level="2" style:num-suffix="." style:num-format="a" style:num-letter-sync="true">
        <style:list-level-properties text:space-before="1.265cm" text:min-label-width="0.635cm"/>
      </text:list-level-style-number>
      <text:list-level-style-number text:level="3" style:num-suffix="." style:num-format="i">
        <style:list-level-properties text:min-label-width="3.17cm" text:min-label-distance="0.318cm" fo:text-align="end"/>
      </text:list-level-style-number>
      <text:list-level-style-number text:level="4" style:num-suffix="." style:num-format="1">
        <style:list-level-properties text:space-before="3.805cm" text:min-label-width="0.635cm"/>
      </text:list-level-style-number>
      <text:list-level-style-number text:level="5" style:num-suffix="." style:num-format="a" style:num-letter-sync="true">
        <style:list-level-properties text:space-before="5.075cm" text:min-label-width="0.635cm"/>
      </text:list-level-style-number>
      <text:list-level-style-number text:level="6" style:num-suffix="." style:num-format="i">
        <style:list-level-properties text:min-label-width="6.98cm" text:min-label-distance="0.318cm" fo:text-align="end"/>
      </text:list-level-style-number>
      <text:list-level-style-number text:level="7" style:num-suffix="." style:num-format="1">
        <style:list-level-properties text:space-before="7.615cm" text:min-label-width="0.635cm"/>
      </text:list-level-style-number>
      <text:list-level-style-number text:level="8" style:num-suffix="." style:num-format="a" style:num-letter-sync="true">
        <style:list-level-properties text:space-before="8.885cm" text:min-label-width="0.635cm"/>
      </text:list-level-style-number>
      <text:list-level-style-number text:level="9" style:num-suffix="." style:num-format="i">
        <style:list-level-properties text:min-label-width="10.79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min-label-width="0.635cm"/>
        <style:text-properties style:font-name="Symbol"/>
      </text:list-level-style-bullet>
      <text:list-level-style-bullet text:level="2" text:style-name="WW8Num17z1" style:num-suffix="." text:bullet-char="o">
        <style:list-level-properties text:space-before="1.27cm" text:min-label-width="0.635cm"/>
        <style:text-properties style:font-name="Courier New"/>
      </text:list-level-style-bullet>
      <text:list-level-style-bullet text:level="3" text:style-name="WW8Num17z2" style:num-suffix="." text:bullet-char="">
        <style:list-level-properties text:space-before="2.54cm" text:min-label-width="0.635cm"/>
        <style:text-properties style:font-name="Wingdings"/>
      </text:list-level-style-bullet>
      <text:list-level-style-bullet text:level="4" text:style-name="WW8Num17z0" style:num-suffix="." text:bullet-char="">
        <style:list-level-properties text:space-before="3.81cm" text:min-label-width="0.635cm"/>
        <style:text-properties style:font-name="Symbol"/>
      </text:list-level-style-bullet>
      <text:list-level-style-bullet text:level="5" text:style-name="WW8Num17z1" style:num-suffix="." text:bullet-char="o">
        <style:list-level-properties text:space-before="5.08cm" text:min-label-width="0.635cm"/>
        <style:text-properties style:font-name="Courier New"/>
      </text:list-level-style-bullet>
      <text:list-level-style-bullet text:level="6" text:style-name="WW8Num17z2" style:num-suffix="." text:bullet-char="">
        <style:list-level-properties text:space-before="6.35cm" text:min-label-width="0.635cm"/>
        <style:text-properties style:font-name="Wingdings"/>
      </text:list-level-style-bullet>
      <text:list-level-style-bullet text:level="7" text:style-name="WW8Num17z0" style:num-suffix="." text:bullet-char="">
        <style:list-level-properties text:space-before="7.62cm" text:min-label-width="0.635cm"/>
        <style:text-properties style:font-name="Symbol"/>
      </text:list-level-style-bullet>
      <text:list-level-style-bullet text:level="8" text:style-name="WW8Num17z1" style:num-suffix="." text:bullet-char="o">
        <style:list-level-properties text:space-before="8.89cm" text:min-label-width="0.635cm"/>
        <style:text-properties style:font-name="Courier New"/>
      </text:list-level-style-bullet>
      <text:list-level-style-bullet text:level="9" text:style-name="WW8Num17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a" style:num-letter-sync="true">
        <style:list-level-properties text:space-before="-0.00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list-level-style-number text:level="1" style:num-format="1" text:start-value="1982">
        <style:list-level-properties text:min-label-width="0.635cm"/>
      </text:list-level-style-number>
      <text:list-level-style-number text:level="2" style:num-format="1" text:start-value="1988" text:display-levels="2">
        <style:list-level-properties text:space-before="1.73cm" text:min-label-width="0.635cm"/>
      </text:list-level-style-number>
      <text:list-level-style-number text:level="3" style:num-format="1" text:display-levels="3">
        <style:list-level-properties text:space-before="3.461cm" text:min-label-width="1.27cm"/>
      </text:list-level-style-number>
      <text:list-level-style-number text:level="4" style:num-format="1" text:display-levels="4">
        <style:list-level-properties text:space-before="6.461cm" text:min-label-width="1.27cm"/>
      </text:list-level-style-number>
      <text:list-level-style-number text:level="5" style:num-format="1" text:display-levels="5">
        <style:list-level-properties text:space-before="8.192cm" text:min-label-width="1.905cm"/>
      </text:list-level-style-number>
      <text:list-level-style-number text:level="6" style:num-format="1" text:display-levels="6">
        <style:list-level-properties text:space-before="11.192cm" text:min-label-width="1.905cm"/>
      </text:list-level-style-number>
      <text:list-level-style-number text:level="7" style:num-format="1" text:display-levels="7">
        <style:list-level-properties text:space-before="12.922cm" text:min-label-width="2.54cm"/>
      </text:list-level-style-number>
      <text:list-level-style-number text:level="8" style:num-format="1" text:display-levels="8">
        <style:list-level-properties text:space-before="14.653cm" text:min-label-width="3.175cm"/>
      </text:list-level-style-number>
      <text:list-level-style-number text:level="9" style:num-format="1" text:display-levels="9">
        <style:list-level-properties text:space-before="17.653cm" text:min-label-width="3.17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space-before="0.635cm" text:min-label-width="0.635cm"/>
        <style:text-properties style:font-name="Symbol"/>
      </text:list-level-style-bullet>
      <text:list-level-style-bullet text:level="2" text:style-name="WW8Num20z1" style:num-suffix="." text:bullet-char="o">
        <style:list-level-properties text:space-before="1.905cm" text:min-label-width="0.635cm"/>
        <style:text-properties style:font-name="Courier New"/>
      </text:list-level-style-bullet>
      <text:list-level-style-bullet text:level="3" text:style-name="WW8Num20z2" style:num-suffix="." text:bullet-char="">
        <style:list-level-properties text:space-before="3.175cm" text:min-label-width="0.635cm"/>
        <style:text-properties style:font-name="Wingdings"/>
      </text:list-level-style-bullet>
      <text:list-level-style-bullet text:level="4" text:style-name="WW8Num20z0" style:num-suffix="." text:bullet-char="">
        <style:list-level-properties text:space-before="4.445cm" text:min-label-width="0.635cm"/>
        <style:text-properties style:font-name="Symbol"/>
      </text:list-level-style-bullet>
      <text:list-level-style-bullet text:level="5" text:style-name="WW8Num20z1" style:num-suffix="." text:bullet-char="o">
        <style:list-level-properties text:space-before="5.715cm" text:min-label-width="0.635cm"/>
        <style:text-properties style:font-name="Courier New"/>
      </text:list-level-style-bullet>
      <text:list-level-style-bullet text:level="6" text:style-name="WW8Num20z2" style:num-suffix="." text:bullet-char="">
        <style:list-level-properties text:space-before="6.985cm" text:min-label-width="0.635cm"/>
        <style:text-properties style:font-name="Wingdings"/>
      </text:list-level-style-bullet>
      <text:list-level-style-bullet text:level="7" text:style-name="WW8Num20z0" style:num-suffix="." text:bullet-char="">
        <style:list-level-properties text:space-before="8.255cm" text:min-label-width="0.635cm"/>
        <style:text-properties style:font-name="Symbol"/>
      </text:list-level-style-bullet>
      <text:list-level-style-bullet text:level="8" text:style-name="WW8Num20z1" style:num-suffix="." text:bullet-char="o">
        <style:list-level-properties text:space-before="9.525cm" text:min-label-width="0.635cm"/>
        <style:text-properties style:font-name="Courier New"/>
      </text:list-level-style-bullet>
      <text:list-level-style-bullet text:level="9" text:style-name="WW8Num2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Symbol"/>
      </text:list-level-style-bullet>
      <text:list-level-style-bullet text:level="2" text:style-name="WW8Num22z1" style:num-suffix="." text:bullet-char="o">
        <style:list-level-properties text:space-before="1.905cm" text:min-label-width="0.635cm"/>
        <style:text-properties style:font-name="Courier New"/>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0"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0"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8" text:consecutive-numbering="true">
      <text:list-level-style-bullet text:level="1" text:style-name="WW8Num128z0" style:num-suffix="." text:bullet-char="">
        <style:list-level-properties text:min-label-width="0.635cm"/>
        <style:text-properties style:font-name="Symbol"/>
      </text:list-level-style-bullet>
      <text:list-level-style-bullet text:level="2" text:style-name="WW8Num128z1" style:num-suffix="." text:bullet-char="o">
        <style:list-level-properties text:space-before="1.27cm" text:min-label-width="0.635cm"/>
        <style:text-properties style:font-name="Courier New"/>
      </text:list-level-style-bullet>
      <text:list-level-style-bullet text:level="3" text:style-name="WW8Num128z2" style:num-suffix="." text:bullet-char="">
        <style:list-level-properties text:space-before="2.54cm" text:min-label-width="0.635cm"/>
        <style:text-properties style:font-name="Wingdings"/>
      </text:list-level-style-bullet>
      <text:list-level-style-bullet text:level="4" text:style-name="WW8Num128z0" style:num-suffix="." text:bullet-char="">
        <style:list-level-properties text:space-before="3.81cm" text:min-label-width="0.635cm"/>
        <style:text-properties style:font-name="Symbol"/>
      </text:list-level-style-bullet>
      <text:list-level-style-bullet text:level="5" text:style-name="WW8Num128z1" style:num-suffix="." text:bullet-char="o">
        <style:list-level-properties text:space-before="5.08cm" text:min-label-width="0.635cm"/>
        <style:text-properties style:font-name="Courier New"/>
      </text:list-level-style-bullet>
      <text:list-level-style-bullet text:level="6" text:style-name="WW8Num128z2" style:num-suffix="." text:bullet-char="">
        <style:list-level-properties text:space-before="6.35cm" text:min-label-width="0.635cm"/>
        <style:text-properties style:font-name="Wingdings"/>
      </text:list-level-style-bullet>
      <text:list-level-style-bullet text:level="7" text:style-name="WW8Num128z0" style:num-suffix="." text:bullet-char="">
        <style:list-level-properties text:space-before="7.62cm" text:min-label-width="0.635cm"/>
        <style:text-properties style:font-name="Symbol"/>
      </text:list-level-style-bullet>
      <text:list-level-style-bullet text:level="8" text:style-name="WW8Num128z1" style:num-suffix="." text:bullet-char="o">
        <style:list-level-properties text:space-before="8.89cm" text:min-label-width="0.635cm"/>
        <style:text-properties style:font-name="Courier New"/>
      </text:list-level-style-bullet>
      <text:list-level-style-bullet text:level="9" text:style-name="WW8Num128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9" text:consecutive-numbering="true">
      <text:list-level-style-number text:level="1" style:num-suffix=")" style:num-format="a" style:num-letter-sync="true">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space-before="0.741cm" text:min-label-width="0.635cm"/>
        <style:text-properties style:font-name="Symbol"/>
      </text:list-level-style-bullet>
      <text:list-level-style-bullet text:level="2" text:style-name="WW8Num295z1" style:num-suffix="." text:bullet-char="o">
        <style:list-level-properties text:space-before="2.011cm" text:min-label-width="0.635cm"/>
        <style:text-properties style:font-name="Courier New"/>
      </text:list-level-style-bullet>
      <text:list-level-style-bullet text:level="3" text:style-name="WW8Num295z2" style:num-suffix="." text:bullet-char="">
        <style:list-level-properties text:space-before="3.281cm" text:min-label-width="0.635cm"/>
        <style:text-properties style:font-name="Wingdings"/>
      </text:list-level-style-bullet>
      <text:list-level-style-bullet text:level="4" text:style-name="WW8Num295z0" style:num-suffix="." text:bullet-char="">
        <style:list-level-properties text:space-before="4.551cm" text:min-label-width="0.635cm"/>
        <style:text-properties style:font-name="Symbol"/>
      </text:list-level-style-bullet>
      <text:list-level-style-bullet text:level="5" text:style-name="WW8Num295z1" style:num-suffix="." text:bullet-char="o">
        <style:list-level-properties text:space-before="5.821cm" text:min-label-width="0.635cm"/>
        <style:text-properties style:font-name="Courier New"/>
      </text:list-level-style-bullet>
      <text:list-level-style-bullet text:level="6" text:style-name="WW8Num295z2" style:num-suffix="." text:bullet-char="">
        <style:list-level-properties text:space-before="7.091cm" text:min-label-width="0.635cm"/>
        <style:text-properties style:font-name="Wingdings"/>
      </text:list-level-style-bullet>
      <text:list-level-style-bullet text:level="7" text:style-name="WW8Num295z0" style:num-suffix="." text:bullet-char="">
        <style:list-level-properties text:space-before="8.361cm" text:min-label-width="0.635cm"/>
        <style:text-properties style:font-name="Symbol"/>
      </text:list-level-style-bullet>
      <text:list-level-style-bullet text:level="8" text:style-name="WW8Num295z1" style:num-suffix="." text:bullet-char="o">
        <style:list-level-properties text:space-before="9.631cm" text:min-label-width="0.635cm"/>
        <style:text-properties style:font-name="Courier New"/>
      </text:list-level-style-bullet>
      <text:list-level-style-bullet text:level="9" text:style-name="WW8Num295z2" style:num-suffix="." text:bullet-char="">
        <style:list-level-properties text:space-before="10.90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consecutive-numbering="true">
      <text:list-level-style-bullet text:level="1" text:style-name="WW8Num285z0" style:num-suffix="." text:bullet-char="">
        <style:list-level-properties text:space-before="0.499cm" text:min-label-width="0.635cm"/>
        <style:text-properties style:font-name="Symbol"/>
      </text:list-level-style-bullet>
      <text:list-level-style-bullet text:level="2" text:style-name="WW8Num285z1" style:num-suffix="." text:bullet-char="o">
        <style:list-level-properties text:space-before="1.769cm" text:min-label-width="0.635cm"/>
        <style:text-properties style:font-name="Courier New"/>
      </text:list-level-style-bullet>
      <text:list-level-style-bullet text:level="3" text:style-name="WW8Num285z2" style:num-suffix="." text:bullet-char="">
        <style:list-level-properties text:space-before="3.039cm" text:min-label-width="0.635cm"/>
        <style:text-properties style:font-name="Wingdings"/>
      </text:list-level-style-bullet>
      <text:list-level-style-bullet text:level="4" text:style-name="WW8Num285z0" style:num-suffix="." text:bullet-char="">
        <style:list-level-properties text:space-before="4.309cm" text:min-label-width="0.635cm"/>
        <style:text-properties style:font-name="Symbol"/>
      </text:list-level-style-bullet>
      <text:list-level-style-bullet text:level="5" text:style-name="WW8Num285z1" style:num-suffix="." text:bullet-char="o">
        <style:list-level-properties text:space-before="5.579cm" text:min-label-width="0.635cm"/>
        <style:text-properties style:font-name="Courier New"/>
      </text:list-level-style-bullet>
      <text:list-level-style-bullet text:level="6" text:style-name="WW8Num285z2" style:num-suffix="." text:bullet-char="">
        <style:list-level-properties text:space-before="6.849cm" text:min-label-width="0.635cm"/>
        <style:text-properties style:font-name="Wingdings"/>
      </text:list-level-style-bullet>
      <text:list-level-style-bullet text:level="7" text:style-name="WW8Num285z0" style:num-suffix="." text:bullet-char="">
        <style:list-level-properties text:space-before="8.119cm" text:min-label-width="0.635cm"/>
        <style:text-properties style:font-name="Symbol"/>
      </text:list-level-style-bullet>
      <text:list-level-style-bullet text:level="8" text:style-name="WW8Num285z1" style:num-suffix="." text:bullet-char="o">
        <style:list-level-properties text:space-before="9.389cm" text:min-label-width="0.635cm"/>
        <style:text-properties style:font-name="Courier New"/>
      </text:list-level-style-bullet>
      <text:list-level-style-bullet text:level="9" text:style-name="WW8Num285z2" style:num-suffix="." text:bullet-char="">
        <style:list-level-properties text:space-before="10.65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9"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bullet text:level="1" text:style-name="WW8Num97z0" style:num-suffix="." text:bullet-char="">
        <style:list-level-properties text:space-before="0.741cm" text:min-label-width="0.635cm"/>
        <style:text-properties style:font-name="Symbol"/>
      </text:list-level-style-bullet>
      <text:list-level-style-bullet text:level="2" text:style-name="WW8Num97z1" style:num-suffix="." text:bullet-char="o">
        <style:list-level-properties text:space-before="2.011cm" text:min-label-width="0.635cm"/>
        <style:text-properties style:font-name="Courier New"/>
      </text:list-level-style-bullet>
      <text:list-level-style-bullet text:level="3" text:style-name="WW8Num97z2" style:num-suffix="." text:bullet-char="">
        <style:list-level-properties text:space-before="3.281cm" text:min-label-width="0.635cm"/>
        <style:text-properties style:font-name="Wingdings"/>
      </text:list-level-style-bullet>
      <text:list-level-style-bullet text:level="4" text:style-name="WW8Num97z0" style:num-suffix="." text:bullet-char="">
        <style:list-level-properties text:space-before="4.551cm" text:min-label-width="0.635cm"/>
        <style:text-properties style:font-name="Symbol"/>
      </text:list-level-style-bullet>
      <text:list-level-style-bullet text:level="5" text:style-name="WW8Num97z1" style:num-suffix="." text:bullet-char="o">
        <style:list-level-properties text:space-before="5.821cm" text:min-label-width="0.635cm"/>
        <style:text-properties style:font-name="Courier New"/>
      </text:list-level-style-bullet>
      <text:list-level-style-bullet text:level="6" text:style-name="WW8Num97z2" style:num-suffix="." text:bullet-char="">
        <style:list-level-properties text:space-before="7.091cm" text:min-label-width="0.635cm"/>
        <style:text-properties style:font-name="Wingdings"/>
      </text:list-level-style-bullet>
      <text:list-level-style-bullet text:level="7" text:style-name="WW8Num97z0" style:num-suffix="." text:bullet-char="">
        <style:list-level-properties text:space-before="8.361cm" text:min-label-width="0.635cm"/>
        <style:text-properties style:font-name="Symbol"/>
      </text:list-level-style-bullet>
      <text:list-level-style-bullet text:level="8" text:style-name="WW8Num97z1" style:num-suffix="." text:bullet-char="o">
        <style:list-level-properties text:space-before="9.631cm" text:min-label-width="0.635cm"/>
        <style:text-properties style:font-name="Courier New"/>
      </text:list-level-style-bullet>
      <text:list-level-style-bullet text:level="9" text:style-name="WW8Num97z2" style:num-suffix="." text:bullet-char="">
        <style:list-level-properties text:space-before="10.90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8" text:consecutive-numbering="true">
      <text:list-level-style-number text:level="1" style:num-suffix=")" style:num-format="a" style:num-letter-sync="true">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space-before="0.635cm" text:min-label-width="0.635cm"/>
        <style:text-properties style:font-name="Symbol"/>
      </text:list-level-style-bullet>
      <text:list-level-style-bullet text:level="2" text:style-name="WW8Num80z1" style:num-suffix="." text:bullet-char="o">
        <style:list-level-properties text:space-before="1.905cm" text:min-label-width="0.635cm"/>
        <style:text-properties style:font-name="Courier New"/>
      </text:list-level-style-bullet>
      <text:list-level-style-bullet text:level="3" text:style-name="WW8Num80z2" style:num-suffix="." text:bullet-char="">
        <style:list-level-properties text:space-before="3.175cm" text:min-label-width="0.635cm"/>
        <style:text-properties style:font-name="Wingdings"/>
      </text:list-level-style-bullet>
      <text:list-level-style-bullet text:level="4" text:style-name="WW8Num80z0" style:num-suffix="." text:bullet-char="">
        <style:list-level-properties text:space-before="4.445cm" text:min-label-width="0.635cm"/>
        <style:text-properties style:font-name="Symbol"/>
      </text:list-level-style-bullet>
      <text:list-level-style-bullet text:level="5" text:style-name="WW8Num80z1" style:num-suffix="." text:bullet-char="o">
        <style:list-level-properties text:space-before="5.715cm" text:min-label-width="0.635cm"/>
        <style:text-properties style:font-name="Courier New"/>
      </text:list-level-style-bullet>
      <text:list-level-style-bullet text:level="6" text:style-name="WW8Num80z2" style:num-suffix="." text:bullet-char="">
        <style:list-level-properties text:space-before="6.985cm" text:min-label-width="0.635cm"/>
        <style:text-properties style:font-name="Wingdings"/>
      </text:list-level-style-bullet>
      <text:list-level-style-bullet text:level="7" text:style-name="WW8Num80z0" style:num-suffix="." text:bullet-char="">
        <style:list-level-properties text:space-before="8.255cm" text:min-label-width="0.635cm"/>
        <style:text-properties style:font-name="Symbol"/>
      </text:list-level-style-bullet>
      <text:list-level-style-bullet text:level="8" text:style-name="WW8Num80z1" style:num-suffix="." text:bullet-char="o">
        <style:list-level-properties text:space-before="9.525cm" text:min-label-width="0.635cm"/>
        <style:text-properties style:font-name="Courier New"/>
      </text:list-level-style-bullet>
      <text:list-level-style-bullet text:level="9" text:style-name="WW8Num8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1"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bullet text:level="1" text:style-name="WW8Num62z0" style:num-suffix="." text:bullet-char="">
        <style:list-level-properties text:space-before="0.635cm" text:min-label-width="0.635cm"/>
        <style:text-properties style:font-name="Symbol"/>
      </text:list-level-style-bullet>
      <text:list-level-style-bullet text:level="2" text:style-name="WW8Num62z1" style:num-suffix="." text:bullet-char="o">
        <style:list-level-properties text:space-before="1.905cm" text:min-label-width="0.635cm"/>
        <style:text-properties style:font-name="Courier New"/>
      </text:list-level-style-bullet>
      <text:list-level-style-bullet text:level="3" text:style-name="WW8Num62z2" style:num-suffix="." text:bullet-char="">
        <style:list-level-properties text:space-before="3.175cm" text:min-label-width="0.635cm"/>
        <style:text-properties style:font-name="Wingdings"/>
      </text:list-level-style-bullet>
      <text:list-level-style-bullet text:level="4" text:style-name="WW8Num62z0" style:num-suffix="." text:bullet-char="">
        <style:list-level-properties text:space-before="4.445cm" text:min-label-width="0.635cm"/>
        <style:text-properties style:font-name="Symbol"/>
      </text:list-level-style-bullet>
      <text:list-level-style-bullet text:level="5" text:style-name="WW8Num62z1" style:num-suffix="." text:bullet-char="o">
        <style:list-level-properties text:space-before="5.715cm" text:min-label-width="0.635cm"/>
        <style:text-properties style:font-name="Courier New"/>
      </text:list-level-style-bullet>
      <text:list-level-style-bullet text:level="6" text:style-name="WW8Num62z2" style:num-suffix="." text:bullet-char="">
        <style:list-level-properties text:space-before="6.985cm" text:min-label-width="0.635cm"/>
        <style:text-properties style:font-name="Wingdings"/>
      </text:list-level-style-bullet>
      <text:list-level-style-bullet text:level="7" text:style-name="WW8Num62z0" style:num-suffix="." text:bullet-char="">
        <style:list-level-properties text:space-before="8.255cm" text:min-label-width="0.635cm"/>
        <style:text-properties style:font-name="Symbol"/>
      </text:list-level-style-bullet>
      <text:list-level-style-bullet text:level="8" text:style-name="WW8Num62z1" style:num-suffix="." text:bullet-char="o">
        <style:list-level-properties text:space-before="9.525cm" text:min-label-width="0.635cm"/>
        <style:text-properties style:font-name="Courier New"/>
      </text:list-level-style-bullet>
      <text:list-level-style-bullet text:level="9" text:style-name="WW8Num6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0" text:consecutive-numbering="true">
      <text:list-level-style-bullet text:level="1" text:style-name="WW8Num140z0" style:num-suffix="." text:bullet-char="">
        <style:list-level-properties text:space-before="0.635cm" text:min-label-width="0.635cm"/>
        <style:text-properties style:font-name="Symbol"/>
      </text:list-level-style-bullet>
      <text:list-level-style-bullet text:level="2" text:style-name="WW8Num140z1" style:num-suffix="." text:bullet-char="o">
        <style:list-level-properties text:space-before="1.905cm" text:min-label-width="0.635cm"/>
        <style:text-properties style:font-name="Courier New"/>
      </text:list-level-style-bullet>
      <text:list-level-style-bullet text:level="3" text:style-name="WW8Num140z2" style:num-suffix="." text:bullet-char="">
        <style:list-level-properties text:space-before="3.175cm" text:min-label-width="0.635cm"/>
        <style:text-properties style:font-name="Wingdings"/>
      </text:list-level-style-bullet>
      <text:list-level-style-bullet text:level="4" text:style-name="WW8Num140z0" style:num-suffix="." text:bullet-char="">
        <style:list-level-properties text:space-before="4.445cm" text:min-label-width="0.635cm"/>
        <style:text-properties style:font-name="Symbol"/>
      </text:list-level-style-bullet>
      <text:list-level-style-bullet text:level="5" text:style-name="WW8Num140z1" style:num-suffix="." text:bullet-char="o">
        <style:list-level-properties text:space-before="5.715cm" text:min-label-width="0.635cm"/>
        <style:text-properties style:font-name="Courier New"/>
      </text:list-level-style-bullet>
      <text:list-level-style-bullet text:level="6" text:style-name="WW8Num140z2" style:num-suffix="." text:bullet-char="">
        <style:list-level-properties text:space-before="6.985cm" text:min-label-width="0.635cm"/>
        <style:text-properties style:font-name="Wingdings"/>
      </text:list-level-style-bullet>
      <text:list-level-style-bullet text:level="7" text:style-name="WW8Num140z0" style:num-suffix="." text:bullet-char="">
        <style:list-level-properties text:space-before="8.255cm" text:min-label-width="0.635cm"/>
        <style:text-properties style:font-name="Symbol"/>
      </text:list-level-style-bullet>
      <text:list-level-style-bullet text:level="8" text:style-name="WW8Num140z1" style:num-suffix="." text:bullet-char="o">
        <style:list-level-properties text:space-before="9.525cm" text:min-label-width="0.635cm"/>
        <style:text-properties style:font-name="Courier New"/>
      </text:list-level-style-bullet>
      <text:list-level-style-bullet text:level="9" text:style-name="WW8Num14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space-before="0.635cm" text:min-label-width="0.635cm"/>
        <style:text-properties style:font-name="Symbol"/>
      </text:list-level-style-bullet>
      <text:list-level-style-bullet text:level="2" text:style-name="WW8Num54z1" style:num-suffix="." text:bullet-char="o">
        <style:list-level-properties text:space-before="1.905cm" text:min-label-width="0.635cm"/>
        <style:text-properties style:font-name="Courier New"/>
      </text:list-level-style-bullet>
      <text:list-level-style-bullet text:level="3" text:style-name="WW8Num54z2" style:num-suffix="." text:bullet-char="">
        <style:list-level-properties text:space-before="3.175cm" text:min-label-width="0.635cm"/>
        <style:text-properties style:font-name="Wingdings"/>
      </text:list-level-style-bullet>
      <text:list-level-style-bullet text:level="4" text:style-name="WW8Num54z0" style:num-suffix="." text:bullet-char="">
        <style:list-level-properties text:space-before="4.445cm" text:min-label-width="0.635cm"/>
        <style:text-properties style:font-name="Symbol"/>
      </text:list-level-style-bullet>
      <text:list-level-style-bullet text:level="5" text:style-name="WW8Num54z1" style:num-suffix="." text:bullet-char="o">
        <style:list-level-properties text:space-before="5.715cm" text:min-label-width="0.635cm"/>
        <style:text-properties style:font-name="Courier New"/>
      </text:list-level-style-bullet>
      <text:list-level-style-bullet text:level="6" text:style-name="WW8Num54z2" style:num-suffix="." text:bullet-char="">
        <style:list-level-properties text:space-before="6.985cm" text:min-label-width="0.635cm"/>
        <style:text-properties style:font-name="Wingdings"/>
      </text:list-level-style-bullet>
      <text:list-level-style-bullet text:level="7" text:style-name="WW8Num54z0" style:num-suffix="." text:bullet-char="">
        <style:list-level-properties text:space-before="8.255cm" text:min-label-width="0.635cm"/>
        <style:text-properties style:font-name="Symbol"/>
      </text:list-level-style-bullet>
      <text:list-level-style-bullet text:level="8" text:style-name="WW8Num54z1" style:num-suffix="." text:bullet-char="o">
        <style:list-level-properties text:space-before="9.525cm" text:min-label-width="0.635cm"/>
        <style:text-properties style:font-name="Courier New"/>
      </text:list-level-style-bullet>
      <text:list-level-style-bullet text:level="9" text:style-name="WW8Num5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bullet text:level="2" text:style-name="WW8Num217z1" style:num-suffix="." text:bullet-char="o">
        <style:list-level-properties text:space-before="1.27cm" text:min-label-width="0.635cm"/>
        <style:text-properties style:font-name="Courier New"/>
      </text:list-level-style-bullet>
      <text:list-level-style-bullet text:level="3" text:style-name="WW8Num217z2" style:num-suffix="." text:bullet-char="">
        <style:list-level-properties text:space-before="2.54cm" text:min-label-width="0.635cm"/>
        <style:text-properties style:font-name="Wingdings"/>
      </text:list-level-style-bullet>
      <text:list-level-style-bullet text:level="4" text:style-name="WW8Num217z0" style:num-suffix="." text:bullet-char="">
        <style:list-level-properties text:space-before="3.81cm" text:min-label-width="0.635cm"/>
        <style:text-properties style:font-name="Symbol"/>
      </text:list-level-style-bullet>
      <text:list-level-style-bullet text:level="5" text:style-name="WW8Num217z1" style:num-suffix="." text:bullet-char="o">
        <style:list-level-properties text:space-before="5.08cm" text:min-label-width="0.635cm"/>
        <style:text-properties style:font-name="Courier New"/>
      </text:list-level-style-bullet>
      <text:list-level-style-bullet text:level="6" text:style-name="WW8Num217z2" style:num-suffix="." text:bullet-char="">
        <style:list-level-properties text:space-before="6.35cm" text:min-label-width="0.635cm"/>
        <style:text-properties style:font-name="Wingdings"/>
      </text:list-level-style-bullet>
      <text:list-level-style-bullet text:level="7" text:style-name="WW8Num217z0" style:num-suffix="." text:bullet-char="">
        <style:list-level-properties text:space-before="7.62cm" text:min-label-width="0.635cm"/>
        <style:text-properties style:font-name="Symbol"/>
      </text:list-level-style-bullet>
      <text:list-level-style-bullet text:level="8" text:style-name="WW8Num217z1" style:num-suffix="." text:bullet-char="o">
        <style:list-level-properties text:space-before="8.89cm" text:min-label-width="0.635cm"/>
        <style:text-properties style:font-name="Courier New"/>
      </text:list-level-style-bullet>
      <text:list-level-style-bullet text:level="9" text:style-name="WW8Num217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0" text:consecutive-numbering="true">
      <text:list-level-style-bullet text:level="1" text:style-name="WW8Num240z0" style:num-suffix="." text:bullet-char="">
        <style:list-level-properties text:min-label-width="0.635cm"/>
        <style:text-properties style:font-name="Symbol"/>
      </text:list-level-style-bullet>
      <text:list-level-style-bullet text:level="2" text:style-name="WW8Num240z1" style:num-suffix="." text:bullet-char="o">
        <style:list-level-properties text:space-before="1.27cm" text:min-label-width="0.635cm"/>
        <style:text-properties style:font-name="Courier New"/>
      </text:list-level-style-bullet>
      <text:list-level-style-bullet text:level="3" text:style-name="WW8Num240z2" style:num-suffix="." text:bullet-char="">
        <style:list-level-properties text:space-before="2.54cm" text:min-label-width="0.635cm"/>
        <style:text-properties style:font-name="Wingdings"/>
      </text:list-level-style-bullet>
      <text:list-level-style-bullet text:level="4" text:style-name="WW8Num240z0" style:num-suffix="." text:bullet-char="">
        <style:list-level-properties text:space-before="3.81cm" text:min-label-width="0.635cm"/>
        <style:text-properties style:font-name="Symbol"/>
      </text:list-level-style-bullet>
      <text:list-level-style-bullet text:level="5" text:style-name="WW8Num240z1" style:num-suffix="." text:bullet-char="o">
        <style:list-level-properties text:space-before="5.08cm" text:min-label-width="0.635cm"/>
        <style:text-properties style:font-name="Courier New"/>
      </text:list-level-style-bullet>
      <text:list-level-style-bullet text:level="6" text:style-name="WW8Num240z2" style:num-suffix="." text:bullet-char="">
        <style:list-level-properties text:space-before="6.35cm" text:min-label-width="0.635cm"/>
        <style:text-properties style:font-name="Wingdings"/>
      </text:list-level-style-bullet>
      <text:list-level-style-bullet text:level="7" text:style-name="WW8Num240z0" style:num-suffix="." text:bullet-char="">
        <style:list-level-properties text:space-before="7.62cm" text:min-label-width="0.635cm"/>
        <style:text-properties style:font-name="Symbol"/>
      </text:list-level-style-bullet>
      <text:list-level-style-bullet text:level="8" text:style-name="WW8Num240z1" style:num-suffix="." text:bullet-char="o">
        <style:list-level-properties text:space-before="8.89cm" text:min-label-width="0.635cm"/>
        <style:text-properties style:font-name="Courier New"/>
      </text:list-level-style-bullet>
      <text:list-level-style-bullet text:level="9" text:style-name="WW8Num240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4" text:consecutive-numbering="true">
      <text:list-level-style-bullet text:level="1" text:style-name="WW8Num304z0" style:num-suffix="." text:bullet-char="">
        <style:list-level-properties text:min-label-width="0.635cm"/>
        <style:text-properties style:font-name="Symbol"/>
      </text:list-level-style-bullet>
      <text:list-level-style-bullet text:level="2" text:style-name="WW8Num304z1" style:num-suffix="." text:bullet-char="o">
        <style:list-level-properties text:space-before="1.27cm" text:min-label-width="0.635cm"/>
        <style:text-properties style:font-name="Courier New"/>
      </text:list-level-style-bullet>
      <text:list-level-style-bullet text:level="3" text:style-name="WW8Num304z2" style:num-suffix="." text:bullet-char="">
        <style:list-level-properties text:space-before="2.54cm" text:min-label-width="0.635cm"/>
        <style:text-properties style:font-name="Wingdings"/>
      </text:list-level-style-bullet>
      <text:list-level-style-bullet text:level="4" text:style-name="WW8Num304z0" style:num-suffix="." text:bullet-char="">
        <style:list-level-properties text:space-before="3.81cm" text:min-label-width="0.635cm"/>
        <style:text-properties style:font-name="Symbol"/>
      </text:list-level-style-bullet>
      <text:list-level-style-bullet text:level="5" text:style-name="WW8Num304z1" style:num-suffix="." text:bullet-char="o">
        <style:list-level-properties text:space-before="5.08cm" text:min-label-width="0.635cm"/>
        <style:text-properties style:font-name="Courier New"/>
      </text:list-level-style-bullet>
      <text:list-level-style-bullet text:level="6" text:style-name="WW8Num304z2" style:num-suffix="." text:bullet-char="">
        <style:list-level-properties text:space-before="6.35cm" text:min-label-width="0.635cm"/>
        <style:text-properties style:font-name="Wingdings"/>
      </text:list-level-style-bullet>
      <text:list-level-style-bullet text:level="7" text:style-name="WW8Num304z0" style:num-suffix="." text:bullet-char="">
        <style:list-level-properties text:space-before="7.62cm" text:min-label-width="0.635cm"/>
        <style:text-properties style:font-name="Symbol"/>
      </text:list-level-style-bullet>
      <text:list-level-style-bullet text:level="8" text:style-name="WW8Num304z1" style:num-suffix="." text:bullet-char="o">
        <style:list-level-properties text:space-before="8.89cm" text:min-label-width="0.635cm"/>
        <style:text-properties style:font-name="Courier New"/>
      </text:list-level-style-bullet>
      <text:list-level-style-bullet text:level="9" text:style-name="WW8Num30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7" text:consecutive-numbering="true">
      <text:list-level-style-number text:level="1" style:num-suffix=")" style:num-format="a" style:num-letter-sync="true">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bullet text:level="1" text:style-name="WW8Num283z0" style:num-suffix="." text:bullet-char="">
        <style:list-level-properties text:space-before="0.635cm" text:min-label-width="0.635cm"/>
        <style:text-properties style:font-name="Symbol"/>
      </text:list-level-style-bullet>
      <text:list-level-style-bullet text:level="2" text:style-name="WW8Num283z1" style:num-suffix="." text:bullet-char="o">
        <style:list-level-properties text:space-before="1.905cm" text:min-label-width="0.635cm"/>
        <style:text-properties style:font-name="Courier New"/>
      </text:list-level-style-bullet>
      <text:list-level-style-bullet text:level="3" text:style-name="WW8Num283z2" style:num-suffix="." text:bullet-char="">
        <style:list-level-properties text:space-before="3.175cm" text:min-label-width="0.635cm"/>
        <style:text-properties style:font-name="Wingdings"/>
      </text:list-level-style-bullet>
      <text:list-level-style-bullet text:level="4" text:style-name="WW8Num283z0" style:num-suffix="." text:bullet-char="">
        <style:list-level-properties text:space-before="4.445cm" text:min-label-width="0.635cm"/>
        <style:text-properties style:font-name="Symbol"/>
      </text:list-level-style-bullet>
      <text:list-level-style-bullet text:level="5" text:style-name="WW8Num283z1" style:num-suffix="." text:bullet-char="o">
        <style:list-level-properties text:space-before="5.715cm" text:min-label-width="0.635cm"/>
        <style:text-properties style:font-name="Courier New"/>
      </text:list-level-style-bullet>
      <text:list-level-style-bullet text:level="6" text:style-name="WW8Num283z2" style:num-suffix="." text:bullet-char="">
        <style:list-level-properties text:space-before="6.985cm" text:min-label-width="0.635cm"/>
        <style:text-properties style:font-name="Wingdings"/>
      </text:list-level-style-bullet>
      <text:list-level-style-bullet text:level="7" text:style-name="WW8Num283z0" style:num-suffix="." text:bullet-char="">
        <style:list-level-properties text:space-before="8.255cm" text:min-label-width="0.635cm"/>
        <style:text-properties style:font-name="Symbol"/>
      </text:list-level-style-bullet>
      <text:list-level-style-bullet text:level="8" text:style-name="WW8Num283z1" style:num-suffix="." text:bullet-char="o">
        <style:list-level-properties text:space-before="9.525cm" text:min-label-width="0.635cm"/>
        <style:text-properties style:font-name="Courier New"/>
      </text:list-level-style-bullet>
      <text:list-level-style-bullet text:level="9" text:style-name="WW8Num28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bullet text:level="2" text:style-name="WW8Num160z1" style:num-suffix="." text:bullet-char="o">
        <style:list-level-properties text:space-before="1.27cm" text:min-label-width="0.635cm"/>
        <style:text-properties style:font-name="Courier New"/>
      </text:list-level-style-bullet>
      <text:list-level-style-bullet text:level="3" text:style-name="WW8Num160z2" style:num-suffix="." text:bullet-char="">
        <style:list-level-properties text:space-before="2.54cm" text:min-label-width="0.635cm"/>
        <style:text-properties style:font-name="Wingdings"/>
      </text:list-level-style-bullet>
      <text:list-level-style-bullet text:level="4" text:style-name="WW8Num160z0" style:num-suffix="." text:bullet-char="">
        <style:list-level-properties text:space-before="3.81cm" text:min-label-width="0.635cm"/>
        <style:text-properties style:font-name="Symbol"/>
      </text:list-level-style-bullet>
      <text:list-level-style-bullet text:level="5" text:style-name="WW8Num160z1" style:num-suffix="." text:bullet-char="o">
        <style:list-level-properties text:space-before="5.08cm" text:min-label-width="0.635cm"/>
        <style:text-properties style:font-name="Courier New"/>
      </text:list-level-style-bullet>
      <text:list-level-style-bullet text:level="6" text:style-name="WW8Num160z2" style:num-suffix="." text:bullet-char="">
        <style:list-level-properties text:space-before="6.35cm" text:min-label-width="0.635cm"/>
        <style:text-properties style:font-name="Wingdings"/>
      </text:list-level-style-bullet>
      <text:list-level-style-bullet text:level="7" text:style-name="WW8Num160z0" style:num-suffix="." text:bullet-char="">
        <style:list-level-properties text:space-before="7.62cm" text:min-label-width="0.635cm"/>
        <style:text-properties style:font-name="Symbol"/>
      </text:list-level-style-bullet>
      <text:list-level-style-bullet text:level="8" text:style-name="WW8Num160z1" style:num-suffix="." text:bullet-char="o">
        <style:list-level-properties text:space-before="8.89cm" text:min-label-width="0.635cm"/>
        <style:text-properties style:font-name="Courier New"/>
      </text:list-level-style-bullet>
      <text:list-level-style-bullet text:level="9" text:style-name="WW8Num160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9" text:consecutive-numbering="true">
      <text:list-level-style-bullet text:level="1" text:style-name="WW8Num299z0" style:num-suffix="." text:bullet-char="">
        <style:list-level-properties text:min-label-width="0.635cm"/>
        <style:text-properties style:font-name="Symbol"/>
      </text:list-level-style-bullet>
      <text:list-level-style-bullet text:level="2" text:style-name="WW8Num299z1" style:num-suffix="." text:bullet-char="o">
        <style:list-level-properties text:space-before="1.27cm" text:min-label-width="0.635cm"/>
        <style:text-properties style:font-name="Courier New"/>
      </text:list-level-style-bullet>
      <text:list-level-style-bullet text:level="3" text:style-name="WW8Num299z2" style:num-suffix="." text:bullet-char="">
        <style:list-level-properties text:space-before="2.54cm" text:min-label-width="0.635cm"/>
        <style:text-properties style:font-name="Wingdings"/>
      </text:list-level-style-bullet>
      <text:list-level-style-bullet text:level="4" text:style-name="WW8Num299z0" style:num-suffix="." text:bullet-char="">
        <style:list-level-properties text:space-before="3.81cm" text:min-label-width="0.635cm"/>
        <style:text-properties style:font-name="Symbol"/>
      </text:list-level-style-bullet>
      <text:list-level-style-bullet text:level="5" text:style-name="WW8Num299z1" style:num-suffix="." text:bullet-char="o">
        <style:list-level-properties text:space-before="5.08cm" text:min-label-width="0.635cm"/>
        <style:text-properties style:font-name="Courier New"/>
      </text:list-level-style-bullet>
      <text:list-level-style-bullet text:level="6" text:style-name="WW8Num299z2" style:num-suffix="." text:bullet-char="">
        <style:list-level-properties text:space-before="6.35cm" text:min-label-width="0.635cm"/>
        <style:text-properties style:font-name="Wingdings"/>
      </text:list-level-style-bullet>
      <text:list-level-style-bullet text:level="7" text:style-name="WW8Num299z0" style:num-suffix="." text:bullet-char="">
        <style:list-level-properties text:space-before="7.62cm" text:min-label-width="0.635cm"/>
        <style:text-properties style:font-name="Symbol"/>
      </text:list-level-style-bullet>
      <text:list-level-style-bullet text:level="8" text:style-name="WW8Num299z1" style:num-suffix="." text:bullet-char="o">
        <style:list-level-properties text:space-before="8.89cm" text:min-label-width="0.635cm"/>
        <style:text-properties style:font-name="Courier New"/>
      </text:list-level-style-bullet>
      <text:list-level-style-bullet text:level="9" text:style-name="WW8Num299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bullet text:level="2" text:style-name="WW8Num244z1" style:num-suffix="." text:bullet-char="-">
        <style:list-level-properties text:space-before="1.27cm" text:min-label-width="0.635cm"/>
        <style:text-properties style:font-name="Times New Roman"/>
      </text:list-level-style-bullet>
      <text:list-level-style-bullet text:level="3" text:style-name="WW8Num244z2" style:num-suffix="." text:bullet-char="">
        <style:list-level-properties text:space-before="2.54cm" text:min-label-width="0.635cm"/>
        <style:text-properties style:font-name="Wingdings"/>
      </text:list-level-style-bullet>
      <text:list-level-style-bullet text:level="4" text:style-name="WW8Num244z0" style:num-suffix="." text:bullet-char="">
        <style:list-level-properties text:space-before="3.81cm" text:min-label-width="0.635cm"/>
        <style:text-properties style:font-name="Symbol"/>
      </text:list-level-style-bullet>
      <text:list-level-style-bullet text:level="5" text:style-name="WW8Num244z4" style:num-suffix="." text:bullet-char="o">
        <style:list-level-properties text:space-before="5.08cm" text:min-label-width="0.635cm"/>
        <style:text-properties style:font-name="Courier New"/>
      </text:list-level-style-bullet>
      <text:list-level-style-bullet text:level="6" text:style-name="WW8Num244z2" style:num-suffix="." text:bullet-char="">
        <style:list-level-properties text:space-before="6.35cm" text:min-label-width="0.635cm"/>
        <style:text-properties style:font-name="Wingdings"/>
      </text:list-level-style-bullet>
      <text:list-level-style-bullet text:level="7" text:style-name="WW8Num244z0" style:num-suffix="." text:bullet-char="">
        <style:list-level-properties text:space-before="7.62cm" text:min-label-width="0.635cm"/>
        <style:text-properties style:font-name="Symbol"/>
      </text:list-level-style-bullet>
      <text:list-level-style-bullet text:level="8" text:style-name="WW8Num244z4" style:num-suffix="." text:bullet-char="o">
        <style:list-level-properties text:space-before="8.89cm" text:min-label-width="0.635cm"/>
        <style:text-properties style:font-name="Courier New"/>
      </text:list-level-style-bullet>
      <text:list-level-style-bullet text:level="9" text:style-name="WW8Num24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text-properties fo:color="#ff0000" fo:font-weight="bold" style:font-weight-asian="bold" style:font-weight-complex="bold"/>
    </style:style>
    <style:page-layout style:name="pm1">
      <style:page-layout-properties fo:page-width="21.001cm" fo:page-height="29.7cm" style:num-format="1" style:print-orientation="portrait" fo:margin-top="2.501cm" fo:margin-bottom="2.501cm" fo:margin-left="5.001cm" fo:margin-right="2cm" fo:border="none" fo:padding="0cm" style:shadow="none" fo:background-color="transparent" style:writing-mode="lr-tb" style:layout-grid-color="#c0c0c0" style:layout-grid-lines="38"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ff0000" fo:border-bottom="none" fo:border-left="none" fo:border-right="none" fo:padding="0cm" style:shadow="none" style:dynamic-spacing="false"/>
      </style:footer-style>
    </style:page-layout>
    <style:page-layout style:name="pm2">
      <style:page-layout-properties fo:page-width="21.001cm" fo:page-height="29.7cm" style:num-format="1" style:print-orientation="portrait" fo:margin-top="2cm" fo:margin-bottom="2.501cm" fo:margin-left="5.001cm" fo:margin-right="2cm" fo:border="none" fo:padding="0cm" style:shadow="none" fo:background-color="transparent"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1cm" style:dynamic-spacing="true"/>
      </style:header-style>
      <style:footer-style/>
    </style:page-layout>
    <style:page-layout style:name="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9.699cm" fo:page-height="20.999cm" style:num-format="1" style:print-orientation="landscape" fo:margin-top="2.501cm" fo:margin-bottom="2.501cm" fo:margin-left="5.001cm" fo:margin-right="2cm" fo:border="none" fo:padding="0cm" style:shadow="none" fo:background-color="transparent" style:writing-mode="lr-tb" style:layout-grid-color="#c0c0c0" style:layout-grid-lines="38"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ff0000" fo:border-bottom="none" fo:border-left="none" fo:border-right="none" fo:padding="0cm" style:shadow="none" style:dynamic-spacing="false"/>
      </style:footer-style>
    </style:page-layout>
    <style:page-layout style:name="pm6">
      <style:page-layout-properties fo:page-width="20.999cm" fo:page-height="29.699cm" style:num-format="1" style:print-orientation="portrait" fo:margin-top="2.501cm" fo:margin-bottom="2.501cm" fo:margin-left="5.001cm" fo:margin-right="2cm" fo:border="none" fo:padding="0cm" style:shadow="none" fo:background-color="transparent" style:writing-mode="lr-tb" style:layout-grid-color="#c0c0c0" style:layout-grid-lines="38"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ff0000" fo:border-bottom="none" fo:border-left="none" fo:border-right="none" fo:padding="0cm" style:shadow="none" style:dynamic-spacing="false"/>
      </style:footer-style>
    </style:page-layout>
  </office:automatic-styles>
  <office:master-styles>
    <style:master-page style:name="Standard" style:page-layout-name="pm1">
      <style:footer>
        <text:p text:style-name="Footer"/>
        <text:p text:style-name="Footer"><text:title>EINSTEIN Theoretical Concepts</text:title><text:tab/><text:page-number text:select-page="current">8</text:page-number></text:p>
      </style:footer>
    </style:master-page>
    <style:master-page style:name="First_20_Page" style:display-name="First Page" style:page-layout-name="pm2" style:next-style-name="Standard">
      <style:header>
        <text:p text:style-name="Footnote"/>
      </style:header>
    </style:master-page>
    <style:master-page style:name="HTML" style:page-layout-name="pm3"/>
    <style:master-page style:name="Footnote" style:page-layout-name="pm4"/>
    <style:master-page style:name="Landscape" style:page-layout-name="pm5">
      <style:footer>
        <text:p text:style-name="P1">enegyXperts.BCN</text:p>
        <text:p text:style-name="Footer"><text:title>EINSTEIN Theoretical Concepts</text:title><text:tab/><text:tab/><text:page-number text:select-page="current">8</text:page-number></text:p>
      </style:footer>
    </style:master-page>
    <style:master-page style:name="Annex" style:page-layout-name="pm6">
      <style:footer>
        <text:p text:style-name="P1">enegyXperts.BCN</text:p>
        <text:p text:style-name="Footer"><text:title>EINSTEIN Theoretical Concepts</text:title><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EINSTEIN Theoretical Concepts</dc:title>
    <meta:initial-creator>Jurados' family</meta:initial-creator>
    <meta:creation-date>2005-09-19T17:33:00</meta:creation-date>
    <dc:creator>Hans Schweiger</dc:creator>
    <dc:date>2008-04-21T12:34:34</dc:date>
    <meta:printed-by>Stoyan Danov</meta:printed-by>
    <meta:print-date>2007-11-07T15:46:53</meta:print-date>
    <meta:editing-cycles>517</meta:editing-cycles>
    <meta:editing-duration>P7DT23H2M26S</meta:editing-duration>
    <meta:user-defined meta:name="Info 1"/>
    <meta:user-defined meta:name="Info 2"/>
    <meta:user-defined meta:name="Info 3"/>
    <meta:user-defined meta:name="Info 4"/>
    <meta:document-statistic meta:table-count="3" meta:image-count="5" meta:object-count="1" meta:page-count="28" meta:paragraph-count="523" meta:word-count="5584" meta:character-count="37571"/>
  </office:meta>
</office:document-meta>
</file>

<file path=Object 1/content.xml><?xml version="1.0" encoding="utf-8"?>
<!DOCTYPE math  PUBLIC '-//OpenOffice.org//DTD Modified W3C MathML 1.01//EN'  'math.dtd'>
<math:math xmlns:math="http://www.w3.org/1998/Math/MathML">
  <math:semantics>
    <math:mrow>
      <math:msubsup>
        <math:mi>Q</math:mi>
        <math:mi>a</math:mi>
        <math:mrow>
          <math:mi>A</math:mi>
          <math:mo math:stretchy="false">/</math:mo>
          <math:mi>D</math:mi>
        </math:mrow>
      </math:msubsup>
      <math:mrow>
        <math:mrow>
          <math:mo math:stretchy="false">(</math:mo>
          <math:mi>T</math:mi>
          <math:mo math:stretchy="false">)</math:mo>
        </math:mrow>
        <math:mo math:stretchy="false">=</math:mo>
        <math:mrow>
          <math:munderover>
            <math:mo math:stretchy="false">∑</math:mo>
            <math:mn>1</math:mn>
            <math:mn>8760</math:mn>
          </math:munderover>
          <math:mrow>
            <math:msubsup>
              <math:mi>Q</math:mi>
              <math:mi>h</math:mi>
              <math:mrow>
                <math:mi>A</math:mi>
                <math:mo math:stretchy="false">/</math:mo>
                <math:mi>D</math:mi>
              </math:mrow>
            </math:msubsup>
            <math:mrow>
              <math:mo math:stretchy="false">(</math:mo>
              <math:mrow>
                <math:mi>T</math:mi>
                <math:mi>,</math:mi>
                <math:mi>t</math:mi>
              </math:mrow>
              <math:mo math:stretchy="false">)</math:mo>
            </math:mrow>
          </math:mrow>
        </math:mrow>
      </math:mrow>
    </math:mrow>
    <math:annotation math:encoding="StarMath 5.0">Q^{A/D}_a(T) = SUM from 1 to 8760 {{Q}^{A/D}_h(T,t)}</math:annotation>
  </math:semantics>
</math:math>
</file>